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able-cell-properties fo:background-color="#fff200"/>
    </style:style>
    <style:style style:name="ce3" style:family="table-cell" style:parent-style-name="Default">
      <style:table-cell-properties fo:background-color="#faa61a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26" table:default-cell-style-name="ce1"/>
        <table:table-column table:style-name="co1" table:number-columns-repeated="29" table:default-cell-style-name="Default"/>
        <table:table-row table:style-name="ro1">
          <table:table-cell table:formula="of:=CHAR(IF(ROW()+COLUMN()+63&gt;90;ROW()+COLUMN()+63-26;ROW()+COLUMN()+63))" office:value-type="string" office:string-value="A" calcext:value-type="string">
            <text:p>A</text:p>
          </table:table-cell>
          <table:table-cell table:formula="of:=CHAR(IF(ROW()+COLUMN()+63&gt;90;ROW()+COLUMN()+63-26;ROW()+COLUMN()+63))" office:value-type="string" office:string-value="B" calcext:value-type="string">
            <text:p>B</text:p>
          </table:table-cell>
          <table:table-cell table:formula="of:=CHAR(IF(ROW()+COLUMN()+63&gt;90;ROW()+COLUMN()+63-26;ROW()+COLUMN()+63))" office:value-type="string" office:string-value="C" calcext:value-type="string">
            <text:p>C</text:p>
          </table:table-cell>
          <table:table-cell table:formula="of:=CHAR(IF(ROW()+COLUMN()+63&gt;90;ROW()+COLUMN()+63-26;ROW()+COLUMN()+63))" office:value-type="string" office:string-value="D" calcext:value-type="string">
            <text:p>D</text:p>
          </table:table-cell>
          <table:table-cell table:formula="of:=CHAR(IF(ROW()+COLUMN()+63&gt;90;ROW()+COLUMN()+63-26;ROW()+COLUMN()+63))" office:value-type="string" office:string-value="E" calcext:value-type="string">
            <text:p>E</text:p>
          </table:table-cell>
          <table:table-cell table:formula="of:=CHAR(IF(ROW()+COLUMN()+63&gt;90;ROW()+COLUMN()+63-26;ROW()+COLUMN()+63))" office:value-type="string" office:string-value="F" calcext:value-type="string">
            <text:p>F</text:p>
          </table:table-cell>
          <table:table-cell table:formula="of:=CHAR(IF(ROW()+COLUMN()+63&gt;90;ROW()+COLUMN()+63-26;ROW()+COLUMN()+63))" office:value-type="string" office:string-value="G" calcext:value-type="string">
            <text:p>G</text:p>
          </table:table-cell>
          <table:table-cell table:formula="of:=CHAR(IF(ROW()+COLUMN()+63&gt;90;ROW()+COLUMN()+63-26;ROW()+COLUMN()+63))" office:value-type="string" office:string-value="H" calcext:value-type="string">
            <text:p>H</text:p>
          </table:table-cell>
          <table:table-cell table:formula="of:=CHAR(IF(ROW()+COLUMN()+63&gt;90;ROW()+COLUMN()+63-26;ROW()+COLUMN()+63))" office:value-type="string" office:string-value="I" calcext:value-type="string">
            <text:p>I</text:p>
          </table:table-cell>
          <table:table-cell table:formula="of:=CHAR(IF(ROW()+COLUMN()+63&gt;90;ROW()+COLUMN()+63-26;ROW()+COLUMN()+63))" office:value-type="string" office:string-value="J" calcext:value-type="string">
            <text:p>J</text:p>
          </table:table-cell>
          <table:table-cell table:formula="of:=CHAR(IF(ROW()+COLUMN()+63&gt;90;ROW()+COLUMN()+63-26;ROW()+COLUMN()+63))" office:value-type="string" office:string-value="K" calcext:value-type="string">
            <text:p>K</text:p>
          </table:table-cell>
          <table:table-cell table:formula="of:=CHAR(IF(ROW()+COLUMN()+63&gt;90;ROW()+COLUMN()+63-26;ROW()+COLUMN()+63))" office:value-type="string" office:string-value="L" calcext:value-type="string">
            <text:p>L</text:p>
          </table:table-cell>
          <table:table-cell table:formula="of:=CHAR(IF(ROW()+COLUMN()+63&gt;90;ROW()+COLUMN()+63-26;ROW()+COLUMN()+63))" office:value-type="string" office:string-value="M" calcext:value-type="string">
            <text:p>M</text:p>
          </table:table-cell>
          <table:table-cell table:formula="of:=CHAR(IF(ROW()+COLUMN()+63&gt;90;ROW()+COLUMN()+63-26;ROW()+COLUMN()+63))" office:value-type="string" office:string-value="N" calcext:value-type="string">
            <text:p>N</text:p>
          </table:table-cell>
          <table:table-cell table:formula="of:=CHAR(IF(ROW()+COLUMN()+63&gt;90;ROW()+COLUMN()+63-26;ROW()+COLUMN()+63))" office:value-type="string" office:string-value="O" calcext:value-type="string">
            <text:p>O</text:p>
          </table:table-cell>
          <table:table-cell table:formula="of:=CHAR(IF(ROW()+COLUMN()+63&gt;90;ROW()+COLUMN()+63-26;ROW()+COLUMN()+63))" office:value-type="string" office:string-value="P" calcext:value-type="string">
            <text:p>P</text:p>
          </table:table-cell>
          <table:table-cell table:formula="of:=CHAR(IF(ROW()+COLUMN()+63&gt;90;ROW()+COLUMN()+63-26;ROW()+COLUMN()+63))" office:value-type="string" office:string-value="Q" calcext:value-type="string">
            <text:p>Q</text:p>
          </table:table-cell>
          <table:table-cell table:formula="of:=CHAR(IF(ROW()+COLUMN()+63&gt;90;ROW()+COLUMN()+63-26;ROW()+COLUMN()+63))" office:value-type="string" office:string-value="R" calcext:value-type="string">
            <text:p>R</text:p>
          </table:table-cell>
          <table:table-cell table:formula="of:=CHAR(IF(ROW()+COLUMN()+63&gt;90;ROW()+COLUMN()+63-26;ROW()+COLUMN()+63))" office:value-type="string" office:string-value="S" calcext:value-type="string">
            <text:p>S</text:p>
          </table:table-cell>
          <table:table-cell table:formula="of:=CHAR(IF(ROW()+COLUMN()+63&gt;90;ROW()+COLUMN()+63-26;ROW()+COLUMN()+63))" office:value-type="string" office:string-value="T" calcext:value-type="string">
            <text:p>T</text:p>
          </table:table-cell>
          <table:table-cell table:formula="of:=CHAR(IF(ROW()+COLUMN()+63&gt;90;ROW()+COLUMN()+63-26;ROW()+COLUMN()+63))" office:value-type="string" office:string-value="U" calcext:value-type="string">
            <text:p>U</text:p>
          </table:table-cell>
          <table:table-cell table:formula="of:=CHAR(IF(ROW()+COLUMN()+63&gt;90;ROW()+COLUMN()+63-26;ROW()+COLUMN()+63))" office:value-type="string" office:string-value="V" calcext:value-type="string">
            <text:p>V</text:p>
          </table:table-cell>
          <table:table-cell table:formula="of:=CHAR(IF(ROW()+COLUMN()+63&gt;90;ROW()+COLUMN()+63-26;ROW()+COLUMN()+63))" office:value-type="string" office:string-value="W" calcext:value-type="string">
            <text:p>W</text:p>
          </table:table-cell>
          <table:table-cell table:formula="of:=CHAR(IF(ROW()+COLUMN()+63&gt;90;ROW()+COLUMN()+63-26;ROW()+COLUMN()+63))" office:value-type="string" office:string-value="X" calcext:value-type="string">
            <text:p>X</text:p>
          </table:table-cell>
          <table:table-cell table:formula="of:=CHAR(IF(ROW()+COLUMN()+63&gt;90;ROW()+COLUMN()+63-26;ROW()+COLUMN()+63))" office:value-type="string" office:string-value="Y" calcext:value-type="string">
            <text:p>Y</text:p>
          </table:table-cell>
          <table:table-cell table:formula="of:=CHAR(IF(ROW()+COLUMN()+63&gt;90;ROW()+COLUMN()+63-26;ROW()+COLUMN()+63))" office:value-type="string" office:string-value="Z" calcext:value-type="string">
            <text:p>Z</text:p>
          </table:table-cell>
          <table:table-cell table:number-columns-repeated="29"/>
        </table:table-row>
        <table:table-row table:style-name="ro1">
          <table:table-cell table:formula="of:=CHAR(IF(ROW()+COLUMN()+63&gt;90;ROW()+COLUMN()+63-26;ROW()+COLUMN()+63))" office:value-type="string" office:string-value="B" calcext:value-type="string">
            <text:p>B</text:p>
          </table:table-cell>
          <table:table-cell table:formula="of:=CHAR(IF(ROW()+COLUMN()+63&gt;90;ROW()+COLUMN()+63-26;ROW()+COLUMN()+63))" office:value-type="string" office:string-value="C" calcext:value-type="string">
            <text:p>C</text:p>
          </table:table-cell>
          <table:table-cell table:formula="of:=CHAR(IF(ROW()+COLUMN()+63&gt;90;ROW()+COLUMN()+63-26;ROW()+COLUMN()+63))" office:value-type="string" office:string-value="D" calcext:value-type="string">
            <text:p>D</text:p>
          </table:table-cell>
          <table:table-cell table:formula="of:=CHAR(IF(ROW()+COLUMN()+63&gt;90;ROW()+COLUMN()+63-26;ROW()+COLUMN()+63))" office:value-type="string" office:string-value="E" calcext:value-type="string">
            <text:p>E</text:p>
          </table:table-cell>
          <table:table-cell table:formula="of:=CHAR(IF(ROW()+COLUMN()+63&gt;90;ROW()+COLUMN()+63-26;ROW()+COLUMN()+63))" office:value-type="string" office:string-value="F" calcext:value-type="string">
            <text:p>F</text:p>
          </table:table-cell>
          <table:table-cell table:formula="of:=CHAR(IF(ROW()+COLUMN()+63&gt;90;ROW()+COLUMN()+63-26;ROW()+COLUMN()+63))" office:value-type="string" office:string-value="G" calcext:value-type="string">
            <text:p>G</text:p>
          </table:table-cell>
          <table:table-cell table:formula="of:=CHAR(IF(ROW()+COLUMN()+63&gt;90;ROW()+COLUMN()+63-26;ROW()+COLUMN()+63))" office:value-type="string" office:string-value="H" calcext:value-type="string">
            <text:p>H</text:p>
          </table:table-cell>
          <table:table-cell table:formula="of:=CHAR(IF(ROW()+COLUMN()+63&gt;90;ROW()+COLUMN()+63-26;ROW()+COLUMN()+63))" office:value-type="string" office:string-value="I" calcext:value-type="string">
            <text:p>I</text:p>
          </table:table-cell>
          <table:table-cell table:formula="of:=CHAR(IF(ROW()+COLUMN()+63&gt;90;ROW()+COLUMN()+63-26;ROW()+COLUMN()+63))" office:value-type="string" office:string-value="J" calcext:value-type="string">
            <text:p>J</text:p>
          </table:table-cell>
          <table:table-cell table:formula="of:=CHAR(IF(ROW()+COLUMN()+63&gt;90;ROW()+COLUMN()+63-26;ROW()+COLUMN()+63))" office:value-type="string" office:string-value="K" calcext:value-type="string">
            <text:p>K</text:p>
          </table:table-cell>
          <table:table-cell table:formula="of:=CHAR(IF(ROW()+COLUMN()+63&gt;90;ROW()+COLUMN()+63-26;ROW()+COLUMN()+63))" office:value-type="string" office:string-value="L" calcext:value-type="string">
            <text:p>L</text:p>
          </table:table-cell>
          <table:table-cell table:formula="of:=CHAR(IF(ROW()+COLUMN()+63&gt;90;ROW()+COLUMN()+63-26;ROW()+COLUMN()+63))" office:value-type="string" office:string-value="M" calcext:value-type="string">
            <text:p>M</text:p>
          </table:table-cell>
          <table:table-cell table:formula="of:=CHAR(IF(ROW()+COLUMN()+63&gt;90;ROW()+COLUMN()+63-26;ROW()+COLUMN()+63))" office:value-type="string" office:string-value="N" calcext:value-type="string">
            <text:p>N</text:p>
          </table:table-cell>
          <table:table-cell table:formula="of:=CHAR(IF(ROW()+COLUMN()+63&gt;90;ROW()+COLUMN()+63-26;ROW()+COLUMN()+63))" office:value-type="string" office:string-value="O" calcext:value-type="string">
            <text:p>O</text:p>
          </table:table-cell>
          <table:table-cell table:formula="of:=CHAR(IF(ROW()+COLUMN()+63&gt;90;ROW()+COLUMN()+63-26;ROW()+COLUMN()+63))" office:value-type="string" office:string-value="P" calcext:value-type="string">
            <text:p>P</text:p>
          </table:table-cell>
          <table:table-cell table:formula="of:=CHAR(IF(ROW()+COLUMN()+63&gt;90;ROW()+COLUMN()+63-26;ROW()+COLUMN()+63))" office:value-type="string" office:string-value="Q" calcext:value-type="string">
            <text:p>Q</text:p>
          </table:table-cell>
          <table:table-cell table:formula="of:=CHAR(IF(ROW()+COLUMN()+63&gt;90;ROW()+COLUMN()+63-26;ROW()+COLUMN()+63))" office:value-type="string" office:string-value="R" calcext:value-type="string">
            <text:p>R</text:p>
          </table:table-cell>
          <table:table-cell table:formula="of:=CHAR(IF(ROW()+COLUMN()+63&gt;90;ROW()+COLUMN()+63-26;ROW()+COLUMN()+63))" office:value-type="string" office:string-value="S" calcext:value-type="string">
            <text:p>S</text:p>
          </table:table-cell>
          <table:table-cell table:formula="of:=CHAR(IF(ROW()+COLUMN()+63&gt;90;ROW()+COLUMN()+63-26;ROW()+COLUMN()+63))" office:value-type="string" office:string-value="T" calcext:value-type="string">
            <text:p>T</text:p>
          </table:table-cell>
          <table:table-cell table:formula="of:=CHAR(IF(ROW()+COLUMN()+63&gt;90;ROW()+COLUMN()+63-26;ROW()+COLUMN()+63))" office:value-type="string" office:string-value="U" calcext:value-type="string">
            <text:p>U</text:p>
          </table:table-cell>
          <table:table-cell table:formula="of:=CHAR(IF(ROW()+COLUMN()+63&gt;90;ROW()+COLUMN()+63-26;ROW()+COLUMN()+63))" office:value-type="string" office:string-value="V" calcext:value-type="string">
            <text:p>V</text:p>
          </table:table-cell>
          <table:table-cell table:formula="of:=CHAR(IF(ROW()+COLUMN()+63&gt;90;ROW()+COLUMN()+63-26;ROW()+COLUMN()+63))" office:value-type="string" office:string-value="W" calcext:value-type="string">
            <text:p>W</text:p>
          </table:table-cell>
          <table:table-cell table:formula="of:=CHAR(IF(ROW()+COLUMN()+63&gt;90;ROW()+COLUMN()+63-26;ROW()+COLUMN()+63))" office:value-type="string" office:string-value="X" calcext:value-type="string">
            <text:p>X</text:p>
          </table:table-cell>
          <table:table-cell table:formula="of:=CHAR(IF(ROW()+COLUMN()+63&gt;90;ROW()+COLUMN()+63-26;ROW()+COLUMN()+63))" office:value-type="string" office:string-value="Y" calcext:value-type="string">
            <text:p>Y</text:p>
          </table:table-cell>
          <table:table-cell table:formula="of:=CHAR(IF(ROW()+COLUMN()+63&gt;90;ROW()+COLUMN()+63-26;ROW()+COLUMN()+63))" office:value-type="string" office:string-value="Z" calcext:value-type="string">
            <text:p>Z</text:p>
          </table:table-cell>
          <table:table-cell table:formula="of:=CHAR(IF(ROW()+COLUMN()+63&gt;90;ROW()+COLUMN()+63-26;ROW()+COLUMN()+63))" office:value-type="string" office:string-value="A" calcext:value-type="string">
            <text:p>A</text:p>
          </table:table-cell>
          <table:table-cell/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Y</text:p>
          </table:table-cell>
          <table:table-cell table:style-name="ce2"/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</text:p>
          </table:table-cell>
          <table:table-cell table:number-columns-repeated="2"/>
        </table:table-row>
        <table:table-row table:style-name="ro1">
          <table:table-cell table:formula="of:=CHAR(IF(ROW()+COLUMN()+63&gt;90;ROW()+COLUMN()+63-26;ROW()+COLUMN()+63))" office:value-type="string" office:string-value="C" calcext:value-type="string">
            <text:p>C</text:p>
          </table:table-cell>
          <table:table-cell table:formula="of:=CHAR(IF(ROW()+COLUMN()+63&gt;90;ROW()+COLUMN()+63-26;ROW()+COLUMN()+63))" office:value-type="string" office:string-value="D" calcext:value-type="string">
            <text:p>D</text:p>
          </table:table-cell>
          <table:table-cell table:formula="of:=CHAR(IF(ROW()+COLUMN()+63&gt;90;ROW()+COLUMN()+63-26;ROW()+COLUMN()+63))" office:value-type="string" office:string-value="E" calcext:value-type="string">
            <text:p>E</text:p>
          </table:table-cell>
          <table:table-cell table:formula="of:=CHAR(IF(ROW()+COLUMN()+63&gt;90;ROW()+COLUMN()+63-26;ROW()+COLUMN()+63))" office:value-type="string" office:string-value="F" calcext:value-type="string">
            <text:p>F</text:p>
          </table:table-cell>
          <table:table-cell table:formula="of:=CHAR(IF(ROW()+COLUMN()+63&gt;90;ROW()+COLUMN()+63-26;ROW()+COLUMN()+63))" office:value-type="string" office:string-value="G" calcext:value-type="string">
            <text:p>G</text:p>
          </table:table-cell>
          <table:table-cell table:formula="of:=CHAR(IF(ROW()+COLUMN()+63&gt;90;ROW()+COLUMN()+63-26;ROW()+COLUMN()+63))" office:value-type="string" office:string-value="H" calcext:value-type="string">
            <text:p>H</text:p>
          </table:table-cell>
          <table:table-cell table:formula="of:=CHAR(IF(ROW()+COLUMN()+63&gt;90;ROW()+COLUMN()+63-26;ROW()+COLUMN()+63))" office:value-type="string" office:string-value="I" calcext:value-type="string">
            <text:p>I</text:p>
          </table:table-cell>
          <table:table-cell table:formula="of:=CHAR(IF(ROW()+COLUMN()+63&gt;90;ROW()+COLUMN()+63-26;ROW()+COLUMN()+63))" office:value-type="string" office:string-value="J" calcext:value-type="string">
            <text:p>J</text:p>
          </table:table-cell>
          <table:table-cell table:formula="of:=CHAR(IF(ROW()+COLUMN()+63&gt;90;ROW()+COLUMN()+63-26;ROW()+COLUMN()+63))" office:value-type="string" office:string-value="K" calcext:value-type="string">
            <text:p>K</text:p>
          </table:table-cell>
          <table:table-cell table:formula="of:=CHAR(IF(ROW()+COLUMN()+63&gt;90;ROW()+COLUMN()+63-26;ROW()+COLUMN()+63))" office:value-type="string" office:string-value="L" calcext:value-type="string">
            <text:p>L</text:p>
          </table:table-cell>
          <table:table-cell table:formula="of:=CHAR(IF(ROW()+COLUMN()+63&gt;90;ROW()+COLUMN()+63-26;ROW()+COLUMN()+63))" office:value-type="string" office:string-value="M" calcext:value-type="string">
            <text:p>M</text:p>
          </table:table-cell>
          <table:table-cell table:formula="of:=CHAR(IF(ROW()+COLUMN()+63&gt;90;ROW()+COLUMN()+63-26;ROW()+COLUMN()+63))" office:value-type="string" office:string-value="N" calcext:value-type="string">
            <text:p>N</text:p>
          </table:table-cell>
          <table:table-cell table:formula="of:=CHAR(IF(ROW()+COLUMN()+63&gt;90;ROW()+COLUMN()+63-26;ROW()+COLUMN()+63))" office:value-type="string" office:string-value="O" calcext:value-type="string">
            <text:p>O</text:p>
          </table:table-cell>
          <table:table-cell table:formula="of:=CHAR(IF(ROW()+COLUMN()+63&gt;90;ROW()+COLUMN()+63-26;ROW()+COLUMN()+63))" office:value-type="string" office:string-value="P" calcext:value-type="string">
            <text:p>P</text:p>
          </table:table-cell>
          <table:table-cell table:formula="of:=CHAR(IF(ROW()+COLUMN()+63&gt;90;ROW()+COLUMN()+63-26;ROW()+COLUMN()+63))" office:value-type="string" office:string-value="Q" calcext:value-type="string">
            <text:p>Q</text:p>
          </table:table-cell>
          <table:table-cell table:formula="of:=CHAR(IF(ROW()+COLUMN()+63&gt;90;ROW()+COLUMN()+63-26;ROW()+COLUMN()+63))" office:value-type="string" office:string-value="R" calcext:value-type="string">
            <text:p>R</text:p>
          </table:table-cell>
          <table:table-cell table:formula="of:=CHAR(IF(ROW()+COLUMN()+63&gt;90;ROW()+COLUMN()+63-26;ROW()+COLUMN()+63))" office:value-type="string" office:string-value="S" calcext:value-type="string">
            <text:p>S</text:p>
          </table:table-cell>
          <table:table-cell table:formula="of:=CHAR(IF(ROW()+COLUMN()+63&gt;90;ROW()+COLUMN()+63-26;ROW()+COLUMN()+63))" office:value-type="string" office:string-value="T" calcext:value-type="string">
            <text:p>T</text:p>
          </table:table-cell>
          <table:table-cell table:formula="of:=CHAR(IF(ROW()+COLUMN()+63&gt;90;ROW()+COLUMN()+63-26;ROW()+COLUMN()+63))" office:value-type="string" office:string-value="U" calcext:value-type="string">
            <text:p>U</text:p>
          </table:table-cell>
          <table:table-cell table:formula="of:=CHAR(IF(ROW()+COLUMN()+63&gt;90;ROW()+COLUMN()+63-26;ROW()+COLUMN()+63))" office:value-type="string" office:string-value="V" calcext:value-type="string">
            <text:p>V</text:p>
          </table:table-cell>
          <table:table-cell table:formula="of:=CHAR(IF(ROW()+COLUMN()+63&gt;90;ROW()+COLUMN()+63-26;ROW()+COLUMN()+63))" office:value-type="string" office:string-value="W" calcext:value-type="string">
            <text:p>W</text:p>
          </table:table-cell>
          <table:table-cell table:formula="of:=CHAR(IF(ROW()+COLUMN()+63&gt;90;ROW()+COLUMN()+63-26;ROW()+COLUMN()+63))" office:value-type="string" office:string-value="X" calcext:value-type="string">
            <text:p>X</text:p>
          </table:table-cell>
          <table:table-cell table:formula="of:=CHAR(IF(ROW()+COLUMN()+63&gt;90;ROW()+COLUMN()+63-26;ROW()+COLUMN()+63))" office:value-type="string" office:string-value="Y" calcext:value-type="string">
            <text:p>Y</text:p>
          </table:table-cell>
          <table:table-cell table:formula="of:=CHAR(IF(ROW()+COLUMN()+63&gt;90;ROW()+COLUMN()+63-26;ROW()+COLUMN()+63))" office:value-type="string" office:string-value="Z" calcext:value-type="string">
            <text:p>Z</text:p>
          </table:table-cell>
          <table:table-cell table:formula="of:=CHAR(IF(ROW()+COLUMN()+63&gt;90;ROW()+COLUMN()+63-26;ROW()+COLUMN()+63))" office:value-type="string" office:string-value="A" calcext:value-type="string">
            <text:p>A</text:p>
          </table:table-cell>
          <table:table-cell table:formula="of:=CHAR(IF(ROW()+COLUMN()+63&gt;90;ROW()+COLUMN()+63-26;ROW()+COLUMN()+63))" office:value-type="string" office:string-value="B" calcext:value-type="string">
            <text:p>B</text:p>
          </table:table-cell>
          <table:table-cell/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Z</text:p>
          </table:table-cell>
          <table:table-cell table:style-name="ce3"/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A</text:p>
          </table:table-cell>
          <table:table-cell table:style-name="ce3"/>
          <table:table-cell table:style-name="ce3" office:value-type="string" calcext:value-type="string">
            <text:p>K</text:p>
          </table:table-cell>
          <table:table-cell table:style-name="ce3"/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table:formula="of:=CHAR(IF(ROW()+COLUMN()+63&gt;90;ROW()+COLUMN()+63-26;ROW()+COLUMN()+63))" office:value-type="string" office:string-value="D" calcext:value-type="string">
            <text:p>D</text:p>
          </table:table-cell>
          <table:table-cell table:formula="of:=CHAR(IF(ROW()+COLUMN()+63&gt;90;ROW()+COLUMN()+63-26;ROW()+COLUMN()+63))" office:value-type="string" office:string-value="E" calcext:value-type="string">
            <text:p>E</text:p>
          </table:table-cell>
          <table:table-cell table:formula="of:=CHAR(IF(ROW()+COLUMN()+63&gt;90;ROW()+COLUMN()+63-26;ROW()+COLUMN()+63))" office:value-type="string" office:string-value="F" calcext:value-type="string">
            <text:p>F</text:p>
          </table:table-cell>
          <table:table-cell table:formula="of:=CHAR(IF(ROW()+COLUMN()+63&gt;90;ROW()+COLUMN()+63-26;ROW()+COLUMN()+63))" office:value-type="string" office:string-value="G" calcext:value-type="string">
            <text:p>G</text:p>
          </table:table-cell>
          <table:table-cell table:formula="of:=CHAR(IF(ROW()+COLUMN()+63&gt;90;ROW()+COLUMN()+63-26;ROW()+COLUMN()+63))" office:value-type="string" office:string-value="H" calcext:value-type="string">
            <text:p>H</text:p>
          </table:table-cell>
          <table:table-cell table:formula="of:=CHAR(IF(ROW()+COLUMN()+63&gt;90;ROW()+COLUMN()+63-26;ROW()+COLUMN()+63))" office:value-type="string" office:string-value="I" calcext:value-type="string">
            <text:p>I</text:p>
          </table:table-cell>
          <table:table-cell table:formula="of:=CHAR(IF(ROW()+COLUMN()+63&gt;90;ROW()+COLUMN()+63-26;ROW()+COLUMN()+63))" office:value-type="string" office:string-value="J" calcext:value-type="string">
            <text:p>J</text:p>
          </table:table-cell>
          <table:table-cell table:formula="of:=CHAR(IF(ROW()+COLUMN()+63&gt;90;ROW()+COLUMN()+63-26;ROW()+COLUMN()+63))" office:value-type="string" office:string-value="K" calcext:value-type="string">
            <text:p>K</text:p>
          </table:table-cell>
          <table:table-cell table:formula="of:=CHAR(IF(ROW()+COLUMN()+63&gt;90;ROW()+COLUMN()+63-26;ROW()+COLUMN()+63))" office:value-type="string" office:string-value="L" calcext:value-type="string">
            <text:p>L</text:p>
          </table:table-cell>
          <table:table-cell table:formula="of:=CHAR(IF(ROW()+COLUMN()+63&gt;90;ROW()+COLUMN()+63-26;ROW()+COLUMN()+63))" office:value-type="string" office:string-value="M" calcext:value-type="string">
            <text:p>M</text:p>
          </table:table-cell>
          <table:table-cell table:formula="of:=CHAR(IF(ROW()+COLUMN()+63&gt;90;ROW()+COLUMN()+63-26;ROW()+COLUMN()+63))" office:value-type="string" office:string-value="N" calcext:value-type="string">
            <text:p>N</text:p>
          </table:table-cell>
          <table:table-cell table:formula="of:=CHAR(IF(ROW()+COLUMN()+63&gt;90;ROW()+COLUMN()+63-26;ROW()+COLUMN()+63))" office:value-type="string" office:string-value="O" calcext:value-type="string">
            <text:p>O</text:p>
          </table:table-cell>
          <table:table-cell table:formula="of:=CHAR(IF(ROW()+COLUMN()+63&gt;90;ROW()+COLUMN()+63-26;ROW()+COLUMN()+63))" office:value-type="string" office:string-value="P" calcext:value-type="string">
            <text:p>P</text:p>
          </table:table-cell>
          <table:table-cell table:formula="of:=CHAR(IF(ROW()+COLUMN()+63&gt;90;ROW()+COLUMN()+63-26;ROW()+COLUMN()+63))" office:value-type="string" office:string-value="Q" calcext:value-type="string">
            <text:p>Q</text:p>
          </table:table-cell>
          <table:table-cell table:formula="of:=CHAR(IF(ROW()+COLUMN()+63&gt;90;ROW()+COLUMN()+63-26;ROW()+COLUMN()+63))" office:value-type="string" office:string-value="R" calcext:value-type="string">
            <text:p>R</text:p>
          </table:table-cell>
          <table:table-cell table:formula="of:=CHAR(IF(ROW()+COLUMN()+63&gt;90;ROW()+COLUMN()+63-26;ROW()+COLUMN()+63))" office:value-type="string" office:string-value="S" calcext:value-type="string">
            <text:p>S</text:p>
          </table:table-cell>
          <table:table-cell table:formula="of:=CHAR(IF(ROW()+COLUMN()+63&gt;90;ROW()+COLUMN()+63-26;ROW()+COLUMN()+63))" office:value-type="string" office:string-value="T" calcext:value-type="string">
            <text:p>T</text:p>
          </table:table-cell>
          <table:table-cell table:formula="of:=CHAR(IF(ROW()+COLUMN()+63&gt;90;ROW()+COLUMN()+63-26;ROW()+COLUMN()+63))" office:value-type="string" office:string-value="U" calcext:value-type="string">
            <text:p>U</text:p>
          </table:table-cell>
          <table:table-cell table:formula="of:=CHAR(IF(ROW()+COLUMN()+63&gt;90;ROW()+COLUMN()+63-26;ROW()+COLUMN()+63))" office:value-type="string" office:string-value="V" calcext:value-type="string">
            <text:p>V</text:p>
          </table:table-cell>
          <table:table-cell table:formula="of:=CHAR(IF(ROW()+COLUMN()+63&gt;90;ROW()+COLUMN()+63-26;ROW()+COLUMN()+63))" office:value-type="string" office:string-value="W" calcext:value-type="string">
            <text:p>W</text:p>
          </table:table-cell>
          <table:table-cell table:formula="of:=CHAR(IF(ROW()+COLUMN()+63&gt;90;ROW()+COLUMN()+63-26;ROW()+COLUMN()+63))" office:value-type="string" office:string-value="X" calcext:value-type="string">
            <text:p>X</text:p>
          </table:table-cell>
          <table:table-cell table:formula="of:=CHAR(IF(ROW()+COLUMN()+63&gt;90;ROW()+COLUMN()+63-26;ROW()+COLUMN()+63))" office:value-type="string" office:string-value="Y" calcext:value-type="string">
            <text:p>Y</text:p>
          </table:table-cell>
          <table:table-cell table:formula="of:=CHAR(IF(ROW()+COLUMN()+63&gt;90;ROW()+COLUMN()+63-26;ROW()+COLUMN()+63))" office:value-type="string" office:string-value="Z" calcext:value-type="string">
            <text:p>Z</text:p>
          </table:table-cell>
          <table:table-cell table:formula="of:=CHAR(IF(ROW()+COLUMN()+63&gt;90;ROW()+COLUMN()+63-26;ROW()+COLUMN()+63))" office:value-type="string" office:string-value="A" calcext:value-type="string">
            <text:p>A</text:p>
          </table:table-cell>
          <table:table-cell table:formula="of:=CHAR(IF(ROW()+COLUMN()+63&gt;90;ROW()+COLUMN()+63-26;ROW()+COLUMN()+63))" office:value-type="string" office:string-value="B" calcext:value-type="string">
            <text:p>B</text:p>
          </table:table-cell>
          <table:table-cell table:formula="of:=CHAR(IF(ROW()+COLUMN()+63&gt;90;ROW()+COLUMN()+63-26;ROW()+COLUMN()+63))" office:value-type="string" office:string-value="C" calcext:value-type="string">
            <text:p>C</text:p>
          </table:table-cell>
          <table:table-cell table:number-columns-repeated="29"/>
        </table:table-row>
        <table:table-row table:style-name="ro1">
          <table:table-cell table:formula="of:=CHAR(IF(ROW()+COLUMN()+63&gt;90;ROW()+COLUMN()+63-26;ROW()+COLUMN()+63))" office:value-type="string" office:string-value="E" calcext:value-type="string">
            <text:p>E</text:p>
          </table:table-cell>
          <table:table-cell table:formula="of:=CHAR(IF(ROW()+COLUMN()+63&gt;90;ROW()+COLUMN()+63-26;ROW()+COLUMN()+63))" office:value-type="string" office:string-value="F" calcext:value-type="string">
            <text:p>F</text:p>
          </table:table-cell>
          <table:table-cell table:formula="of:=CHAR(IF(ROW()+COLUMN()+63&gt;90;ROW()+COLUMN()+63-26;ROW()+COLUMN()+63))" office:value-type="string" office:string-value="G" calcext:value-type="string">
            <text:p>G</text:p>
          </table:table-cell>
          <table:table-cell table:formula="of:=CHAR(IF(ROW()+COLUMN()+63&gt;90;ROW()+COLUMN()+63-26;ROW()+COLUMN()+63))" office:value-type="string" office:string-value="H" calcext:value-type="string">
            <text:p>H</text:p>
          </table:table-cell>
          <table:table-cell table:formula="of:=CHAR(IF(ROW()+COLUMN()+63&gt;90;ROW()+COLUMN()+63-26;ROW()+COLUMN()+63))" office:value-type="string" office:string-value="I" calcext:value-type="string">
            <text:p>I</text:p>
          </table:table-cell>
          <table:table-cell table:formula="of:=CHAR(IF(ROW()+COLUMN()+63&gt;90;ROW()+COLUMN()+63-26;ROW()+COLUMN()+63))" office:value-type="string" office:string-value="J" calcext:value-type="string">
            <text:p>J</text:p>
          </table:table-cell>
          <table:table-cell table:formula="of:=CHAR(IF(ROW()+COLUMN()+63&gt;90;ROW()+COLUMN()+63-26;ROW()+COLUMN()+63))" office:value-type="string" office:string-value="K" calcext:value-type="string">
            <text:p>K</text:p>
          </table:table-cell>
          <table:table-cell table:formula="of:=CHAR(IF(ROW()+COLUMN()+63&gt;90;ROW()+COLUMN()+63-26;ROW()+COLUMN()+63))" office:value-type="string" office:string-value="L" calcext:value-type="string">
            <text:p>L</text:p>
          </table:table-cell>
          <table:table-cell table:formula="of:=CHAR(IF(ROW()+COLUMN()+63&gt;90;ROW()+COLUMN()+63-26;ROW()+COLUMN()+63))" office:value-type="string" office:string-value="M" calcext:value-type="string">
            <text:p>M</text:p>
          </table:table-cell>
          <table:table-cell table:formula="of:=CHAR(IF(ROW()+COLUMN()+63&gt;90;ROW()+COLUMN()+63-26;ROW()+COLUMN()+63))" office:value-type="string" office:string-value="N" calcext:value-type="string">
            <text:p>N</text:p>
          </table:table-cell>
          <table:table-cell table:formula="of:=CHAR(IF(ROW()+COLUMN()+63&gt;90;ROW()+COLUMN()+63-26;ROW()+COLUMN()+63))" office:value-type="string" office:string-value="O" calcext:value-type="string">
            <text:p>O</text:p>
          </table:table-cell>
          <table:table-cell table:formula="of:=CHAR(IF(ROW()+COLUMN()+63&gt;90;ROW()+COLUMN()+63-26;ROW()+COLUMN()+63))" office:value-type="string" office:string-value="P" calcext:value-type="string">
            <text:p>P</text:p>
          </table:table-cell>
          <table:table-cell table:formula="of:=CHAR(IF(ROW()+COLUMN()+63&gt;90;ROW()+COLUMN()+63-26;ROW()+COLUMN()+63))" office:value-type="string" office:string-value="Q" calcext:value-type="string">
            <text:p>Q</text:p>
          </table:table-cell>
          <table:table-cell table:formula="of:=CHAR(IF(ROW()+COLUMN()+63&gt;90;ROW()+COLUMN()+63-26;ROW()+COLUMN()+63))" office:value-type="string" office:string-value="R" calcext:value-type="string">
            <text:p>R</text:p>
          </table:table-cell>
          <table:table-cell table:formula="of:=CHAR(IF(ROW()+COLUMN()+63&gt;90;ROW()+COLUMN()+63-26;ROW()+COLUMN()+63))" office:value-type="string" office:string-value="S" calcext:value-type="string">
            <text:p>S</text:p>
          </table:table-cell>
          <table:table-cell table:formula="of:=CHAR(IF(ROW()+COLUMN()+63&gt;90;ROW()+COLUMN()+63-26;ROW()+COLUMN()+63))" office:value-type="string" office:string-value="T" calcext:value-type="string">
            <text:p>T</text:p>
          </table:table-cell>
          <table:table-cell table:formula="of:=CHAR(IF(ROW()+COLUMN()+63&gt;90;ROW()+COLUMN()+63-26;ROW()+COLUMN()+63))" office:value-type="string" office:string-value="U" calcext:value-type="string">
            <text:p>U</text:p>
          </table:table-cell>
          <table:table-cell table:formula="of:=CHAR(IF(ROW()+COLUMN()+63&gt;90;ROW()+COLUMN()+63-26;ROW()+COLUMN()+63))" office:value-type="string" office:string-value="V" calcext:value-type="string">
            <text:p>V</text:p>
          </table:table-cell>
          <table:table-cell table:formula="of:=CHAR(IF(ROW()+COLUMN()+63&gt;90;ROW()+COLUMN()+63-26;ROW()+COLUMN()+63))" office:value-type="string" office:string-value="W" calcext:value-type="string">
            <text:p>W</text:p>
          </table:table-cell>
          <table:table-cell table:formula="of:=CHAR(IF(ROW()+COLUMN()+63&gt;90;ROW()+COLUMN()+63-26;ROW()+COLUMN()+63))" office:value-type="string" office:string-value="X" calcext:value-type="string">
            <text:p>X</text:p>
          </table:table-cell>
          <table:table-cell table:formula="of:=CHAR(IF(ROW()+COLUMN()+63&gt;90;ROW()+COLUMN()+63-26;ROW()+COLUMN()+63))" office:value-type="string" office:string-value="Y" calcext:value-type="string">
            <text:p>Y</text:p>
          </table:table-cell>
          <table:table-cell table:formula="of:=CHAR(IF(ROW()+COLUMN()+63&gt;90;ROW()+COLUMN()+63-26;ROW()+COLUMN()+63))" office:value-type="string" office:string-value="Z" calcext:value-type="string">
            <text:p>Z</text:p>
          </table:table-cell>
          <table:table-cell table:formula="of:=CHAR(IF(ROW()+COLUMN()+63&gt;90;ROW()+COLUMN()+63-26;ROW()+COLUMN()+63))" office:value-type="string" office:string-value="A" calcext:value-type="string">
            <text:p>A</text:p>
          </table:table-cell>
          <table:table-cell table:formula="of:=CHAR(IF(ROW()+COLUMN()+63&gt;90;ROW()+COLUMN()+63-26;ROW()+COLUMN()+63))" office:value-type="string" office:string-value="B" calcext:value-type="string">
            <text:p>B</text:p>
          </table:table-cell>
          <table:table-cell table:formula="of:=CHAR(IF(ROW()+COLUMN()+63&gt;90;ROW()+COLUMN()+63-26;ROW()+COLUMN()+63))" office:value-type="string" office:string-value="C" calcext:value-type="string">
            <text:p>C</text:p>
          </table:table-cell>
          <table:table-cell table:formula="of:=CHAR(IF(ROW()+COLUMN()+63&gt;90;ROW()+COLUMN()+63-26;ROW()+COLUMN()+63))" office:value-type="string" office:string-value="D" calcext:value-type="string">
            <text:p>D</text:p>
          </table:table-cell>
          <table:table-cell table:number-columns-repeated="29"/>
        </table:table-row>
        <table:table-row table:style-name="ro1">
          <table:table-cell table:formula="of:=CHAR(IF(ROW()+COLUMN()+63&gt;90;ROW()+COLUMN()+63-26;ROW()+COLUMN()+63))" office:value-type="string" office:string-value="F" calcext:value-type="string">
            <text:p>F</text:p>
          </table:table-cell>
          <table:table-cell table:formula="of:=CHAR(IF(ROW()+COLUMN()+63&gt;90;ROW()+COLUMN()+63-26;ROW()+COLUMN()+63))" office:value-type="string" office:string-value="G" calcext:value-type="string">
            <text:p>G</text:p>
          </table:table-cell>
          <table:table-cell table:formula="of:=CHAR(IF(ROW()+COLUMN()+63&gt;90;ROW()+COLUMN()+63-26;ROW()+COLUMN()+63))" office:value-type="string" office:string-value="H" calcext:value-type="string">
            <text:p>H</text:p>
          </table:table-cell>
          <table:table-cell table:formula="of:=CHAR(IF(ROW()+COLUMN()+63&gt;90;ROW()+COLUMN()+63-26;ROW()+COLUMN()+63))" office:value-type="string" office:string-value="I" calcext:value-type="string">
            <text:p>I</text:p>
          </table:table-cell>
          <table:table-cell table:formula="of:=CHAR(IF(ROW()+COLUMN()+63&gt;90;ROW()+COLUMN()+63-26;ROW()+COLUMN()+63))" office:value-type="string" office:string-value="J" calcext:value-type="string">
            <text:p>J</text:p>
          </table:table-cell>
          <table:table-cell table:formula="of:=CHAR(IF(ROW()+COLUMN()+63&gt;90;ROW()+COLUMN()+63-26;ROW()+COLUMN()+63))" office:value-type="string" office:string-value="K" calcext:value-type="string">
            <text:p>K</text:p>
          </table:table-cell>
          <table:table-cell table:formula="of:=CHAR(IF(ROW()+COLUMN()+63&gt;90;ROW()+COLUMN()+63-26;ROW()+COLUMN()+63))" office:value-type="string" office:string-value="L" calcext:value-type="string">
            <text:p>L</text:p>
          </table:table-cell>
          <table:table-cell table:formula="of:=CHAR(IF(ROW()+COLUMN()+63&gt;90;ROW()+COLUMN()+63-26;ROW()+COLUMN()+63))" office:value-type="string" office:string-value="M" calcext:value-type="string">
            <text:p>M</text:p>
          </table:table-cell>
          <table:table-cell table:formula="of:=CHAR(IF(ROW()+COLUMN()+63&gt;90;ROW()+COLUMN()+63-26;ROW()+COLUMN()+63))" office:value-type="string" office:string-value="N" calcext:value-type="string">
            <text:p>N</text:p>
          </table:table-cell>
          <table:table-cell table:formula="of:=CHAR(IF(ROW()+COLUMN()+63&gt;90;ROW()+COLUMN()+63-26;ROW()+COLUMN()+63))" office:value-type="string" office:string-value="O" calcext:value-type="string">
            <text:p>O</text:p>
          </table:table-cell>
          <table:table-cell table:formula="of:=CHAR(IF(ROW()+COLUMN()+63&gt;90;ROW()+COLUMN()+63-26;ROW()+COLUMN()+63))" office:value-type="string" office:string-value="P" calcext:value-type="string">
            <text:p>P</text:p>
          </table:table-cell>
          <table:table-cell table:formula="of:=CHAR(IF(ROW()+COLUMN()+63&gt;90;ROW()+COLUMN()+63-26;ROW()+COLUMN()+63))" office:value-type="string" office:string-value="Q" calcext:value-type="string">
            <text:p>Q</text:p>
          </table:table-cell>
          <table:table-cell table:formula="of:=CHAR(IF(ROW()+COLUMN()+63&gt;90;ROW()+COLUMN()+63-26;ROW()+COLUMN()+63))" office:value-type="string" office:string-value="R" calcext:value-type="string">
            <text:p>R</text:p>
          </table:table-cell>
          <table:table-cell table:formula="of:=CHAR(IF(ROW()+COLUMN()+63&gt;90;ROW()+COLUMN()+63-26;ROW()+COLUMN()+63))" office:value-type="string" office:string-value="S" calcext:value-type="string">
            <text:p>S</text:p>
          </table:table-cell>
          <table:table-cell table:formula="of:=CHAR(IF(ROW()+COLUMN()+63&gt;90;ROW()+COLUMN()+63-26;ROW()+COLUMN()+63))" office:value-type="string" office:string-value="T" calcext:value-type="string">
            <text:p>T</text:p>
          </table:table-cell>
          <table:table-cell table:formula="of:=CHAR(IF(ROW()+COLUMN()+63&gt;90;ROW()+COLUMN()+63-26;ROW()+COLUMN()+63))" office:value-type="string" office:string-value="U" calcext:value-type="string">
            <text:p>U</text:p>
          </table:table-cell>
          <table:table-cell table:formula="of:=CHAR(IF(ROW()+COLUMN()+63&gt;90;ROW()+COLUMN()+63-26;ROW()+COLUMN()+63))" office:value-type="string" office:string-value="V" calcext:value-type="string">
            <text:p>V</text:p>
          </table:table-cell>
          <table:table-cell table:formula="of:=CHAR(IF(ROW()+COLUMN()+63&gt;90;ROW()+COLUMN()+63-26;ROW()+COLUMN()+63))" office:value-type="string" office:string-value="W" calcext:value-type="string">
            <text:p>W</text:p>
          </table:table-cell>
          <table:table-cell table:formula="of:=CHAR(IF(ROW()+COLUMN()+63&gt;90;ROW()+COLUMN()+63-26;ROW()+COLUMN()+63))" office:value-type="string" office:string-value="X" calcext:value-type="string">
            <text:p>X</text:p>
          </table:table-cell>
          <table:table-cell table:formula="of:=CHAR(IF(ROW()+COLUMN()+63&gt;90;ROW()+COLUMN()+63-26;ROW()+COLUMN()+63))" office:value-type="string" office:string-value="Y" calcext:value-type="string">
            <text:p>Y</text:p>
          </table:table-cell>
          <table:table-cell table:formula="of:=CHAR(IF(ROW()+COLUMN()+63&gt;90;ROW()+COLUMN()+63-26;ROW()+COLUMN()+63))" office:value-type="string" office:string-value="Z" calcext:value-type="string">
            <text:p>Z</text:p>
          </table:table-cell>
          <table:table-cell table:formula="of:=CHAR(IF(ROW()+COLUMN()+63&gt;90;ROW()+COLUMN()+63-26;ROW()+COLUMN()+63))" office:value-type="string" office:string-value="A" calcext:value-type="string">
            <text:p>A</text:p>
          </table:table-cell>
          <table:table-cell table:formula="of:=CHAR(IF(ROW()+COLUMN()+63&gt;90;ROW()+COLUMN()+63-26;ROW()+COLUMN()+63))" office:value-type="string" office:string-value="B" calcext:value-type="string">
            <text:p>B</text:p>
          </table:table-cell>
          <table:table-cell table:formula="of:=CHAR(IF(ROW()+COLUMN()+63&gt;90;ROW()+COLUMN()+63-26;ROW()+COLUMN()+63))" office:value-type="string" office:string-value="C" calcext:value-type="string">
            <text:p>C</text:p>
          </table:table-cell>
          <table:table-cell table:formula="of:=CHAR(IF(ROW()+COLUMN()+63&gt;90;ROW()+COLUMN()+63-26;ROW()+COLUMN()+63))" office:value-type="string" office:string-value="D" calcext:value-type="string">
            <text:p>D</text:p>
          </table:table-cell>
          <table:table-cell table:formula="of:=CHAR(IF(ROW()+COLUMN()+63&gt;90;ROW()+COLUMN()+63-26;ROW()+COLUMN()+63))" office:value-type="string" office:string-value="E" calcext:value-type="string">
            <text:p>E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Q</text:p>
          </table:table-cell>
          <table:table-cell table:number-columns-repeated="2"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table:formula="of:=CHAR(IF(ROW()+COLUMN()+63&gt;90;ROW()+COLUMN()+63-26;ROW()+COLUMN()+63))" office:value-type="string" office:string-value="G" calcext:value-type="string">
            <text:p>G</text:p>
          </table:table-cell>
          <table:table-cell table:formula="of:=CHAR(IF(ROW()+COLUMN()+63&gt;90;ROW()+COLUMN()+63-26;ROW()+COLUMN()+63))" office:value-type="string" office:string-value="H" calcext:value-type="string">
            <text:p>H</text:p>
          </table:table-cell>
          <table:table-cell table:formula="of:=CHAR(IF(ROW()+COLUMN()+63&gt;90;ROW()+COLUMN()+63-26;ROW()+COLUMN()+63))" office:value-type="string" office:string-value="I" calcext:value-type="string">
            <text:p>I</text:p>
          </table:table-cell>
          <table:table-cell table:formula="of:=CHAR(IF(ROW()+COLUMN()+63&gt;90;ROW()+COLUMN()+63-26;ROW()+COLUMN()+63))" office:value-type="string" office:string-value="J" calcext:value-type="string">
            <text:p>J</text:p>
          </table:table-cell>
          <table:table-cell table:formula="of:=CHAR(IF(ROW()+COLUMN()+63&gt;90;ROW()+COLUMN()+63-26;ROW()+COLUMN()+63))" office:value-type="string" office:string-value="K" calcext:value-type="string">
            <text:p>K</text:p>
          </table:table-cell>
          <table:table-cell table:formula="of:=CHAR(IF(ROW()+COLUMN()+63&gt;90;ROW()+COLUMN()+63-26;ROW()+COLUMN()+63))" office:value-type="string" office:string-value="L" calcext:value-type="string">
            <text:p>L</text:p>
          </table:table-cell>
          <table:table-cell table:formula="of:=CHAR(IF(ROW()+COLUMN()+63&gt;90;ROW()+COLUMN()+63-26;ROW()+COLUMN()+63))" office:value-type="string" office:string-value="M" calcext:value-type="string">
            <text:p>M</text:p>
          </table:table-cell>
          <table:table-cell table:formula="of:=CHAR(IF(ROW()+COLUMN()+63&gt;90;ROW()+COLUMN()+63-26;ROW()+COLUMN()+63))" office:value-type="string" office:string-value="N" calcext:value-type="string">
            <text:p>N</text:p>
          </table:table-cell>
          <table:table-cell table:formula="of:=CHAR(IF(ROW()+COLUMN()+63&gt;90;ROW()+COLUMN()+63-26;ROW()+COLUMN()+63))" office:value-type="string" office:string-value="O" calcext:value-type="string">
            <text:p>O</text:p>
          </table:table-cell>
          <table:table-cell table:formula="of:=CHAR(IF(ROW()+COLUMN()+63&gt;90;ROW()+COLUMN()+63-26;ROW()+COLUMN()+63))" office:value-type="string" office:string-value="P" calcext:value-type="string">
            <text:p>P</text:p>
          </table:table-cell>
          <table:table-cell table:formula="of:=CHAR(IF(ROW()+COLUMN()+63&gt;90;ROW()+COLUMN()+63-26;ROW()+COLUMN()+63))" office:value-type="string" office:string-value="Q" calcext:value-type="string">
            <text:p>Q</text:p>
          </table:table-cell>
          <table:table-cell table:formula="of:=CHAR(IF(ROW()+COLUMN()+63&gt;90;ROW()+COLUMN()+63-26;ROW()+COLUMN()+63))" office:value-type="string" office:string-value="R" calcext:value-type="string">
            <text:p>R</text:p>
          </table:table-cell>
          <table:table-cell table:formula="of:=CHAR(IF(ROW()+COLUMN()+63&gt;90;ROW()+COLUMN()+63-26;ROW()+COLUMN()+63))" office:value-type="string" office:string-value="S" calcext:value-type="string">
            <text:p>S</text:p>
          </table:table-cell>
          <table:table-cell table:formula="of:=CHAR(IF(ROW()+COLUMN()+63&gt;90;ROW()+COLUMN()+63-26;ROW()+COLUMN()+63))" office:value-type="string" office:string-value="T" calcext:value-type="string">
            <text:p>T</text:p>
          </table:table-cell>
          <table:table-cell table:formula="of:=CHAR(IF(ROW()+COLUMN()+63&gt;90;ROW()+COLUMN()+63-26;ROW()+COLUMN()+63))" office:value-type="string" office:string-value="U" calcext:value-type="string">
            <text:p>U</text:p>
          </table:table-cell>
          <table:table-cell table:formula="of:=CHAR(IF(ROW()+COLUMN()+63&gt;90;ROW()+COLUMN()+63-26;ROW()+COLUMN()+63))" office:value-type="string" office:string-value="V" calcext:value-type="string">
            <text:p>V</text:p>
          </table:table-cell>
          <table:table-cell table:formula="of:=CHAR(IF(ROW()+COLUMN()+63&gt;90;ROW()+COLUMN()+63-26;ROW()+COLUMN()+63))" office:value-type="string" office:string-value="W" calcext:value-type="string">
            <text:p>W</text:p>
          </table:table-cell>
          <table:table-cell table:formula="of:=CHAR(IF(ROW()+COLUMN()+63&gt;90;ROW()+COLUMN()+63-26;ROW()+COLUMN()+63))" office:value-type="string" office:string-value="X" calcext:value-type="string">
            <text:p>X</text:p>
          </table:table-cell>
          <table:table-cell table:formula="of:=CHAR(IF(ROW()+COLUMN()+63&gt;90;ROW()+COLUMN()+63-26;ROW()+COLUMN()+63))" office:value-type="string" office:string-value="Y" calcext:value-type="string">
            <text:p>Y</text:p>
          </table:table-cell>
          <table:table-cell table:formula="of:=CHAR(IF(ROW()+COLUMN()+63&gt;90;ROW()+COLUMN()+63-26;ROW()+COLUMN()+63))" office:value-type="string" office:string-value="Z" calcext:value-type="string">
            <text:p>Z</text:p>
          </table:table-cell>
          <table:table-cell table:formula="of:=CHAR(IF(ROW()+COLUMN()+63&gt;90;ROW()+COLUMN()+63-26;ROW()+COLUMN()+63))" office:value-type="string" office:string-value="A" calcext:value-type="string">
            <text:p>A</text:p>
          </table:table-cell>
          <table:table-cell table:formula="of:=CHAR(IF(ROW()+COLUMN()+63&gt;90;ROW()+COLUMN()+63-26;ROW()+COLUMN()+63))" office:value-type="string" office:string-value="B" calcext:value-type="string">
            <text:p>B</text:p>
          </table:table-cell>
          <table:table-cell table:formula="of:=CHAR(IF(ROW()+COLUMN()+63&gt;90;ROW()+COLUMN()+63-26;ROW()+COLUMN()+63))" office:value-type="string" office:string-value="C" calcext:value-type="string">
            <text:p>C</text:p>
          </table:table-cell>
          <table:table-cell table:formula="of:=CHAR(IF(ROW()+COLUMN()+63&gt;90;ROW()+COLUMN()+63-26;ROW()+COLUMN()+63))" office:value-type="string" office:string-value="D" calcext:value-type="string">
            <text:p>D</text:p>
          </table:table-cell>
          <table:table-cell table:formula="of:=CHAR(IF(ROW()+COLUMN()+63&gt;90;ROW()+COLUMN()+63-26;ROW()+COLUMN()+63))" office:value-type="string" office:string-value="E" calcext:value-type="string">
            <text:p>E</text:p>
          </table:table-cell>
          <table:table-cell table:formula="of:=CHAR(IF(ROW()+COLUMN()+63&gt;90;ROW()+COLUMN()+63-26;ROW()+COLUMN()+63))" office:value-type="string" office:string-value="F" calcext:value-type="string">
            <text:p>F</text:p>
          </table:table-cell>
          <table:table-cell table:number-columns-repeated="29"/>
        </table:table-row>
        <table:table-row table:style-name="ro1">
          <table:table-cell table:formula="of:=CHAR(IF(ROW()+COLUMN()+63&gt;90;ROW()+COLUMN()+63-26;ROW()+COLUMN()+63))" office:value-type="string" office:string-value="H" calcext:value-type="string">
            <text:p>H</text:p>
          </table:table-cell>
          <table:table-cell table:formula="of:=CHAR(IF(ROW()+COLUMN()+63&gt;90;ROW()+COLUMN()+63-26;ROW()+COLUMN()+63))" office:value-type="string" office:string-value="I" calcext:value-type="string">
            <text:p>I</text:p>
          </table:table-cell>
          <table:table-cell table:formula="of:=CHAR(IF(ROW()+COLUMN()+63&gt;90;ROW()+COLUMN()+63-26;ROW()+COLUMN()+63))" office:value-type="string" office:string-value="J" calcext:value-type="string">
            <text:p>J</text:p>
          </table:table-cell>
          <table:table-cell table:formula="of:=CHAR(IF(ROW()+COLUMN()+63&gt;90;ROW()+COLUMN()+63-26;ROW()+COLUMN()+63))" office:value-type="string" office:string-value="K" calcext:value-type="string">
            <text:p>K</text:p>
          </table:table-cell>
          <table:table-cell table:formula="of:=CHAR(IF(ROW()+COLUMN()+63&gt;90;ROW()+COLUMN()+63-26;ROW()+COLUMN()+63))" office:value-type="string" office:string-value="L" calcext:value-type="string">
            <text:p>L</text:p>
          </table:table-cell>
          <table:table-cell table:formula="of:=CHAR(IF(ROW()+COLUMN()+63&gt;90;ROW()+COLUMN()+63-26;ROW()+COLUMN()+63))" office:value-type="string" office:string-value="M" calcext:value-type="string">
            <text:p>M</text:p>
          </table:table-cell>
          <table:table-cell table:formula="of:=CHAR(IF(ROW()+COLUMN()+63&gt;90;ROW()+COLUMN()+63-26;ROW()+COLUMN()+63))" office:value-type="string" office:string-value="N" calcext:value-type="string">
            <text:p>N</text:p>
          </table:table-cell>
          <table:table-cell table:formula="of:=CHAR(IF(ROW()+COLUMN()+63&gt;90;ROW()+COLUMN()+63-26;ROW()+COLUMN()+63))" office:value-type="string" office:string-value="O" calcext:value-type="string">
            <text:p>O</text:p>
          </table:table-cell>
          <table:table-cell table:formula="of:=CHAR(IF(ROW()+COLUMN()+63&gt;90;ROW()+COLUMN()+63-26;ROW()+COLUMN()+63))" office:value-type="string" office:string-value="P" calcext:value-type="string">
            <text:p>P</text:p>
          </table:table-cell>
          <table:table-cell table:formula="of:=CHAR(IF(ROW()+COLUMN()+63&gt;90;ROW()+COLUMN()+63-26;ROW()+COLUMN()+63))" office:value-type="string" office:string-value="Q" calcext:value-type="string">
            <text:p>Q</text:p>
          </table:table-cell>
          <table:table-cell table:formula="of:=CHAR(IF(ROW()+COLUMN()+63&gt;90;ROW()+COLUMN()+63-26;ROW()+COLUMN()+63))" office:value-type="string" office:string-value="R" calcext:value-type="string">
            <text:p>R</text:p>
          </table:table-cell>
          <table:table-cell table:formula="of:=CHAR(IF(ROW()+COLUMN()+63&gt;90;ROW()+COLUMN()+63-26;ROW()+COLUMN()+63))" office:value-type="string" office:string-value="S" calcext:value-type="string">
            <text:p>S</text:p>
          </table:table-cell>
          <table:table-cell table:formula="of:=CHAR(IF(ROW()+COLUMN()+63&gt;90;ROW()+COLUMN()+63-26;ROW()+COLUMN()+63))" office:value-type="string" office:string-value="T" calcext:value-type="string">
            <text:p>T</text:p>
          </table:table-cell>
          <table:table-cell table:formula="of:=CHAR(IF(ROW()+COLUMN()+63&gt;90;ROW()+COLUMN()+63-26;ROW()+COLUMN()+63))" office:value-type="string" office:string-value="U" calcext:value-type="string">
            <text:p>U</text:p>
          </table:table-cell>
          <table:table-cell table:formula="of:=CHAR(IF(ROW()+COLUMN()+63&gt;90;ROW()+COLUMN()+63-26;ROW()+COLUMN()+63))" office:value-type="string" office:string-value="V" calcext:value-type="string">
            <text:p>V</text:p>
          </table:table-cell>
          <table:table-cell table:formula="of:=CHAR(IF(ROW()+COLUMN()+63&gt;90;ROW()+COLUMN()+63-26;ROW()+COLUMN()+63))" office:value-type="string" office:string-value="W" calcext:value-type="string">
            <text:p>W</text:p>
          </table:table-cell>
          <table:table-cell table:formula="of:=CHAR(IF(ROW()+COLUMN()+63&gt;90;ROW()+COLUMN()+63-26;ROW()+COLUMN()+63))" office:value-type="string" office:string-value="X" calcext:value-type="string">
            <text:p>X</text:p>
          </table:table-cell>
          <table:table-cell table:formula="of:=CHAR(IF(ROW()+COLUMN()+63&gt;90;ROW()+COLUMN()+63-26;ROW()+COLUMN()+63))" office:value-type="string" office:string-value="Y" calcext:value-type="string">
            <text:p>Y</text:p>
          </table:table-cell>
          <table:table-cell table:formula="of:=CHAR(IF(ROW()+COLUMN()+63&gt;90;ROW()+COLUMN()+63-26;ROW()+COLUMN()+63))" office:value-type="string" office:string-value="Z" calcext:value-type="string">
            <text:p>Z</text:p>
          </table:table-cell>
          <table:table-cell table:formula="of:=CHAR(IF(ROW()+COLUMN()+63&gt;90;ROW()+COLUMN()+63-26;ROW()+COLUMN()+63))" office:value-type="string" office:string-value="A" calcext:value-type="string">
            <text:p>A</text:p>
          </table:table-cell>
          <table:table-cell table:formula="of:=CHAR(IF(ROW()+COLUMN()+63&gt;90;ROW()+COLUMN()+63-26;ROW()+COLUMN()+63))" office:value-type="string" office:string-value="B" calcext:value-type="string">
            <text:p>B</text:p>
          </table:table-cell>
          <table:table-cell table:formula="of:=CHAR(IF(ROW()+COLUMN()+63&gt;90;ROW()+COLUMN()+63-26;ROW()+COLUMN()+63))" office:value-type="string" office:string-value="C" calcext:value-type="string">
            <text:p>C</text:p>
          </table:table-cell>
          <table:table-cell table:formula="of:=CHAR(IF(ROW()+COLUMN()+63&gt;90;ROW()+COLUMN()+63-26;ROW()+COLUMN()+63))" office:value-type="string" office:string-value="D" calcext:value-type="string">
            <text:p>D</text:p>
          </table:table-cell>
          <table:table-cell table:formula="of:=CHAR(IF(ROW()+COLUMN()+63&gt;90;ROW()+COLUMN()+63-26;ROW()+COLUMN()+63))" office:value-type="string" office:string-value="E" calcext:value-type="string">
            <text:p>E</text:p>
          </table:table-cell>
          <table:table-cell table:formula="of:=CHAR(IF(ROW()+COLUMN()+63&gt;90;ROW()+COLUMN()+63-26;ROW()+COLUMN()+63))" office:value-type="string" office:string-value="F" calcext:value-type="string">
            <text:p>F</text:p>
          </table:table-cell>
          <table:table-cell table:formula="of:=CHAR(IF(ROW()+COLUMN()+63&gt;90;ROW()+COLUMN()+63-26;ROW()+COLUMN()+63))" office:value-type="string" office:string-value="G" calcext:value-type="string">
            <text:p>G</text:p>
          </table:table-cell>
          <table:table-cell table:number-columns-repeated="29"/>
        </table:table-row>
        <table:table-row table:style-name="ro1">
          <table:table-cell table:formula="of:=CHAR(IF(ROW()+COLUMN()+63&gt;90;ROW()+COLUMN()+63-26;ROW()+COLUMN()+63))" office:value-type="string" office:string-value="I" calcext:value-type="string">
            <text:p>I</text:p>
          </table:table-cell>
          <table:table-cell table:formula="of:=CHAR(IF(ROW()+COLUMN()+63&gt;90;ROW()+COLUMN()+63-26;ROW()+COLUMN()+63))" office:value-type="string" office:string-value="J" calcext:value-type="string">
            <text:p>J</text:p>
          </table:table-cell>
          <table:table-cell table:formula="of:=CHAR(IF(ROW()+COLUMN()+63&gt;90;ROW()+COLUMN()+63-26;ROW()+COLUMN()+63))" office:value-type="string" office:string-value="K" calcext:value-type="string">
            <text:p>K</text:p>
          </table:table-cell>
          <table:table-cell table:formula="of:=CHAR(IF(ROW()+COLUMN()+63&gt;90;ROW()+COLUMN()+63-26;ROW()+COLUMN()+63))" office:value-type="string" office:string-value="L" calcext:value-type="string">
            <text:p>L</text:p>
          </table:table-cell>
          <table:table-cell table:formula="of:=CHAR(IF(ROW()+COLUMN()+63&gt;90;ROW()+COLUMN()+63-26;ROW()+COLUMN()+63))" office:value-type="string" office:string-value="M" calcext:value-type="string">
            <text:p>M</text:p>
          </table:table-cell>
          <table:table-cell table:formula="of:=CHAR(IF(ROW()+COLUMN()+63&gt;90;ROW()+COLUMN()+63-26;ROW()+COLUMN()+63))" office:value-type="string" office:string-value="N" calcext:value-type="string">
            <text:p>N</text:p>
          </table:table-cell>
          <table:table-cell table:formula="of:=CHAR(IF(ROW()+COLUMN()+63&gt;90;ROW()+COLUMN()+63-26;ROW()+COLUMN()+63))" office:value-type="string" office:string-value="O" calcext:value-type="string">
            <text:p>O</text:p>
          </table:table-cell>
          <table:table-cell table:formula="of:=CHAR(IF(ROW()+COLUMN()+63&gt;90;ROW()+COLUMN()+63-26;ROW()+COLUMN()+63))" office:value-type="string" office:string-value="P" calcext:value-type="string">
            <text:p>P</text:p>
          </table:table-cell>
          <table:table-cell table:formula="of:=CHAR(IF(ROW()+COLUMN()+63&gt;90;ROW()+COLUMN()+63-26;ROW()+COLUMN()+63))" office:value-type="string" office:string-value="Q" calcext:value-type="string">
            <text:p>Q</text:p>
          </table:table-cell>
          <table:table-cell table:formula="of:=CHAR(IF(ROW()+COLUMN()+63&gt;90;ROW()+COLUMN()+63-26;ROW()+COLUMN()+63))" office:value-type="string" office:string-value="R" calcext:value-type="string">
            <text:p>R</text:p>
          </table:table-cell>
          <table:table-cell table:formula="of:=CHAR(IF(ROW()+COLUMN()+63&gt;90;ROW()+COLUMN()+63-26;ROW()+COLUMN()+63))" office:value-type="string" office:string-value="S" calcext:value-type="string">
            <text:p>S</text:p>
          </table:table-cell>
          <table:table-cell table:formula="of:=CHAR(IF(ROW()+COLUMN()+63&gt;90;ROW()+COLUMN()+63-26;ROW()+COLUMN()+63))" office:value-type="string" office:string-value="T" calcext:value-type="string">
            <text:p>T</text:p>
          </table:table-cell>
          <table:table-cell table:formula="of:=CHAR(IF(ROW()+COLUMN()+63&gt;90;ROW()+COLUMN()+63-26;ROW()+COLUMN()+63))" office:value-type="string" office:string-value="U" calcext:value-type="string">
            <text:p>U</text:p>
          </table:table-cell>
          <table:table-cell table:formula="of:=CHAR(IF(ROW()+COLUMN()+63&gt;90;ROW()+COLUMN()+63-26;ROW()+COLUMN()+63))" office:value-type="string" office:string-value="V" calcext:value-type="string">
            <text:p>V</text:p>
          </table:table-cell>
          <table:table-cell table:formula="of:=CHAR(IF(ROW()+COLUMN()+63&gt;90;ROW()+COLUMN()+63-26;ROW()+COLUMN()+63))" office:value-type="string" office:string-value="W" calcext:value-type="string">
            <text:p>W</text:p>
          </table:table-cell>
          <table:table-cell table:formula="of:=CHAR(IF(ROW()+COLUMN()+63&gt;90;ROW()+COLUMN()+63-26;ROW()+COLUMN()+63))" office:value-type="string" office:string-value="X" calcext:value-type="string">
            <text:p>X</text:p>
          </table:table-cell>
          <table:table-cell table:formula="of:=CHAR(IF(ROW()+COLUMN()+63&gt;90;ROW()+COLUMN()+63-26;ROW()+COLUMN()+63))" office:value-type="string" office:string-value="Y" calcext:value-type="string">
            <text:p>Y</text:p>
          </table:table-cell>
          <table:table-cell table:formula="of:=CHAR(IF(ROW()+COLUMN()+63&gt;90;ROW()+COLUMN()+63-26;ROW()+COLUMN()+63))" office:value-type="string" office:string-value="Z" calcext:value-type="string">
            <text:p>Z</text:p>
          </table:table-cell>
          <table:table-cell table:formula="of:=CHAR(IF(ROW()+COLUMN()+63&gt;90;ROW()+COLUMN()+63-26;ROW()+COLUMN()+63))" office:value-type="string" office:string-value="A" calcext:value-type="string">
            <text:p>A</text:p>
          </table:table-cell>
          <table:table-cell table:formula="of:=CHAR(IF(ROW()+COLUMN()+63&gt;90;ROW()+COLUMN()+63-26;ROW()+COLUMN()+63))" office:value-type="string" office:string-value="B" calcext:value-type="string">
            <text:p>B</text:p>
          </table:table-cell>
          <table:table-cell table:formula="of:=CHAR(IF(ROW()+COLUMN()+63&gt;90;ROW()+COLUMN()+63-26;ROW()+COLUMN()+63))" office:value-type="string" office:string-value="C" calcext:value-type="string">
            <text:p>C</text:p>
          </table:table-cell>
          <table:table-cell table:formula="of:=CHAR(IF(ROW()+COLUMN()+63&gt;90;ROW()+COLUMN()+63-26;ROW()+COLUMN()+63))" office:value-type="string" office:string-value="D" calcext:value-type="string">
            <text:p>D</text:p>
          </table:table-cell>
          <table:table-cell table:formula="of:=CHAR(IF(ROW()+COLUMN()+63&gt;90;ROW()+COLUMN()+63-26;ROW()+COLUMN()+63))" office:value-type="string" office:string-value="E" calcext:value-type="string">
            <text:p>E</text:p>
          </table:table-cell>
          <table:table-cell table:formula="of:=CHAR(IF(ROW()+COLUMN()+63&gt;90;ROW()+COLUMN()+63-26;ROW()+COLUMN()+63))" office:value-type="string" office:string-value="F" calcext:value-type="string">
            <text:p>F</text:p>
          </table:table-cell>
          <table:table-cell table:formula="of:=CHAR(IF(ROW()+COLUMN()+63&gt;90;ROW()+COLUMN()+63-26;ROW()+COLUMN()+63))" office:value-type="string" office:string-value="G" calcext:value-type="string">
            <text:p>G</text:p>
          </table:table-cell>
          <table:table-cell table:formula="of:=CHAR(IF(ROW()+COLUMN()+63&gt;90;ROW()+COLUMN()+63-26;ROW()+COLUMN()+63))" office:value-type="string" office:string-value="H" calcext:value-type="string">
            <text:p>H</text:p>
          </table:table-cell>
          <table:table-cell table:number-columns-repeated="29"/>
        </table:table-row>
        <table:table-row table:style-name="ro1">
          <table:table-cell table:formula="of:=CHAR(IF(ROW()+COLUMN()+63&gt;90;ROW()+COLUMN()+63-26;ROW()+COLUMN()+63))" office:value-type="string" office:string-value="J" calcext:value-type="string">
            <text:p>J</text:p>
          </table:table-cell>
          <table:table-cell table:formula="of:=CHAR(IF(ROW()+COLUMN()+63&gt;90;ROW()+COLUMN()+63-26;ROW()+COLUMN()+63))" office:value-type="string" office:string-value="K" calcext:value-type="string">
            <text:p>K</text:p>
          </table:table-cell>
          <table:table-cell table:formula="of:=CHAR(IF(ROW()+COLUMN()+63&gt;90;ROW()+COLUMN()+63-26;ROW()+COLUMN()+63))" office:value-type="string" office:string-value="L" calcext:value-type="string">
            <text:p>L</text:p>
          </table:table-cell>
          <table:table-cell table:formula="of:=CHAR(IF(ROW()+COLUMN()+63&gt;90;ROW()+COLUMN()+63-26;ROW()+COLUMN()+63))" office:value-type="string" office:string-value="M" calcext:value-type="string">
            <text:p>M</text:p>
          </table:table-cell>
          <table:table-cell table:formula="of:=CHAR(IF(ROW()+COLUMN()+63&gt;90;ROW()+COLUMN()+63-26;ROW()+COLUMN()+63))" office:value-type="string" office:string-value="N" calcext:value-type="string">
            <text:p>N</text:p>
          </table:table-cell>
          <table:table-cell table:formula="of:=CHAR(IF(ROW()+COLUMN()+63&gt;90;ROW()+COLUMN()+63-26;ROW()+COLUMN()+63))" office:value-type="string" office:string-value="O" calcext:value-type="string">
            <text:p>O</text:p>
          </table:table-cell>
          <table:table-cell table:formula="of:=CHAR(IF(ROW()+COLUMN()+63&gt;90;ROW()+COLUMN()+63-26;ROW()+COLUMN()+63))" office:value-type="string" office:string-value="P" calcext:value-type="string">
            <text:p>P</text:p>
          </table:table-cell>
          <table:table-cell table:formula="of:=CHAR(IF(ROW()+COLUMN()+63&gt;90;ROW()+COLUMN()+63-26;ROW()+COLUMN()+63))" office:value-type="string" office:string-value="Q" calcext:value-type="string">
            <text:p>Q</text:p>
          </table:table-cell>
          <table:table-cell table:formula="of:=CHAR(IF(ROW()+COLUMN()+63&gt;90;ROW()+COLUMN()+63-26;ROW()+COLUMN()+63))" office:value-type="string" office:string-value="R" calcext:value-type="string">
            <text:p>R</text:p>
          </table:table-cell>
          <table:table-cell table:formula="of:=CHAR(IF(ROW()+COLUMN()+63&gt;90;ROW()+COLUMN()+63-26;ROW()+COLUMN()+63))" office:value-type="string" office:string-value="S" calcext:value-type="string">
            <text:p>S</text:p>
          </table:table-cell>
          <table:table-cell table:formula="of:=CHAR(IF(ROW()+COLUMN()+63&gt;90;ROW()+COLUMN()+63-26;ROW()+COLUMN()+63))" office:value-type="string" office:string-value="T" calcext:value-type="string">
            <text:p>T</text:p>
          </table:table-cell>
          <table:table-cell table:formula="of:=CHAR(IF(ROW()+COLUMN()+63&gt;90;ROW()+COLUMN()+63-26;ROW()+COLUMN()+63))" office:value-type="string" office:string-value="U" calcext:value-type="string">
            <text:p>U</text:p>
          </table:table-cell>
          <table:table-cell table:formula="of:=CHAR(IF(ROW()+COLUMN()+63&gt;90;ROW()+COLUMN()+63-26;ROW()+COLUMN()+63))" office:value-type="string" office:string-value="V" calcext:value-type="string">
            <text:p>V</text:p>
          </table:table-cell>
          <table:table-cell table:formula="of:=CHAR(IF(ROW()+COLUMN()+63&gt;90;ROW()+COLUMN()+63-26;ROW()+COLUMN()+63))" office:value-type="string" office:string-value="W" calcext:value-type="string">
            <text:p>W</text:p>
          </table:table-cell>
          <table:table-cell table:formula="of:=CHAR(IF(ROW()+COLUMN()+63&gt;90;ROW()+COLUMN()+63-26;ROW()+COLUMN()+63))" office:value-type="string" office:string-value="X" calcext:value-type="string">
            <text:p>X</text:p>
          </table:table-cell>
          <table:table-cell table:formula="of:=CHAR(IF(ROW()+COLUMN()+63&gt;90;ROW()+COLUMN()+63-26;ROW()+COLUMN()+63))" office:value-type="string" office:string-value="Y" calcext:value-type="string">
            <text:p>Y</text:p>
          </table:table-cell>
          <table:table-cell table:formula="of:=CHAR(IF(ROW()+COLUMN()+63&gt;90;ROW()+COLUMN()+63-26;ROW()+COLUMN()+63))" office:value-type="string" office:string-value="Z" calcext:value-type="string">
            <text:p>Z</text:p>
          </table:table-cell>
          <table:table-cell table:formula="of:=CHAR(IF(ROW()+COLUMN()+63&gt;90;ROW()+COLUMN()+63-26;ROW()+COLUMN()+63))" office:value-type="string" office:string-value="A" calcext:value-type="string">
            <text:p>A</text:p>
          </table:table-cell>
          <table:table-cell table:formula="of:=CHAR(IF(ROW()+COLUMN()+63&gt;90;ROW()+COLUMN()+63-26;ROW()+COLUMN()+63))" office:value-type="string" office:string-value="B" calcext:value-type="string">
            <text:p>B</text:p>
          </table:table-cell>
          <table:table-cell table:formula="of:=CHAR(IF(ROW()+COLUMN()+63&gt;90;ROW()+COLUMN()+63-26;ROW()+COLUMN()+63))" office:value-type="string" office:string-value="C" calcext:value-type="string">
            <text:p>C</text:p>
          </table:table-cell>
          <table:table-cell table:formula="of:=CHAR(IF(ROW()+COLUMN()+63&gt;90;ROW()+COLUMN()+63-26;ROW()+COLUMN()+63))" office:value-type="string" office:string-value="D" calcext:value-type="string">
            <text:p>D</text:p>
          </table:table-cell>
          <table:table-cell table:formula="of:=CHAR(IF(ROW()+COLUMN()+63&gt;90;ROW()+COLUMN()+63-26;ROW()+COLUMN()+63))" office:value-type="string" office:string-value="E" calcext:value-type="string">
            <text:p>E</text:p>
          </table:table-cell>
          <table:table-cell table:formula="of:=CHAR(IF(ROW()+COLUMN()+63&gt;90;ROW()+COLUMN()+63-26;ROW()+COLUMN()+63))" office:value-type="string" office:string-value="F" calcext:value-type="string">
            <text:p>F</text:p>
          </table:table-cell>
          <table:table-cell table:formula="of:=CHAR(IF(ROW()+COLUMN()+63&gt;90;ROW()+COLUMN()+63-26;ROW()+COLUMN()+63))" office:value-type="string" office:string-value="G" calcext:value-type="string">
            <text:p>G</text:p>
          </table:table-cell>
          <table:table-cell table:formula="of:=CHAR(IF(ROW()+COLUMN()+63&gt;90;ROW()+COLUMN()+63-26;ROW()+COLUMN()+63))" office:value-type="string" office:string-value="H" calcext:value-type="string">
            <text:p>H</text:p>
          </table:table-cell>
          <table:table-cell table:formula="of:=CHAR(IF(ROW()+COLUMN()+63&gt;90;ROW()+COLUMN()+63-26;ROW()+COLUMN()+63))" office:value-type="string" office:string-value="I" calcext:value-type="string">
            <text:p>I</text:p>
          </table:table-cell>
          <table:table-cell table:number-columns-repeated="29"/>
        </table:table-row>
        <table:table-row table:style-name="ro1">
          <table:table-cell table:formula="of:=CHAR(IF(ROW()+COLUMN()+63&gt;90;ROW()+COLUMN()+63-26;ROW()+COLUMN()+63))" office:value-type="string" office:string-value="K" calcext:value-type="string">
            <text:p>K</text:p>
          </table:table-cell>
          <table:table-cell table:formula="of:=CHAR(IF(ROW()+COLUMN()+63&gt;90;ROW()+COLUMN()+63-26;ROW()+COLUMN()+63))" office:value-type="string" office:string-value="L" calcext:value-type="string">
            <text:p>L</text:p>
          </table:table-cell>
          <table:table-cell table:formula="of:=CHAR(IF(ROW()+COLUMN()+63&gt;90;ROW()+COLUMN()+63-26;ROW()+COLUMN()+63))" office:value-type="string" office:string-value="M" calcext:value-type="string">
            <text:p>M</text:p>
          </table:table-cell>
          <table:table-cell table:formula="of:=CHAR(IF(ROW()+COLUMN()+63&gt;90;ROW()+COLUMN()+63-26;ROW()+COLUMN()+63))" office:value-type="string" office:string-value="N" calcext:value-type="string">
            <text:p>N</text:p>
          </table:table-cell>
          <table:table-cell table:formula="of:=CHAR(IF(ROW()+COLUMN()+63&gt;90;ROW()+COLUMN()+63-26;ROW()+COLUMN()+63))" office:value-type="string" office:string-value="O" calcext:value-type="string">
            <text:p>O</text:p>
          </table:table-cell>
          <table:table-cell table:formula="of:=CHAR(IF(ROW()+COLUMN()+63&gt;90;ROW()+COLUMN()+63-26;ROW()+COLUMN()+63))" office:value-type="string" office:string-value="P" calcext:value-type="string">
            <text:p>P</text:p>
          </table:table-cell>
          <table:table-cell table:formula="of:=CHAR(IF(ROW()+COLUMN()+63&gt;90;ROW()+COLUMN()+63-26;ROW()+COLUMN()+63))" office:value-type="string" office:string-value="Q" calcext:value-type="string">
            <text:p>Q</text:p>
          </table:table-cell>
          <table:table-cell table:formula="of:=CHAR(IF(ROW()+COLUMN()+63&gt;90;ROW()+COLUMN()+63-26;ROW()+COLUMN()+63))" office:value-type="string" office:string-value="R" calcext:value-type="string">
            <text:p>R</text:p>
          </table:table-cell>
          <table:table-cell table:formula="of:=CHAR(IF(ROW()+COLUMN()+63&gt;90;ROW()+COLUMN()+63-26;ROW()+COLUMN()+63))" office:value-type="string" office:string-value="S" calcext:value-type="string">
            <text:p>S</text:p>
          </table:table-cell>
          <table:table-cell table:formula="of:=CHAR(IF(ROW()+COLUMN()+63&gt;90;ROW()+COLUMN()+63-26;ROW()+COLUMN()+63))" office:value-type="string" office:string-value="T" calcext:value-type="string">
            <text:p>T</text:p>
          </table:table-cell>
          <table:table-cell table:formula="of:=CHAR(IF(ROW()+COLUMN()+63&gt;90;ROW()+COLUMN()+63-26;ROW()+COLUMN()+63))" office:value-type="string" office:string-value="U" calcext:value-type="string">
            <text:p>U</text:p>
          </table:table-cell>
          <table:table-cell table:formula="of:=CHAR(IF(ROW()+COLUMN()+63&gt;90;ROW()+COLUMN()+63-26;ROW()+COLUMN()+63))" office:value-type="string" office:string-value="V" calcext:value-type="string">
            <text:p>V</text:p>
          </table:table-cell>
          <table:table-cell table:formula="of:=CHAR(IF(ROW()+COLUMN()+63&gt;90;ROW()+COLUMN()+63-26;ROW()+COLUMN()+63))" office:value-type="string" office:string-value="W" calcext:value-type="string">
            <text:p>W</text:p>
          </table:table-cell>
          <table:table-cell table:formula="of:=CHAR(IF(ROW()+COLUMN()+63&gt;90;ROW()+COLUMN()+63-26;ROW()+COLUMN()+63))" office:value-type="string" office:string-value="X" calcext:value-type="string">
            <text:p>X</text:p>
          </table:table-cell>
          <table:table-cell table:formula="of:=CHAR(IF(ROW()+COLUMN()+63&gt;90;ROW()+COLUMN()+63-26;ROW()+COLUMN()+63))" office:value-type="string" office:string-value="Y" calcext:value-type="string">
            <text:p>Y</text:p>
          </table:table-cell>
          <table:table-cell table:formula="of:=CHAR(IF(ROW()+COLUMN()+63&gt;90;ROW()+COLUMN()+63-26;ROW()+COLUMN()+63))" office:value-type="string" office:string-value="Z" calcext:value-type="string">
            <text:p>Z</text:p>
          </table:table-cell>
          <table:table-cell table:formula="of:=CHAR(IF(ROW()+COLUMN()+63&gt;90;ROW()+COLUMN()+63-26;ROW()+COLUMN()+63))" office:value-type="string" office:string-value="A" calcext:value-type="string">
            <text:p>A</text:p>
          </table:table-cell>
          <table:table-cell table:formula="of:=CHAR(IF(ROW()+COLUMN()+63&gt;90;ROW()+COLUMN()+63-26;ROW()+COLUMN()+63))" office:value-type="string" office:string-value="B" calcext:value-type="string">
            <text:p>B</text:p>
          </table:table-cell>
          <table:table-cell table:formula="of:=CHAR(IF(ROW()+COLUMN()+63&gt;90;ROW()+COLUMN()+63-26;ROW()+COLUMN()+63))" office:value-type="string" office:string-value="C" calcext:value-type="string">
            <text:p>C</text:p>
          </table:table-cell>
          <table:table-cell table:formula="of:=CHAR(IF(ROW()+COLUMN()+63&gt;90;ROW()+COLUMN()+63-26;ROW()+COLUMN()+63))" office:value-type="string" office:string-value="D" calcext:value-type="string">
            <text:p>D</text:p>
          </table:table-cell>
          <table:table-cell table:formula="of:=CHAR(IF(ROW()+COLUMN()+63&gt;90;ROW()+COLUMN()+63-26;ROW()+COLUMN()+63))" office:value-type="string" office:string-value="E" calcext:value-type="string">
            <text:p>E</text:p>
          </table:table-cell>
          <table:table-cell table:formula="of:=CHAR(IF(ROW()+COLUMN()+63&gt;90;ROW()+COLUMN()+63-26;ROW()+COLUMN()+63))" office:value-type="string" office:string-value="F" calcext:value-type="string">
            <text:p>F</text:p>
          </table:table-cell>
          <table:table-cell table:formula="of:=CHAR(IF(ROW()+COLUMN()+63&gt;90;ROW()+COLUMN()+63-26;ROW()+COLUMN()+63))" office:value-type="string" office:string-value="G" calcext:value-type="string">
            <text:p>G</text:p>
          </table:table-cell>
          <table:table-cell table:formula="of:=CHAR(IF(ROW()+COLUMN()+63&gt;90;ROW()+COLUMN()+63-26;ROW()+COLUMN()+63))" office:value-type="string" office:string-value="H" calcext:value-type="string">
            <text:p>H</text:p>
          </table:table-cell>
          <table:table-cell table:formula="of:=CHAR(IF(ROW()+COLUMN()+63&gt;90;ROW()+COLUMN()+63-26;ROW()+COLUMN()+63))" office:value-type="string" office:string-value="I" calcext:value-type="string">
            <text:p>I</text:p>
          </table:table-cell>
          <table:table-cell table:formula="of:=CHAR(IF(ROW()+COLUMN()+63&gt;90;ROW()+COLUMN()+63-26;ROW()+COLUMN()+63))" office:value-type="string" office:string-value="J" calcext:value-type="string">
            <text:p>J</text:p>
          </table:table-cell>
          <table:table-cell table:number-columns-repeated="29"/>
        </table:table-row>
        <table:table-row table:style-name="ro1">
          <table:table-cell table:formula="of:=CHAR(IF(ROW()+COLUMN()+63&gt;90;ROW()+COLUMN()+63-26;ROW()+COLUMN()+63))" office:value-type="string" office:string-value="L" calcext:value-type="string">
            <text:p>L</text:p>
          </table:table-cell>
          <table:table-cell table:formula="of:=CHAR(IF(ROW()+COLUMN()+63&gt;90;ROW()+COLUMN()+63-26;ROW()+COLUMN()+63))" office:value-type="string" office:string-value="M" calcext:value-type="string">
            <text:p>M</text:p>
          </table:table-cell>
          <table:table-cell table:formula="of:=CHAR(IF(ROW()+COLUMN()+63&gt;90;ROW()+COLUMN()+63-26;ROW()+COLUMN()+63))" office:value-type="string" office:string-value="N" calcext:value-type="string">
            <text:p>N</text:p>
          </table:table-cell>
          <table:table-cell table:formula="of:=CHAR(IF(ROW()+COLUMN()+63&gt;90;ROW()+COLUMN()+63-26;ROW()+COLUMN()+63))" office:value-type="string" office:string-value="O" calcext:value-type="string">
            <text:p>O</text:p>
          </table:table-cell>
          <table:table-cell table:formula="of:=CHAR(IF(ROW()+COLUMN()+63&gt;90;ROW()+COLUMN()+63-26;ROW()+COLUMN()+63))" office:value-type="string" office:string-value="P" calcext:value-type="string">
            <text:p>P</text:p>
          </table:table-cell>
          <table:table-cell table:formula="of:=CHAR(IF(ROW()+COLUMN()+63&gt;90;ROW()+COLUMN()+63-26;ROW()+COLUMN()+63))" office:value-type="string" office:string-value="Q" calcext:value-type="string">
            <text:p>Q</text:p>
          </table:table-cell>
          <table:table-cell table:formula="of:=CHAR(IF(ROW()+COLUMN()+63&gt;90;ROW()+COLUMN()+63-26;ROW()+COLUMN()+63))" office:value-type="string" office:string-value="R" calcext:value-type="string">
            <text:p>R</text:p>
          </table:table-cell>
          <table:table-cell table:formula="of:=CHAR(IF(ROW()+COLUMN()+63&gt;90;ROW()+COLUMN()+63-26;ROW()+COLUMN()+63))" office:value-type="string" office:string-value="S" calcext:value-type="string">
            <text:p>S</text:p>
          </table:table-cell>
          <table:table-cell table:formula="of:=CHAR(IF(ROW()+COLUMN()+63&gt;90;ROW()+COLUMN()+63-26;ROW()+COLUMN()+63))" office:value-type="string" office:string-value="T" calcext:value-type="string">
            <text:p>T</text:p>
          </table:table-cell>
          <table:table-cell table:formula="of:=CHAR(IF(ROW()+COLUMN()+63&gt;90;ROW()+COLUMN()+63-26;ROW()+COLUMN()+63))" office:value-type="string" office:string-value="U" calcext:value-type="string">
            <text:p>U</text:p>
          </table:table-cell>
          <table:table-cell table:formula="of:=CHAR(IF(ROW()+COLUMN()+63&gt;90;ROW()+COLUMN()+63-26;ROW()+COLUMN()+63))" office:value-type="string" office:string-value="V" calcext:value-type="string">
            <text:p>V</text:p>
          </table:table-cell>
          <table:table-cell table:formula="of:=CHAR(IF(ROW()+COLUMN()+63&gt;90;ROW()+COLUMN()+63-26;ROW()+COLUMN()+63))" office:value-type="string" office:string-value="W" calcext:value-type="string">
            <text:p>W</text:p>
          </table:table-cell>
          <table:table-cell table:formula="of:=CHAR(IF(ROW()+COLUMN()+63&gt;90;ROW()+COLUMN()+63-26;ROW()+COLUMN()+63))" office:value-type="string" office:string-value="X" calcext:value-type="string">
            <text:p>X</text:p>
          </table:table-cell>
          <table:table-cell table:formula="of:=CHAR(IF(ROW()+COLUMN()+63&gt;90;ROW()+COLUMN()+63-26;ROW()+COLUMN()+63))" office:value-type="string" office:string-value="Y" calcext:value-type="string">
            <text:p>Y</text:p>
          </table:table-cell>
          <table:table-cell table:formula="of:=CHAR(IF(ROW()+COLUMN()+63&gt;90;ROW()+COLUMN()+63-26;ROW()+COLUMN()+63))" office:value-type="string" office:string-value="Z" calcext:value-type="string">
            <text:p>Z</text:p>
          </table:table-cell>
          <table:table-cell table:formula="of:=CHAR(IF(ROW()+COLUMN()+63&gt;90;ROW()+COLUMN()+63-26;ROW()+COLUMN()+63))" office:value-type="string" office:string-value="A" calcext:value-type="string">
            <text:p>A</text:p>
          </table:table-cell>
          <table:table-cell table:formula="of:=CHAR(IF(ROW()+COLUMN()+63&gt;90;ROW()+COLUMN()+63-26;ROW()+COLUMN()+63))" office:value-type="string" office:string-value="B" calcext:value-type="string">
            <text:p>B</text:p>
          </table:table-cell>
          <table:table-cell table:formula="of:=CHAR(IF(ROW()+COLUMN()+63&gt;90;ROW()+COLUMN()+63-26;ROW()+COLUMN()+63))" office:value-type="string" office:string-value="C" calcext:value-type="string">
            <text:p>C</text:p>
          </table:table-cell>
          <table:table-cell table:formula="of:=CHAR(IF(ROW()+COLUMN()+63&gt;90;ROW()+COLUMN()+63-26;ROW()+COLUMN()+63))" office:value-type="string" office:string-value="D" calcext:value-type="string">
            <text:p>D</text:p>
          </table:table-cell>
          <table:table-cell table:formula="of:=CHAR(IF(ROW()+COLUMN()+63&gt;90;ROW()+COLUMN()+63-26;ROW()+COLUMN()+63))" office:value-type="string" office:string-value="E" calcext:value-type="string">
            <text:p>E</text:p>
          </table:table-cell>
          <table:table-cell table:formula="of:=CHAR(IF(ROW()+COLUMN()+63&gt;90;ROW()+COLUMN()+63-26;ROW()+COLUMN()+63))" office:value-type="string" office:string-value="F" calcext:value-type="string">
            <text:p>F</text:p>
          </table:table-cell>
          <table:table-cell table:formula="of:=CHAR(IF(ROW()+COLUMN()+63&gt;90;ROW()+COLUMN()+63-26;ROW()+COLUMN()+63))" office:value-type="string" office:string-value="G" calcext:value-type="string">
            <text:p>G</text:p>
          </table:table-cell>
          <table:table-cell table:formula="of:=CHAR(IF(ROW()+COLUMN()+63&gt;90;ROW()+COLUMN()+63-26;ROW()+COLUMN()+63))" office:value-type="string" office:string-value="H" calcext:value-type="string">
            <text:p>H</text:p>
          </table:table-cell>
          <table:table-cell table:formula="of:=CHAR(IF(ROW()+COLUMN()+63&gt;90;ROW()+COLUMN()+63-26;ROW()+COLUMN()+63))" office:value-type="string" office:string-value="I" calcext:value-type="string">
            <text:p>I</text:p>
          </table:table-cell>
          <table:table-cell table:formula="of:=CHAR(IF(ROW()+COLUMN()+63&gt;90;ROW()+COLUMN()+63-26;ROW()+COLUMN()+63))" office:value-type="string" office:string-value="J" calcext:value-type="string">
            <text:p>J</text:p>
          </table:table-cell>
          <table:table-cell table:formula="of:=CHAR(IF(ROW()+COLUMN()+63&gt;90;ROW()+COLUMN()+63-26;ROW()+COLUMN()+63))" office:value-type="string" office:string-value="K" calcext:value-type="string">
            <text:p>K</text:p>
          </table:table-cell>
          <table:table-cell table:number-columns-repeated="29"/>
        </table:table-row>
        <table:table-row table:style-name="ro1">
          <table:table-cell table:formula="of:=CHAR(IF(ROW()+COLUMN()+63&gt;90;ROW()+COLUMN()+63-26;ROW()+COLUMN()+63))" office:value-type="string" office:string-value="M" calcext:value-type="string">
            <text:p>M</text:p>
          </table:table-cell>
          <table:table-cell table:formula="of:=CHAR(IF(ROW()+COLUMN()+63&gt;90;ROW()+COLUMN()+63-26;ROW()+COLUMN()+63))" office:value-type="string" office:string-value="N" calcext:value-type="string">
            <text:p>N</text:p>
          </table:table-cell>
          <table:table-cell table:formula="of:=CHAR(IF(ROW()+COLUMN()+63&gt;90;ROW()+COLUMN()+63-26;ROW()+COLUMN()+63))" office:value-type="string" office:string-value="O" calcext:value-type="string">
            <text:p>O</text:p>
          </table:table-cell>
          <table:table-cell table:formula="of:=CHAR(IF(ROW()+COLUMN()+63&gt;90;ROW()+COLUMN()+63-26;ROW()+COLUMN()+63))" office:value-type="string" office:string-value="P" calcext:value-type="string">
            <text:p>P</text:p>
          </table:table-cell>
          <table:table-cell table:formula="of:=CHAR(IF(ROW()+COLUMN()+63&gt;90;ROW()+COLUMN()+63-26;ROW()+COLUMN()+63))" office:value-type="string" office:string-value="Q" calcext:value-type="string">
            <text:p>Q</text:p>
          </table:table-cell>
          <table:table-cell table:formula="of:=CHAR(IF(ROW()+COLUMN()+63&gt;90;ROW()+COLUMN()+63-26;ROW()+COLUMN()+63))" office:value-type="string" office:string-value="R" calcext:value-type="string">
            <text:p>R</text:p>
          </table:table-cell>
          <table:table-cell table:formula="of:=CHAR(IF(ROW()+COLUMN()+63&gt;90;ROW()+COLUMN()+63-26;ROW()+COLUMN()+63))" office:value-type="string" office:string-value="S" calcext:value-type="string">
            <text:p>S</text:p>
          </table:table-cell>
          <table:table-cell table:formula="of:=CHAR(IF(ROW()+COLUMN()+63&gt;90;ROW()+COLUMN()+63-26;ROW()+COLUMN()+63))" office:value-type="string" office:string-value="T" calcext:value-type="string">
            <text:p>T</text:p>
          </table:table-cell>
          <table:table-cell table:formula="of:=CHAR(IF(ROW()+COLUMN()+63&gt;90;ROW()+COLUMN()+63-26;ROW()+COLUMN()+63))" office:value-type="string" office:string-value="U" calcext:value-type="string">
            <text:p>U</text:p>
          </table:table-cell>
          <table:table-cell table:formula="of:=CHAR(IF(ROW()+COLUMN()+63&gt;90;ROW()+COLUMN()+63-26;ROW()+COLUMN()+63))" office:value-type="string" office:string-value="V" calcext:value-type="string">
            <text:p>V</text:p>
          </table:table-cell>
          <table:table-cell table:formula="of:=CHAR(IF(ROW()+COLUMN()+63&gt;90;ROW()+COLUMN()+63-26;ROW()+COLUMN()+63))" office:value-type="string" office:string-value="W" calcext:value-type="string">
            <text:p>W</text:p>
          </table:table-cell>
          <table:table-cell table:formula="of:=CHAR(IF(ROW()+COLUMN()+63&gt;90;ROW()+COLUMN()+63-26;ROW()+COLUMN()+63))" office:value-type="string" office:string-value="X" calcext:value-type="string">
            <text:p>X</text:p>
          </table:table-cell>
          <table:table-cell table:formula="of:=CHAR(IF(ROW()+COLUMN()+63&gt;90;ROW()+COLUMN()+63-26;ROW()+COLUMN()+63))" office:value-type="string" office:string-value="Y" calcext:value-type="string">
            <text:p>Y</text:p>
          </table:table-cell>
          <table:table-cell table:formula="of:=CHAR(IF(ROW()+COLUMN()+63&gt;90;ROW()+COLUMN()+63-26;ROW()+COLUMN()+63))" office:value-type="string" office:string-value="Z" calcext:value-type="string">
            <text:p>Z</text:p>
          </table:table-cell>
          <table:table-cell table:formula="of:=CHAR(IF(ROW()+COLUMN()+63&gt;90;ROW()+COLUMN()+63-26;ROW()+COLUMN()+63))" office:value-type="string" office:string-value="A" calcext:value-type="string">
            <text:p>A</text:p>
          </table:table-cell>
          <table:table-cell table:formula="of:=CHAR(IF(ROW()+COLUMN()+63&gt;90;ROW()+COLUMN()+63-26;ROW()+COLUMN()+63))" office:value-type="string" office:string-value="B" calcext:value-type="string">
            <text:p>B</text:p>
          </table:table-cell>
          <table:table-cell table:formula="of:=CHAR(IF(ROW()+COLUMN()+63&gt;90;ROW()+COLUMN()+63-26;ROW()+COLUMN()+63))" office:value-type="string" office:string-value="C" calcext:value-type="string">
            <text:p>C</text:p>
          </table:table-cell>
          <table:table-cell table:formula="of:=CHAR(IF(ROW()+COLUMN()+63&gt;90;ROW()+COLUMN()+63-26;ROW()+COLUMN()+63))" office:value-type="string" office:string-value="D" calcext:value-type="string">
            <text:p>D</text:p>
          </table:table-cell>
          <table:table-cell table:formula="of:=CHAR(IF(ROW()+COLUMN()+63&gt;90;ROW()+COLUMN()+63-26;ROW()+COLUMN()+63))" office:value-type="string" office:string-value="E" calcext:value-type="string">
            <text:p>E</text:p>
          </table:table-cell>
          <table:table-cell table:formula="of:=CHAR(IF(ROW()+COLUMN()+63&gt;90;ROW()+COLUMN()+63-26;ROW()+COLUMN()+63))" office:value-type="string" office:string-value="F" calcext:value-type="string">
            <text:p>F</text:p>
          </table:table-cell>
          <table:table-cell table:formula="of:=CHAR(IF(ROW()+COLUMN()+63&gt;90;ROW()+COLUMN()+63-26;ROW()+COLUMN()+63))" office:value-type="string" office:string-value="G" calcext:value-type="string">
            <text:p>G</text:p>
          </table:table-cell>
          <table:table-cell table:formula="of:=CHAR(IF(ROW()+COLUMN()+63&gt;90;ROW()+COLUMN()+63-26;ROW()+COLUMN()+63))" office:value-type="string" office:string-value="H" calcext:value-type="string">
            <text:p>H</text:p>
          </table:table-cell>
          <table:table-cell table:formula="of:=CHAR(IF(ROW()+COLUMN()+63&gt;90;ROW()+COLUMN()+63-26;ROW()+COLUMN()+63))" office:value-type="string" office:string-value="I" calcext:value-type="string">
            <text:p>I</text:p>
          </table:table-cell>
          <table:table-cell table:formula="of:=CHAR(IF(ROW()+COLUMN()+63&gt;90;ROW()+COLUMN()+63-26;ROW()+COLUMN()+63))" office:value-type="string" office:string-value="J" calcext:value-type="string">
            <text:p>J</text:p>
          </table:table-cell>
          <table:table-cell table:formula="of:=CHAR(IF(ROW()+COLUMN()+63&gt;90;ROW()+COLUMN()+63-26;ROW()+COLUMN()+63))" office:value-type="string" office:string-value="K" calcext:value-type="string">
            <text:p>K</text:p>
          </table:table-cell>
          <table:table-cell table:formula="of:=CHAR(IF(ROW()+COLUMN()+63&gt;90;ROW()+COLUMN()+63-26;ROW()+COLUMN()+63))" office:value-type="string" office:string-value="L" calcext:value-type="string">
            <text:p>L</text:p>
          </table:table-cell>
          <table:table-cell table:number-columns-repeated="29"/>
        </table:table-row>
        <table:table-row table:style-name="ro1">
          <table:table-cell table:formula="of:=CHAR(IF(ROW()+COLUMN()+63&gt;90;ROW()+COLUMN()+63-26;ROW()+COLUMN()+63))" office:value-type="string" office:string-value="N" calcext:value-type="string">
            <text:p>N</text:p>
          </table:table-cell>
          <table:table-cell table:formula="of:=CHAR(IF(ROW()+COLUMN()+63&gt;90;ROW()+COLUMN()+63-26;ROW()+COLUMN()+63))" office:value-type="string" office:string-value="O" calcext:value-type="string">
            <text:p>O</text:p>
          </table:table-cell>
          <table:table-cell table:formula="of:=CHAR(IF(ROW()+COLUMN()+63&gt;90;ROW()+COLUMN()+63-26;ROW()+COLUMN()+63))" office:value-type="string" office:string-value="P" calcext:value-type="string">
            <text:p>P</text:p>
          </table:table-cell>
          <table:table-cell table:formula="of:=CHAR(IF(ROW()+COLUMN()+63&gt;90;ROW()+COLUMN()+63-26;ROW()+COLUMN()+63))" office:value-type="string" office:string-value="Q" calcext:value-type="string">
            <text:p>Q</text:p>
          </table:table-cell>
          <table:table-cell table:formula="of:=CHAR(IF(ROW()+COLUMN()+63&gt;90;ROW()+COLUMN()+63-26;ROW()+COLUMN()+63))" office:value-type="string" office:string-value="R" calcext:value-type="string">
            <text:p>R</text:p>
          </table:table-cell>
          <table:table-cell table:formula="of:=CHAR(IF(ROW()+COLUMN()+63&gt;90;ROW()+COLUMN()+63-26;ROW()+COLUMN()+63))" office:value-type="string" office:string-value="S" calcext:value-type="string">
            <text:p>S</text:p>
          </table:table-cell>
          <table:table-cell table:formula="of:=CHAR(IF(ROW()+COLUMN()+63&gt;90;ROW()+COLUMN()+63-26;ROW()+COLUMN()+63))" office:value-type="string" office:string-value="T" calcext:value-type="string">
            <text:p>T</text:p>
          </table:table-cell>
          <table:table-cell table:formula="of:=CHAR(IF(ROW()+COLUMN()+63&gt;90;ROW()+COLUMN()+63-26;ROW()+COLUMN()+63))" office:value-type="string" office:string-value="U" calcext:value-type="string">
            <text:p>U</text:p>
          </table:table-cell>
          <table:table-cell table:formula="of:=CHAR(IF(ROW()+COLUMN()+63&gt;90;ROW()+COLUMN()+63-26;ROW()+COLUMN()+63))" office:value-type="string" office:string-value="V" calcext:value-type="string">
            <text:p>V</text:p>
          </table:table-cell>
          <table:table-cell table:formula="of:=CHAR(IF(ROW()+COLUMN()+63&gt;90;ROW()+COLUMN()+63-26;ROW()+COLUMN()+63))" office:value-type="string" office:string-value="W" calcext:value-type="string">
            <text:p>W</text:p>
          </table:table-cell>
          <table:table-cell table:formula="of:=CHAR(IF(ROW()+COLUMN()+63&gt;90;ROW()+COLUMN()+63-26;ROW()+COLUMN()+63))" office:value-type="string" office:string-value="X" calcext:value-type="string">
            <text:p>X</text:p>
          </table:table-cell>
          <table:table-cell table:formula="of:=CHAR(IF(ROW()+COLUMN()+63&gt;90;ROW()+COLUMN()+63-26;ROW()+COLUMN()+63))" office:value-type="string" office:string-value="Y" calcext:value-type="string">
            <text:p>Y</text:p>
          </table:table-cell>
          <table:table-cell table:formula="of:=CHAR(IF(ROW()+COLUMN()+63&gt;90;ROW()+COLUMN()+63-26;ROW()+COLUMN()+63))" office:value-type="string" office:string-value="Z" calcext:value-type="string">
            <text:p>Z</text:p>
          </table:table-cell>
          <table:table-cell table:formula="of:=CHAR(IF(ROW()+COLUMN()+63&gt;90;ROW()+COLUMN()+63-26;ROW()+COLUMN()+63))" office:value-type="string" office:string-value="A" calcext:value-type="string">
            <text:p>A</text:p>
          </table:table-cell>
          <table:table-cell table:formula="of:=CHAR(IF(ROW()+COLUMN()+63&gt;90;ROW()+COLUMN()+63-26;ROW()+COLUMN()+63))" office:value-type="string" office:string-value="B" calcext:value-type="string">
            <text:p>B</text:p>
          </table:table-cell>
          <table:table-cell table:formula="of:=CHAR(IF(ROW()+COLUMN()+63&gt;90;ROW()+COLUMN()+63-26;ROW()+COLUMN()+63))" office:value-type="string" office:string-value="C" calcext:value-type="string">
            <text:p>C</text:p>
          </table:table-cell>
          <table:table-cell table:formula="of:=CHAR(IF(ROW()+COLUMN()+63&gt;90;ROW()+COLUMN()+63-26;ROW()+COLUMN()+63))" office:value-type="string" office:string-value="D" calcext:value-type="string">
            <text:p>D</text:p>
          </table:table-cell>
          <table:table-cell table:formula="of:=CHAR(IF(ROW()+COLUMN()+63&gt;90;ROW()+COLUMN()+63-26;ROW()+COLUMN()+63))" office:value-type="string" office:string-value="E" calcext:value-type="string">
            <text:p>E</text:p>
          </table:table-cell>
          <table:table-cell table:formula="of:=CHAR(IF(ROW()+COLUMN()+63&gt;90;ROW()+COLUMN()+63-26;ROW()+COLUMN()+63))" office:value-type="string" office:string-value="F" calcext:value-type="string">
            <text:p>F</text:p>
          </table:table-cell>
          <table:table-cell table:formula="of:=CHAR(IF(ROW()+COLUMN()+63&gt;90;ROW()+COLUMN()+63-26;ROW()+COLUMN()+63))" office:value-type="string" office:string-value="G" calcext:value-type="string">
            <text:p>G</text:p>
          </table:table-cell>
          <table:table-cell table:formula="of:=CHAR(IF(ROW()+COLUMN()+63&gt;90;ROW()+COLUMN()+63-26;ROW()+COLUMN()+63))" office:value-type="string" office:string-value="H" calcext:value-type="string">
            <text:p>H</text:p>
          </table:table-cell>
          <table:table-cell table:formula="of:=CHAR(IF(ROW()+COLUMN()+63&gt;90;ROW()+COLUMN()+63-26;ROW()+COLUMN()+63))" office:value-type="string" office:string-value="I" calcext:value-type="string">
            <text:p>I</text:p>
          </table:table-cell>
          <table:table-cell table:formula="of:=CHAR(IF(ROW()+COLUMN()+63&gt;90;ROW()+COLUMN()+63-26;ROW()+COLUMN()+63))" office:value-type="string" office:string-value="J" calcext:value-type="string">
            <text:p>J</text:p>
          </table:table-cell>
          <table:table-cell table:formula="of:=CHAR(IF(ROW()+COLUMN()+63&gt;90;ROW()+COLUMN()+63-26;ROW()+COLUMN()+63))" office:value-type="string" office:string-value="K" calcext:value-type="string">
            <text:p>K</text:p>
          </table:table-cell>
          <table:table-cell table:formula="of:=CHAR(IF(ROW()+COLUMN()+63&gt;90;ROW()+COLUMN()+63-26;ROW()+COLUMN()+63))" office:value-type="string" office:string-value="L" calcext:value-type="string">
            <text:p>L</text:p>
          </table:table-cell>
          <table:table-cell table:formula="of:=CHAR(IF(ROW()+COLUMN()+63&gt;90;ROW()+COLUMN()+63-26;ROW()+COLUMN()+63))" office:value-type="string" office:string-value="M" calcext:value-type="string">
            <text:p>M</text:p>
          </table:table-cell>
          <table:table-cell table:number-columns-repeated="29"/>
        </table:table-row>
        <table:table-row table:style-name="ro1">
          <table:table-cell table:formula="of:=CHAR(IF(ROW()+COLUMN()+63&gt;90;ROW()+COLUMN()+63-26;ROW()+COLUMN()+63))" office:value-type="string" office:string-value="O" calcext:value-type="string">
            <text:p>O</text:p>
          </table:table-cell>
          <table:table-cell table:formula="of:=CHAR(IF(ROW()+COLUMN()+63&gt;90;ROW()+COLUMN()+63-26;ROW()+COLUMN()+63))" office:value-type="string" office:string-value="P" calcext:value-type="string">
            <text:p>P</text:p>
          </table:table-cell>
          <table:table-cell table:formula="of:=CHAR(IF(ROW()+COLUMN()+63&gt;90;ROW()+COLUMN()+63-26;ROW()+COLUMN()+63))" office:value-type="string" office:string-value="Q" calcext:value-type="string">
            <text:p>Q</text:p>
          </table:table-cell>
          <table:table-cell table:formula="of:=CHAR(IF(ROW()+COLUMN()+63&gt;90;ROW()+COLUMN()+63-26;ROW()+COLUMN()+63))" office:value-type="string" office:string-value="R" calcext:value-type="string">
            <text:p>R</text:p>
          </table:table-cell>
          <table:table-cell table:formula="of:=CHAR(IF(ROW()+COLUMN()+63&gt;90;ROW()+COLUMN()+63-26;ROW()+COLUMN()+63))" office:value-type="string" office:string-value="S" calcext:value-type="string">
            <text:p>S</text:p>
          </table:table-cell>
          <table:table-cell table:formula="of:=CHAR(IF(ROW()+COLUMN()+63&gt;90;ROW()+COLUMN()+63-26;ROW()+COLUMN()+63))" office:value-type="string" office:string-value="T" calcext:value-type="string">
            <text:p>T</text:p>
          </table:table-cell>
          <table:table-cell table:formula="of:=CHAR(IF(ROW()+COLUMN()+63&gt;90;ROW()+COLUMN()+63-26;ROW()+COLUMN()+63))" office:value-type="string" office:string-value="U" calcext:value-type="string">
            <text:p>U</text:p>
          </table:table-cell>
          <table:table-cell table:formula="of:=CHAR(IF(ROW()+COLUMN()+63&gt;90;ROW()+COLUMN()+63-26;ROW()+COLUMN()+63))" office:value-type="string" office:string-value="V" calcext:value-type="string">
            <text:p>V</text:p>
          </table:table-cell>
          <table:table-cell table:formula="of:=CHAR(IF(ROW()+COLUMN()+63&gt;90;ROW()+COLUMN()+63-26;ROW()+COLUMN()+63))" office:value-type="string" office:string-value="W" calcext:value-type="string">
            <text:p>W</text:p>
          </table:table-cell>
          <table:table-cell table:formula="of:=CHAR(IF(ROW()+COLUMN()+63&gt;90;ROW()+COLUMN()+63-26;ROW()+COLUMN()+63))" office:value-type="string" office:string-value="X" calcext:value-type="string">
            <text:p>X</text:p>
          </table:table-cell>
          <table:table-cell table:formula="of:=CHAR(IF(ROW()+COLUMN()+63&gt;90;ROW()+COLUMN()+63-26;ROW()+COLUMN()+63))" office:value-type="string" office:string-value="Y" calcext:value-type="string">
            <text:p>Y</text:p>
          </table:table-cell>
          <table:table-cell table:formula="of:=CHAR(IF(ROW()+COLUMN()+63&gt;90;ROW()+COLUMN()+63-26;ROW()+COLUMN()+63))" office:value-type="string" office:string-value="Z" calcext:value-type="string">
            <text:p>Z</text:p>
          </table:table-cell>
          <table:table-cell table:formula="of:=CHAR(IF(ROW()+COLUMN()+63&gt;90;ROW()+COLUMN()+63-26;ROW()+COLUMN()+63))" office:value-type="string" office:string-value="A" calcext:value-type="string">
            <text:p>A</text:p>
          </table:table-cell>
          <table:table-cell table:formula="of:=CHAR(IF(ROW()+COLUMN()+63&gt;90;ROW()+COLUMN()+63-26;ROW()+COLUMN()+63))" office:value-type="string" office:string-value="B" calcext:value-type="string">
            <text:p>B</text:p>
          </table:table-cell>
          <table:table-cell table:formula="of:=CHAR(IF(ROW()+COLUMN()+63&gt;90;ROW()+COLUMN()+63-26;ROW()+COLUMN()+63))" office:value-type="string" office:string-value="C" calcext:value-type="string">
            <text:p>C</text:p>
          </table:table-cell>
          <table:table-cell table:formula="of:=CHAR(IF(ROW()+COLUMN()+63&gt;90;ROW()+COLUMN()+63-26;ROW()+COLUMN()+63))" office:value-type="string" office:string-value="D" calcext:value-type="string">
            <text:p>D</text:p>
          </table:table-cell>
          <table:table-cell table:formula="of:=CHAR(IF(ROW()+COLUMN()+63&gt;90;ROW()+COLUMN()+63-26;ROW()+COLUMN()+63))" office:value-type="string" office:string-value="E" calcext:value-type="string">
            <text:p>E</text:p>
          </table:table-cell>
          <table:table-cell table:formula="of:=CHAR(IF(ROW()+COLUMN()+63&gt;90;ROW()+COLUMN()+63-26;ROW()+COLUMN()+63))" office:value-type="string" office:string-value="F" calcext:value-type="string">
            <text:p>F</text:p>
          </table:table-cell>
          <table:table-cell table:formula="of:=CHAR(IF(ROW()+COLUMN()+63&gt;90;ROW()+COLUMN()+63-26;ROW()+COLUMN()+63))" office:value-type="string" office:string-value="G" calcext:value-type="string">
            <text:p>G</text:p>
          </table:table-cell>
          <table:table-cell table:formula="of:=CHAR(IF(ROW()+COLUMN()+63&gt;90;ROW()+COLUMN()+63-26;ROW()+COLUMN()+63))" office:value-type="string" office:string-value="H" calcext:value-type="string">
            <text:p>H</text:p>
          </table:table-cell>
          <table:table-cell table:formula="of:=CHAR(IF(ROW()+COLUMN()+63&gt;90;ROW()+COLUMN()+63-26;ROW()+COLUMN()+63))" office:value-type="string" office:string-value="I" calcext:value-type="string">
            <text:p>I</text:p>
          </table:table-cell>
          <table:table-cell table:formula="of:=CHAR(IF(ROW()+COLUMN()+63&gt;90;ROW()+COLUMN()+63-26;ROW()+COLUMN()+63))" office:value-type="string" office:string-value="J" calcext:value-type="string">
            <text:p>J</text:p>
          </table:table-cell>
          <table:table-cell table:formula="of:=CHAR(IF(ROW()+COLUMN()+63&gt;90;ROW()+COLUMN()+63-26;ROW()+COLUMN()+63))" office:value-type="string" office:string-value="K" calcext:value-type="string">
            <text:p>K</text:p>
          </table:table-cell>
          <table:table-cell table:formula="of:=CHAR(IF(ROW()+COLUMN()+63&gt;90;ROW()+COLUMN()+63-26;ROW()+COLUMN()+63))" office:value-type="string" office:string-value="L" calcext:value-type="string">
            <text:p>L</text:p>
          </table:table-cell>
          <table:table-cell table:formula="of:=CHAR(IF(ROW()+COLUMN()+63&gt;90;ROW()+COLUMN()+63-26;ROW()+COLUMN()+63))" office:value-type="string" office:string-value="M" calcext:value-type="string">
            <text:p>M</text:p>
          </table:table-cell>
          <table:table-cell table:formula="of:=CHAR(IF(ROW()+COLUMN()+63&gt;90;ROW()+COLUMN()+63-26;ROW()+COLUMN()+63))" office:value-type="string" office:string-value="N" calcext:value-type="string">
            <text:p>N</text:p>
          </table:table-cell>
          <table:table-cell table:number-columns-repeated="29"/>
        </table:table-row>
        <table:table-row table:style-name="ro1">
          <table:table-cell table:formula="of:=CHAR(IF(ROW()+COLUMN()+63&gt;90;ROW()+COLUMN()+63-26;ROW()+COLUMN()+63))" office:value-type="string" office:string-value="P" calcext:value-type="string">
            <text:p>P</text:p>
          </table:table-cell>
          <table:table-cell table:formula="of:=CHAR(IF(ROW()+COLUMN()+63&gt;90;ROW()+COLUMN()+63-26;ROW()+COLUMN()+63))" office:value-type="string" office:string-value="Q" calcext:value-type="string">
            <text:p>Q</text:p>
          </table:table-cell>
          <table:table-cell table:formula="of:=CHAR(IF(ROW()+COLUMN()+63&gt;90;ROW()+COLUMN()+63-26;ROW()+COLUMN()+63))" office:value-type="string" office:string-value="R" calcext:value-type="string">
            <text:p>R</text:p>
          </table:table-cell>
          <table:table-cell table:formula="of:=CHAR(IF(ROW()+COLUMN()+63&gt;90;ROW()+COLUMN()+63-26;ROW()+COLUMN()+63))" office:value-type="string" office:string-value="S" calcext:value-type="string">
            <text:p>S</text:p>
          </table:table-cell>
          <table:table-cell table:formula="of:=CHAR(IF(ROW()+COLUMN()+63&gt;90;ROW()+COLUMN()+63-26;ROW()+COLUMN()+63))" office:value-type="string" office:string-value="T" calcext:value-type="string">
            <text:p>T</text:p>
          </table:table-cell>
          <table:table-cell table:formula="of:=CHAR(IF(ROW()+COLUMN()+63&gt;90;ROW()+COLUMN()+63-26;ROW()+COLUMN()+63))" office:value-type="string" office:string-value="U" calcext:value-type="string">
            <text:p>U</text:p>
          </table:table-cell>
          <table:table-cell table:formula="of:=CHAR(IF(ROW()+COLUMN()+63&gt;90;ROW()+COLUMN()+63-26;ROW()+COLUMN()+63))" office:value-type="string" office:string-value="V" calcext:value-type="string">
            <text:p>V</text:p>
          </table:table-cell>
          <table:table-cell table:formula="of:=CHAR(IF(ROW()+COLUMN()+63&gt;90;ROW()+COLUMN()+63-26;ROW()+COLUMN()+63))" office:value-type="string" office:string-value="W" calcext:value-type="string">
            <text:p>W</text:p>
          </table:table-cell>
          <table:table-cell table:formula="of:=CHAR(IF(ROW()+COLUMN()+63&gt;90;ROW()+COLUMN()+63-26;ROW()+COLUMN()+63))" office:value-type="string" office:string-value="X" calcext:value-type="string">
            <text:p>X</text:p>
          </table:table-cell>
          <table:table-cell table:formula="of:=CHAR(IF(ROW()+COLUMN()+63&gt;90;ROW()+COLUMN()+63-26;ROW()+COLUMN()+63))" office:value-type="string" office:string-value="Y" calcext:value-type="string">
            <text:p>Y</text:p>
          </table:table-cell>
          <table:table-cell table:formula="of:=CHAR(IF(ROW()+COLUMN()+63&gt;90;ROW()+COLUMN()+63-26;ROW()+COLUMN()+63))" office:value-type="string" office:string-value="Z" calcext:value-type="string">
            <text:p>Z</text:p>
          </table:table-cell>
          <table:table-cell table:formula="of:=CHAR(IF(ROW()+COLUMN()+63&gt;90;ROW()+COLUMN()+63-26;ROW()+COLUMN()+63))" office:value-type="string" office:string-value="A" calcext:value-type="string">
            <text:p>A</text:p>
          </table:table-cell>
          <table:table-cell table:formula="of:=CHAR(IF(ROW()+COLUMN()+63&gt;90;ROW()+COLUMN()+63-26;ROW()+COLUMN()+63))" office:value-type="string" office:string-value="B" calcext:value-type="string">
            <text:p>B</text:p>
          </table:table-cell>
          <table:table-cell table:formula="of:=CHAR(IF(ROW()+COLUMN()+63&gt;90;ROW()+COLUMN()+63-26;ROW()+COLUMN()+63))" office:value-type="string" office:string-value="C" calcext:value-type="string">
            <text:p>C</text:p>
          </table:table-cell>
          <table:table-cell table:formula="of:=CHAR(IF(ROW()+COLUMN()+63&gt;90;ROW()+COLUMN()+63-26;ROW()+COLUMN()+63))" office:value-type="string" office:string-value="D" calcext:value-type="string">
            <text:p>D</text:p>
          </table:table-cell>
          <table:table-cell table:formula="of:=CHAR(IF(ROW()+COLUMN()+63&gt;90;ROW()+COLUMN()+63-26;ROW()+COLUMN()+63))" office:value-type="string" office:string-value="E" calcext:value-type="string">
            <text:p>E</text:p>
          </table:table-cell>
          <table:table-cell table:formula="of:=CHAR(IF(ROW()+COLUMN()+63&gt;90;ROW()+COLUMN()+63-26;ROW()+COLUMN()+63))" office:value-type="string" office:string-value="F" calcext:value-type="string">
            <text:p>F</text:p>
          </table:table-cell>
          <table:table-cell table:formula="of:=CHAR(IF(ROW()+COLUMN()+63&gt;90;ROW()+COLUMN()+63-26;ROW()+COLUMN()+63))" office:value-type="string" office:string-value="G" calcext:value-type="string">
            <text:p>G</text:p>
          </table:table-cell>
          <table:table-cell table:formula="of:=CHAR(IF(ROW()+COLUMN()+63&gt;90;ROW()+COLUMN()+63-26;ROW()+COLUMN()+63))" office:value-type="string" office:string-value="H" calcext:value-type="string">
            <text:p>H</text:p>
          </table:table-cell>
          <table:table-cell table:formula="of:=CHAR(IF(ROW()+COLUMN()+63&gt;90;ROW()+COLUMN()+63-26;ROW()+COLUMN()+63))" office:value-type="string" office:string-value="I" calcext:value-type="string">
            <text:p>I</text:p>
          </table:table-cell>
          <table:table-cell table:formula="of:=CHAR(IF(ROW()+COLUMN()+63&gt;90;ROW()+COLUMN()+63-26;ROW()+COLUMN()+63))" office:value-type="string" office:string-value="J" calcext:value-type="string">
            <text:p>J</text:p>
          </table:table-cell>
          <table:table-cell table:formula="of:=CHAR(IF(ROW()+COLUMN()+63&gt;90;ROW()+COLUMN()+63-26;ROW()+COLUMN()+63))" office:value-type="string" office:string-value="K" calcext:value-type="string">
            <text:p>K</text:p>
          </table:table-cell>
          <table:table-cell table:formula="of:=CHAR(IF(ROW()+COLUMN()+63&gt;90;ROW()+COLUMN()+63-26;ROW()+COLUMN()+63))" office:value-type="string" office:string-value="L" calcext:value-type="string">
            <text:p>L</text:p>
          </table:table-cell>
          <table:table-cell table:formula="of:=CHAR(IF(ROW()+COLUMN()+63&gt;90;ROW()+COLUMN()+63-26;ROW()+COLUMN()+63))" office:value-type="string" office:string-value="M" calcext:value-type="string">
            <text:p>M</text:p>
          </table:table-cell>
          <table:table-cell table:formula="of:=CHAR(IF(ROW()+COLUMN()+63&gt;90;ROW()+COLUMN()+63-26;ROW()+COLUMN()+63))" office:value-type="string" office:string-value="N" calcext:value-type="string">
            <text:p>N</text:p>
          </table:table-cell>
          <table:table-cell table:formula="of:=CHAR(IF(ROW()+COLUMN()+63&gt;90;ROW()+COLUMN()+63-26;ROW()+COLUMN()+63))" office:value-type="string" office:string-value="O" calcext:value-type="string">
            <text:p>O</text:p>
          </table:table-cell>
          <table:table-cell table:number-columns-repeated="29"/>
        </table:table-row>
        <table:table-row table:style-name="ro1">
          <table:table-cell table:formula="of:=CHAR(IF(ROW()+COLUMN()+63&gt;90;ROW()+COLUMN()+63-26;ROW()+COLUMN()+63))" office:value-type="string" office:string-value="Q" calcext:value-type="string">
            <text:p>Q</text:p>
          </table:table-cell>
          <table:table-cell table:formula="of:=CHAR(IF(ROW()+COLUMN()+63&gt;90;ROW()+COLUMN()+63-26;ROW()+COLUMN()+63))" office:value-type="string" office:string-value="R" calcext:value-type="string">
            <text:p>R</text:p>
          </table:table-cell>
          <table:table-cell table:formula="of:=CHAR(IF(ROW()+COLUMN()+63&gt;90;ROW()+COLUMN()+63-26;ROW()+COLUMN()+63))" office:value-type="string" office:string-value="S" calcext:value-type="string">
            <text:p>S</text:p>
          </table:table-cell>
          <table:table-cell table:formula="of:=CHAR(IF(ROW()+COLUMN()+63&gt;90;ROW()+COLUMN()+63-26;ROW()+COLUMN()+63))" office:value-type="string" office:string-value="T" calcext:value-type="string">
            <text:p>T</text:p>
          </table:table-cell>
          <table:table-cell table:formula="of:=CHAR(IF(ROW()+COLUMN()+63&gt;90;ROW()+COLUMN()+63-26;ROW()+COLUMN()+63))" office:value-type="string" office:string-value="U" calcext:value-type="string">
            <text:p>U</text:p>
          </table:table-cell>
          <table:table-cell table:formula="of:=CHAR(IF(ROW()+COLUMN()+63&gt;90;ROW()+COLUMN()+63-26;ROW()+COLUMN()+63))" office:value-type="string" office:string-value="V" calcext:value-type="string">
            <text:p>V</text:p>
          </table:table-cell>
          <table:table-cell table:formula="of:=CHAR(IF(ROW()+COLUMN()+63&gt;90;ROW()+COLUMN()+63-26;ROW()+COLUMN()+63))" office:value-type="string" office:string-value="W" calcext:value-type="string">
            <text:p>W</text:p>
          </table:table-cell>
          <table:table-cell table:formula="of:=CHAR(IF(ROW()+COLUMN()+63&gt;90;ROW()+COLUMN()+63-26;ROW()+COLUMN()+63))" office:value-type="string" office:string-value="X" calcext:value-type="string">
            <text:p>X</text:p>
          </table:table-cell>
          <table:table-cell table:formula="of:=CHAR(IF(ROW()+COLUMN()+63&gt;90;ROW()+COLUMN()+63-26;ROW()+COLUMN()+63))" office:value-type="string" office:string-value="Y" calcext:value-type="string">
            <text:p>Y</text:p>
          </table:table-cell>
          <table:table-cell table:formula="of:=CHAR(IF(ROW()+COLUMN()+63&gt;90;ROW()+COLUMN()+63-26;ROW()+COLUMN()+63))" office:value-type="string" office:string-value="Z" calcext:value-type="string">
            <text:p>Z</text:p>
          </table:table-cell>
          <table:table-cell table:formula="of:=CHAR(IF(ROW()+COLUMN()+63&gt;90;ROW()+COLUMN()+63-26;ROW()+COLUMN()+63))" office:value-type="string" office:string-value="A" calcext:value-type="string">
            <text:p>A</text:p>
          </table:table-cell>
          <table:table-cell table:formula="of:=CHAR(IF(ROW()+COLUMN()+63&gt;90;ROW()+COLUMN()+63-26;ROW()+COLUMN()+63))" office:value-type="string" office:string-value="B" calcext:value-type="string">
            <text:p>B</text:p>
          </table:table-cell>
          <table:table-cell table:formula="of:=CHAR(IF(ROW()+COLUMN()+63&gt;90;ROW()+COLUMN()+63-26;ROW()+COLUMN()+63))" office:value-type="string" office:string-value="C" calcext:value-type="string">
            <text:p>C</text:p>
          </table:table-cell>
          <table:table-cell table:formula="of:=CHAR(IF(ROW()+COLUMN()+63&gt;90;ROW()+COLUMN()+63-26;ROW()+COLUMN()+63))" office:value-type="string" office:string-value="D" calcext:value-type="string">
            <text:p>D</text:p>
          </table:table-cell>
          <table:table-cell table:formula="of:=CHAR(IF(ROW()+COLUMN()+63&gt;90;ROW()+COLUMN()+63-26;ROW()+COLUMN()+63))" office:value-type="string" office:string-value="E" calcext:value-type="string">
            <text:p>E</text:p>
          </table:table-cell>
          <table:table-cell table:formula="of:=CHAR(IF(ROW()+COLUMN()+63&gt;90;ROW()+COLUMN()+63-26;ROW()+COLUMN()+63))" office:value-type="string" office:string-value="F" calcext:value-type="string">
            <text:p>F</text:p>
          </table:table-cell>
          <table:table-cell table:formula="of:=CHAR(IF(ROW()+COLUMN()+63&gt;90;ROW()+COLUMN()+63-26;ROW()+COLUMN()+63))" office:value-type="string" office:string-value="G" calcext:value-type="string">
            <text:p>G</text:p>
          </table:table-cell>
          <table:table-cell table:formula="of:=CHAR(IF(ROW()+COLUMN()+63&gt;90;ROW()+COLUMN()+63-26;ROW()+COLUMN()+63))" office:value-type="string" office:string-value="H" calcext:value-type="string">
            <text:p>H</text:p>
          </table:table-cell>
          <table:table-cell table:formula="of:=CHAR(IF(ROW()+COLUMN()+63&gt;90;ROW()+COLUMN()+63-26;ROW()+COLUMN()+63))" office:value-type="string" office:string-value="I" calcext:value-type="string">
            <text:p>I</text:p>
          </table:table-cell>
          <table:table-cell table:formula="of:=CHAR(IF(ROW()+COLUMN()+63&gt;90;ROW()+COLUMN()+63-26;ROW()+COLUMN()+63))" office:value-type="string" office:string-value="J" calcext:value-type="string">
            <text:p>J</text:p>
          </table:table-cell>
          <table:table-cell table:formula="of:=CHAR(IF(ROW()+COLUMN()+63&gt;90;ROW()+COLUMN()+63-26;ROW()+COLUMN()+63))" office:value-type="string" office:string-value="K" calcext:value-type="string">
            <text:p>K</text:p>
          </table:table-cell>
          <table:table-cell table:formula="of:=CHAR(IF(ROW()+COLUMN()+63&gt;90;ROW()+COLUMN()+63-26;ROW()+COLUMN()+63))" office:value-type="string" office:string-value="L" calcext:value-type="string">
            <text:p>L</text:p>
          </table:table-cell>
          <table:table-cell table:formula="of:=CHAR(IF(ROW()+COLUMN()+63&gt;90;ROW()+COLUMN()+63-26;ROW()+COLUMN()+63))" office:value-type="string" office:string-value="M" calcext:value-type="string">
            <text:p>M</text:p>
          </table:table-cell>
          <table:table-cell table:formula="of:=CHAR(IF(ROW()+COLUMN()+63&gt;90;ROW()+COLUMN()+63-26;ROW()+COLUMN()+63))" office:value-type="string" office:string-value="N" calcext:value-type="string">
            <text:p>N</text:p>
          </table:table-cell>
          <table:table-cell table:formula="of:=CHAR(IF(ROW()+COLUMN()+63&gt;90;ROW()+COLUMN()+63-26;ROW()+COLUMN()+63))" office:value-type="string" office:string-value="O" calcext:value-type="string">
            <text:p>O</text:p>
          </table:table-cell>
          <table:table-cell table:formula="of:=CHAR(IF(ROW()+COLUMN()+63&gt;90;ROW()+COLUMN()+63-26;ROW()+COLUMN()+63))" office:value-type="string" office:string-value="P" calcext:value-type="string">
            <text:p>P</text:p>
          </table:table-cell>
          <table:table-cell table:number-columns-repeated="29"/>
        </table:table-row>
        <table:table-row table:style-name="ro1">
          <table:table-cell table:formula="of:=CHAR(IF(ROW()+COLUMN()+63&gt;90;ROW()+COLUMN()+63-26;ROW()+COLUMN()+63))" office:value-type="string" office:string-value="R" calcext:value-type="string">
            <text:p>R</text:p>
          </table:table-cell>
          <table:table-cell table:formula="of:=CHAR(IF(ROW()+COLUMN()+63&gt;90;ROW()+COLUMN()+63-26;ROW()+COLUMN()+63))" office:value-type="string" office:string-value="S" calcext:value-type="string">
            <text:p>S</text:p>
          </table:table-cell>
          <table:table-cell table:formula="of:=CHAR(IF(ROW()+COLUMN()+63&gt;90;ROW()+COLUMN()+63-26;ROW()+COLUMN()+63))" office:value-type="string" office:string-value="T" calcext:value-type="string">
            <text:p>T</text:p>
          </table:table-cell>
          <table:table-cell table:formula="of:=CHAR(IF(ROW()+COLUMN()+63&gt;90;ROW()+COLUMN()+63-26;ROW()+COLUMN()+63))" office:value-type="string" office:string-value="U" calcext:value-type="string">
            <text:p>U</text:p>
          </table:table-cell>
          <table:table-cell table:formula="of:=CHAR(IF(ROW()+COLUMN()+63&gt;90;ROW()+COLUMN()+63-26;ROW()+COLUMN()+63))" office:value-type="string" office:string-value="V" calcext:value-type="string">
            <text:p>V</text:p>
          </table:table-cell>
          <table:table-cell table:formula="of:=CHAR(IF(ROW()+COLUMN()+63&gt;90;ROW()+COLUMN()+63-26;ROW()+COLUMN()+63))" office:value-type="string" office:string-value="W" calcext:value-type="string">
            <text:p>W</text:p>
          </table:table-cell>
          <table:table-cell table:formula="of:=CHAR(IF(ROW()+COLUMN()+63&gt;90;ROW()+COLUMN()+63-26;ROW()+COLUMN()+63))" office:value-type="string" office:string-value="X" calcext:value-type="string">
            <text:p>X</text:p>
          </table:table-cell>
          <table:table-cell table:formula="of:=CHAR(IF(ROW()+COLUMN()+63&gt;90;ROW()+COLUMN()+63-26;ROW()+COLUMN()+63))" office:value-type="string" office:string-value="Y" calcext:value-type="string">
            <text:p>Y</text:p>
          </table:table-cell>
          <table:table-cell table:formula="of:=CHAR(IF(ROW()+COLUMN()+63&gt;90;ROW()+COLUMN()+63-26;ROW()+COLUMN()+63))" office:value-type="string" office:string-value="Z" calcext:value-type="string">
            <text:p>Z</text:p>
          </table:table-cell>
          <table:table-cell table:formula="of:=CHAR(IF(ROW()+COLUMN()+63&gt;90;ROW()+COLUMN()+63-26;ROW()+COLUMN()+63))" office:value-type="string" office:string-value="A" calcext:value-type="string">
            <text:p>A</text:p>
          </table:table-cell>
          <table:table-cell table:formula="of:=CHAR(IF(ROW()+COLUMN()+63&gt;90;ROW()+COLUMN()+63-26;ROW()+COLUMN()+63))" office:value-type="string" office:string-value="B" calcext:value-type="string">
            <text:p>B</text:p>
          </table:table-cell>
          <table:table-cell table:formula="of:=CHAR(IF(ROW()+COLUMN()+63&gt;90;ROW()+COLUMN()+63-26;ROW()+COLUMN()+63))" office:value-type="string" office:string-value="C" calcext:value-type="string">
            <text:p>C</text:p>
          </table:table-cell>
          <table:table-cell table:formula="of:=CHAR(IF(ROW()+COLUMN()+63&gt;90;ROW()+COLUMN()+63-26;ROW()+COLUMN()+63))" office:value-type="string" office:string-value="D" calcext:value-type="string">
            <text:p>D</text:p>
          </table:table-cell>
          <table:table-cell table:formula="of:=CHAR(IF(ROW()+COLUMN()+63&gt;90;ROW()+COLUMN()+63-26;ROW()+COLUMN()+63))" office:value-type="string" office:string-value="E" calcext:value-type="string">
            <text:p>E</text:p>
          </table:table-cell>
          <table:table-cell table:formula="of:=CHAR(IF(ROW()+COLUMN()+63&gt;90;ROW()+COLUMN()+63-26;ROW()+COLUMN()+63))" office:value-type="string" office:string-value="F" calcext:value-type="string">
            <text:p>F</text:p>
          </table:table-cell>
          <table:table-cell table:formula="of:=CHAR(IF(ROW()+COLUMN()+63&gt;90;ROW()+COLUMN()+63-26;ROW()+COLUMN()+63))" office:value-type="string" office:string-value="G" calcext:value-type="string">
            <text:p>G</text:p>
          </table:table-cell>
          <table:table-cell table:formula="of:=CHAR(IF(ROW()+COLUMN()+63&gt;90;ROW()+COLUMN()+63-26;ROW()+COLUMN()+63))" office:value-type="string" office:string-value="H" calcext:value-type="string">
            <text:p>H</text:p>
          </table:table-cell>
          <table:table-cell table:formula="of:=CHAR(IF(ROW()+COLUMN()+63&gt;90;ROW()+COLUMN()+63-26;ROW()+COLUMN()+63))" office:value-type="string" office:string-value="I" calcext:value-type="string">
            <text:p>I</text:p>
          </table:table-cell>
          <table:table-cell office:value-type="string" calcext:value-type="string">
            <text:p>J</text:p>
          </table:table-cell>
          <table:table-cell table:formula="of:=CHAR(IF(ROW()+COLUMN()+63&gt;90;ROW()+COLUMN()+63-26;ROW()+COLUMN()+63))" office:value-type="string" office:string-value="K" calcext:value-type="string">
            <text:p>K</text:p>
          </table:table-cell>
          <table:table-cell table:formula="of:=CHAR(IF(ROW()+COLUMN()+63&gt;90;ROW()+COLUMN()+63-26;ROW()+COLUMN()+63))" office:value-type="string" office:string-value="L" calcext:value-type="string">
            <text:p>L</text:p>
          </table:table-cell>
          <table:table-cell table:formula="of:=CHAR(IF(ROW()+COLUMN()+63&gt;90;ROW()+COLUMN()+63-26;ROW()+COLUMN()+63))" office:value-type="string" office:string-value="M" calcext:value-type="string">
            <text:p>M</text:p>
          </table:table-cell>
          <table:table-cell table:formula="of:=CHAR(IF(ROW()+COLUMN()+63&gt;90;ROW()+COLUMN()+63-26;ROW()+COLUMN()+63))" office:value-type="string" office:string-value="N" calcext:value-type="string">
            <text:p>N</text:p>
          </table:table-cell>
          <table:table-cell table:formula="of:=CHAR(IF(ROW()+COLUMN()+63&gt;90;ROW()+COLUMN()+63-26;ROW()+COLUMN()+63))" office:value-type="string" office:string-value="O" calcext:value-type="string">
            <text:p>O</text:p>
          </table:table-cell>
          <table:table-cell table:formula="of:=CHAR(IF(ROW()+COLUMN()+63&gt;90;ROW()+COLUMN()+63-26;ROW()+COLUMN()+63))" office:value-type="string" office:string-value="P" calcext:value-type="string">
            <text:p>P</text:p>
          </table:table-cell>
          <table:table-cell table:formula="of:=CHAR(IF(ROW()+COLUMN()+63&gt;90;ROW()+COLUMN()+63-26;ROW()+COLUMN()+63))" office:value-type="string" office:string-value="Q" calcext:value-type="string">
            <text:p>Q</text:p>
          </table:table-cell>
          <table:table-cell table:number-columns-repeated="29"/>
        </table:table-row>
        <table:table-row table:style-name="ro1">
          <table:table-cell table:formula="of:=CHAR(IF(ROW()+COLUMN()+63&gt;90;ROW()+COLUMN()+63-26;ROW()+COLUMN()+63))" office:value-type="string" office:string-value="S" calcext:value-type="string">
            <text:p>S</text:p>
          </table:table-cell>
          <table:table-cell table:formula="of:=CHAR(IF(ROW()+COLUMN()+63&gt;90;ROW()+COLUMN()+63-26;ROW()+COLUMN()+63))" office:value-type="string" office:string-value="T" calcext:value-type="string">
            <text:p>T</text:p>
          </table:table-cell>
          <table:table-cell table:formula="of:=CHAR(IF(ROW()+COLUMN()+63&gt;90;ROW()+COLUMN()+63-26;ROW()+COLUMN()+63))" office:value-type="string" office:string-value="U" calcext:value-type="string">
            <text:p>U</text:p>
          </table:table-cell>
          <table:table-cell table:formula="of:=CHAR(IF(ROW()+COLUMN()+63&gt;90;ROW()+COLUMN()+63-26;ROW()+COLUMN()+63))" office:value-type="string" office:string-value="V" calcext:value-type="string">
            <text:p>V</text:p>
          </table:table-cell>
          <table:table-cell table:formula="of:=CHAR(IF(ROW()+COLUMN()+63&gt;90;ROW()+COLUMN()+63-26;ROW()+COLUMN()+63))" office:value-type="string" office:string-value="W" calcext:value-type="string">
            <text:p>W</text:p>
          </table:table-cell>
          <table:table-cell table:formula="of:=CHAR(IF(ROW()+COLUMN()+63&gt;90;ROW()+COLUMN()+63-26;ROW()+COLUMN()+63))" office:value-type="string" office:string-value="X" calcext:value-type="string">
            <text:p>X</text:p>
          </table:table-cell>
          <table:table-cell table:formula="of:=CHAR(IF(ROW()+COLUMN()+63&gt;90;ROW()+COLUMN()+63-26;ROW()+COLUMN()+63))" office:value-type="string" office:string-value="Y" calcext:value-type="string">
            <text:p>Y</text:p>
          </table:table-cell>
          <table:table-cell table:formula="of:=CHAR(IF(ROW()+COLUMN()+63&gt;90;ROW()+COLUMN()+63-26;ROW()+COLUMN()+63))" office:value-type="string" office:string-value="Z" calcext:value-type="string">
            <text:p>Z</text:p>
          </table:table-cell>
          <table:table-cell table:formula="of:=CHAR(IF(ROW()+COLUMN()+63&gt;90;ROW()+COLUMN()+63-26;ROW()+COLUMN()+63))" office:value-type="string" office:string-value="A" calcext:value-type="string">
            <text:p>A</text:p>
          </table:table-cell>
          <table:table-cell table:formula="of:=CHAR(IF(ROW()+COLUMN()+63&gt;90;ROW()+COLUMN()+63-26;ROW()+COLUMN()+63))" office:value-type="string" office:string-value="B" calcext:value-type="string">
            <text:p>B</text:p>
          </table:table-cell>
          <table:table-cell table:formula="of:=CHAR(IF(ROW()+COLUMN()+63&gt;90;ROW()+COLUMN()+63-26;ROW()+COLUMN()+63))" office:value-type="string" office:string-value="C" calcext:value-type="string">
            <text:p>C</text:p>
          </table:table-cell>
          <table:table-cell table:formula="of:=CHAR(IF(ROW()+COLUMN()+63&gt;90;ROW()+COLUMN()+63-26;ROW()+COLUMN()+63))" office:value-type="string" office:string-value="D" calcext:value-type="string">
            <text:p>D</text:p>
          </table:table-cell>
          <table:table-cell table:formula="of:=CHAR(IF(ROW()+COLUMN()+63&gt;90;ROW()+COLUMN()+63-26;ROW()+COLUMN()+63))" office:value-type="string" office:string-value="E" calcext:value-type="string">
            <text:p>E</text:p>
          </table:table-cell>
          <table:table-cell table:formula="of:=CHAR(IF(ROW()+COLUMN()+63&gt;90;ROW()+COLUMN()+63-26;ROW()+COLUMN()+63))" office:value-type="string" office:string-value="F" calcext:value-type="string">
            <text:p>F</text:p>
          </table:table-cell>
          <table:table-cell table:formula="of:=CHAR(IF(ROW()+COLUMN()+63&gt;90;ROW()+COLUMN()+63-26;ROW()+COLUMN()+63))" office:value-type="string" office:string-value="G" calcext:value-type="string">
            <text:p>G</text:p>
          </table:table-cell>
          <table:table-cell table:formula="of:=CHAR(IF(ROW()+COLUMN()+63&gt;90;ROW()+COLUMN()+63-26;ROW()+COLUMN()+63))" office:value-type="string" office:string-value="H" calcext:value-type="string">
            <text:p>H</text:p>
          </table:table-cell>
          <table:table-cell table:formula="of:=CHAR(IF(ROW()+COLUMN()+63&gt;90;ROW()+COLUMN()+63-26;ROW()+COLUMN()+63))" office:value-type="string" office:string-value="I" calcext:value-type="string">
            <text:p>I</text:p>
          </table:table-cell>
          <table:table-cell table:formula="of:=CHAR(IF(ROW()+COLUMN()+63&gt;90;ROW()+COLUMN()+63-26;ROW()+COLUMN()+63))" office:value-type="string" office:string-value="J" calcext:value-type="string">
            <text:p>J</text:p>
          </table:table-cell>
          <table:table-cell table:formula="of:=CHAR(IF(ROW()+COLUMN()+63&gt;90;ROW()+COLUMN()+63-26;ROW()+COLUMN()+63))" office:value-type="string" office:string-value="K" calcext:value-type="string">
            <text:p>K</text:p>
          </table:table-cell>
          <table:table-cell table:formula="of:=CHAR(IF(ROW()+COLUMN()+63&gt;90;ROW()+COLUMN()+63-26;ROW()+COLUMN()+63))" office:value-type="string" office:string-value="L" calcext:value-type="string">
            <text:p>L</text:p>
          </table:table-cell>
          <table:table-cell table:formula="of:=CHAR(IF(ROW()+COLUMN()+63&gt;90;ROW()+COLUMN()+63-26;ROW()+COLUMN()+63))" office:value-type="string" office:string-value="M" calcext:value-type="string">
            <text:p>M</text:p>
          </table:table-cell>
          <table:table-cell table:formula="of:=CHAR(IF(ROW()+COLUMN()+63&gt;90;ROW()+COLUMN()+63-26;ROW()+COLUMN()+63))" office:value-type="string" office:string-value="N" calcext:value-type="string">
            <text:p>N</text:p>
          </table:table-cell>
          <table:table-cell table:formula="of:=CHAR(IF(ROW()+COLUMN()+63&gt;90;ROW()+COLUMN()+63-26;ROW()+COLUMN()+63))" office:value-type="string" office:string-value="O" calcext:value-type="string">
            <text:p>O</text:p>
          </table:table-cell>
          <table:table-cell table:formula="of:=CHAR(IF(ROW()+COLUMN()+63&gt;90;ROW()+COLUMN()+63-26;ROW()+COLUMN()+63))" office:value-type="string" office:string-value="P" calcext:value-type="string">
            <text:p>P</text:p>
          </table:table-cell>
          <table:table-cell table:formula="of:=CHAR(IF(ROW()+COLUMN()+63&gt;90;ROW()+COLUMN()+63-26;ROW()+COLUMN()+63))" office:value-type="string" office:string-value="Q" calcext:value-type="string">
            <text:p>Q</text:p>
          </table:table-cell>
          <table:table-cell table:formula="of:=CHAR(IF(ROW()+COLUMN()+63&gt;90;ROW()+COLUMN()+63-26;ROW()+COLUMN()+63))" office:value-type="string" office:string-value="R" calcext:value-type="string">
            <text:p>R</text:p>
          </table:table-cell>
          <table:table-cell table:number-columns-repeated="29"/>
        </table:table-row>
        <table:table-row table:style-name="ro1">
          <table:table-cell table:formula="of:=CHAR(IF(ROW()+COLUMN()+63&gt;90;ROW()+COLUMN()+63-26;ROW()+COLUMN()+63))" office:value-type="string" office:string-value="T" calcext:value-type="string">
            <text:p>T</text:p>
          </table:table-cell>
          <table:table-cell table:formula="of:=CHAR(IF(ROW()+COLUMN()+63&gt;90;ROW()+COLUMN()+63-26;ROW()+COLUMN()+63))" office:value-type="string" office:string-value="U" calcext:value-type="string">
            <text:p>U</text:p>
          </table:table-cell>
          <table:table-cell table:formula="of:=CHAR(IF(ROW()+COLUMN()+63&gt;90;ROW()+COLUMN()+63-26;ROW()+COLUMN()+63))" office:value-type="string" office:string-value="V" calcext:value-type="string">
            <text:p>V</text:p>
          </table:table-cell>
          <table:table-cell table:formula="of:=CHAR(IF(ROW()+COLUMN()+63&gt;90;ROW()+COLUMN()+63-26;ROW()+COLUMN()+63))" office:value-type="string" office:string-value="W" calcext:value-type="string">
            <text:p>W</text:p>
          </table:table-cell>
          <table:table-cell table:formula="of:=CHAR(IF(ROW()+COLUMN()+63&gt;90;ROW()+COLUMN()+63-26;ROW()+COLUMN()+63))" office:value-type="string" office:string-value="X" calcext:value-type="string">
            <text:p>X</text:p>
          </table:table-cell>
          <table:table-cell table:formula="of:=CHAR(IF(ROW()+COLUMN()+63&gt;90;ROW()+COLUMN()+63-26;ROW()+COLUMN()+63))" office:value-type="string" office:string-value="Y" calcext:value-type="string">
            <text:p>Y</text:p>
          </table:table-cell>
          <table:table-cell table:formula="of:=CHAR(IF(ROW()+COLUMN()+63&gt;90;ROW()+COLUMN()+63-26;ROW()+COLUMN()+63))" office:value-type="string" office:string-value="Z" calcext:value-type="string">
            <text:p>Z</text:p>
          </table:table-cell>
          <table:table-cell table:formula="of:=CHAR(IF(ROW()+COLUMN()+63&gt;90;ROW()+COLUMN()+63-26;ROW()+COLUMN()+63))" office:value-type="string" office:string-value="A" calcext:value-type="string">
            <text:p>A</text:p>
          </table:table-cell>
          <table:table-cell table:formula="of:=CHAR(IF(ROW()+COLUMN()+63&gt;90;ROW()+COLUMN()+63-26;ROW()+COLUMN()+63))" office:value-type="string" office:string-value="B" calcext:value-type="string">
            <text:p>B</text:p>
          </table:table-cell>
          <table:table-cell table:formula="of:=CHAR(IF(ROW()+COLUMN()+63&gt;90;ROW()+COLUMN()+63-26;ROW()+COLUMN()+63))" office:value-type="string" office:string-value="C" calcext:value-type="string">
            <text:p>C</text:p>
          </table:table-cell>
          <table:table-cell table:formula="of:=CHAR(IF(ROW()+COLUMN()+63&gt;90;ROW()+COLUMN()+63-26;ROW()+COLUMN()+63))" office:value-type="string" office:string-value="D" calcext:value-type="string">
            <text:p>D</text:p>
          </table:table-cell>
          <table:table-cell table:formula="of:=CHAR(IF(ROW()+COLUMN()+63&gt;90;ROW()+COLUMN()+63-26;ROW()+COLUMN()+63))" office:value-type="string" office:string-value="E" calcext:value-type="string">
            <text:p>E</text:p>
          </table:table-cell>
          <table:table-cell table:formula="of:=CHAR(IF(ROW()+COLUMN()+63&gt;90;ROW()+COLUMN()+63-26;ROW()+COLUMN()+63))" office:value-type="string" office:string-value="F" calcext:value-type="string">
            <text:p>F</text:p>
          </table:table-cell>
          <table:table-cell table:formula="of:=CHAR(IF(ROW()+COLUMN()+63&gt;90;ROW()+COLUMN()+63-26;ROW()+COLUMN()+63))" office:value-type="string" office:string-value="G" calcext:value-type="string">
            <text:p>G</text:p>
          </table:table-cell>
          <table:table-cell table:formula="of:=CHAR(IF(ROW()+COLUMN()+63&gt;90;ROW()+COLUMN()+63-26;ROW()+COLUMN()+63))" office:value-type="string" office:string-value="H" calcext:value-type="string">
            <text:p>H</text:p>
          </table:table-cell>
          <table:table-cell table:formula="of:=CHAR(IF(ROW()+COLUMN()+63&gt;90;ROW()+COLUMN()+63-26;ROW()+COLUMN()+63))" office:value-type="string" office:string-value="I" calcext:value-type="string">
            <text:p>I</text:p>
          </table:table-cell>
          <table:table-cell table:formula="of:=CHAR(IF(ROW()+COLUMN()+63&gt;90;ROW()+COLUMN()+63-26;ROW()+COLUMN()+63))" office:value-type="string" office:string-value="J" calcext:value-type="string">
            <text:p>J</text:p>
          </table:table-cell>
          <table:table-cell table:formula="of:=CHAR(IF(ROW()+COLUMN()+63&gt;90;ROW()+COLUMN()+63-26;ROW()+COLUMN()+63))" office:value-type="string" office:string-value="K" calcext:value-type="string">
            <text:p>K</text:p>
          </table:table-cell>
          <table:table-cell table:formula="of:=CHAR(IF(ROW()+COLUMN()+63&gt;90;ROW()+COLUMN()+63-26;ROW()+COLUMN()+63))" office:value-type="string" office:string-value="L" calcext:value-type="string">
            <text:p>L</text:p>
          </table:table-cell>
          <table:table-cell table:formula="of:=CHAR(IF(ROW()+COLUMN()+63&gt;90;ROW()+COLUMN()+63-26;ROW()+COLUMN()+63))" office:value-type="string" office:string-value="M" calcext:value-type="string">
            <text:p>M</text:p>
          </table:table-cell>
          <table:table-cell table:formula="of:=CHAR(IF(ROW()+COLUMN()+63&gt;90;ROW()+COLUMN()+63-26;ROW()+COLUMN()+63))" office:value-type="string" office:string-value="N" calcext:value-type="string">
            <text:p>N</text:p>
          </table:table-cell>
          <table:table-cell table:formula="of:=CHAR(IF(ROW()+COLUMN()+63&gt;90;ROW()+COLUMN()+63-26;ROW()+COLUMN()+63))" office:value-type="string" office:string-value="O" calcext:value-type="string">
            <text:p>O</text:p>
          </table:table-cell>
          <table:table-cell table:formula="of:=CHAR(IF(ROW()+COLUMN()+63&gt;90;ROW()+COLUMN()+63-26;ROW()+COLUMN()+63))" office:value-type="string" office:string-value="P" calcext:value-type="string">
            <text:p>P</text:p>
          </table:table-cell>
          <table:table-cell table:formula="of:=CHAR(IF(ROW()+COLUMN()+63&gt;90;ROW()+COLUMN()+63-26;ROW()+COLUMN()+63))" office:value-type="string" office:string-value="Q" calcext:value-type="string">
            <text:p>Q</text:p>
          </table:table-cell>
          <table:table-cell table:formula="of:=CHAR(IF(ROW()+COLUMN()+63&gt;90;ROW()+COLUMN()+63-26;ROW()+COLUMN()+63))" office:value-type="string" office:string-value="R" calcext:value-type="string">
            <text:p>R</text:p>
          </table:table-cell>
          <table:table-cell table:formula="of:=CHAR(IF(ROW()+COLUMN()+63&gt;90;ROW()+COLUMN()+63-26;ROW()+COLUMN()+63))" office:value-type="string" office:string-value="S" calcext:value-type="string">
            <text:p>S</text:p>
          </table:table-cell>
          <table:table-cell table:number-columns-repeated="29"/>
        </table:table-row>
        <table:table-row table:style-name="ro1">
          <table:table-cell table:formula="of:=CHAR(IF(ROW()+COLUMN()+63&gt;90;ROW()+COLUMN()+63-26;ROW()+COLUMN()+63))" office:value-type="string" office:string-value="U" calcext:value-type="string">
            <text:p>U</text:p>
          </table:table-cell>
          <table:table-cell table:formula="of:=CHAR(IF(ROW()+COLUMN()+63&gt;90;ROW()+COLUMN()+63-26;ROW()+COLUMN()+63))" office:value-type="string" office:string-value="V" calcext:value-type="string">
            <text:p>V</text:p>
          </table:table-cell>
          <table:table-cell table:formula="of:=CHAR(IF(ROW()+COLUMN()+63&gt;90;ROW()+COLUMN()+63-26;ROW()+COLUMN()+63))" office:value-type="string" office:string-value="W" calcext:value-type="string">
            <text:p>W</text:p>
          </table:table-cell>
          <table:table-cell table:formula="of:=CHAR(IF(ROW()+COLUMN()+63&gt;90;ROW()+COLUMN()+63-26;ROW()+COLUMN()+63))" office:value-type="string" office:string-value="X" calcext:value-type="string">
            <text:p>X</text:p>
          </table:table-cell>
          <table:table-cell table:formula="of:=CHAR(IF(ROW()+COLUMN()+63&gt;90;ROW()+COLUMN()+63-26;ROW()+COLUMN()+63))" office:value-type="string" office:string-value="Y" calcext:value-type="string">
            <text:p>Y</text:p>
          </table:table-cell>
          <table:table-cell table:formula="of:=CHAR(IF(ROW()+COLUMN()+63&gt;90;ROW()+COLUMN()+63-26;ROW()+COLUMN()+63))" office:value-type="string" office:string-value="Z" calcext:value-type="string">
            <text:p>Z</text:p>
          </table:table-cell>
          <table:table-cell table:formula="of:=CHAR(IF(ROW()+COLUMN()+63&gt;90;ROW()+COLUMN()+63-26;ROW()+COLUMN()+63))" office:value-type="string" office:string-value="A" calcext:value-type="string">
            <text:p>A</text:p>
          </table:table-cell>
          <table:table-cell table:formula="of:=CHAR(IF(ROW()+COLUMN()+63&gt;90;ROW()+COLUMN()+63-26;ROW()+COLUMN()+63))" office:value-type="string" office:string-value="B" calcext:value-type="string">
            <text:p>B</text:p>
          </table:table-cell>
          <table:table-cell table:formula="of:=CHAR(IF(ROW()+COLUMN()+63&gt;90;ROW()+COLUMN()+63-26;ROW()+COLUMN()+63))" office:value-type="string" office:string-value="C" calcext:value-type="string">
            <text:p>C</text:p>
          </table:table-cell>
          <table:table-cell table:formula="of:=CHAR(IF(ROW()+COLUMN()+63&gt;90;ROW()+COLUMN()+63-26;ROW()+COLUMN()+63))" office:value-type="string" office:string-value="D" calcext:value-type="string">
            <text:p>D</text:p>
          </table:table-cell>
          <table:table-cell table:formula="of:=CHAR(IF(ROW()+COLUMN()+63&gt;90;ROW()+COLUMN()+63-26;ROW()+COLUMN()+63))" office:value-type="string" office:string-value="E" calcext:value-type="string">
            <text:p>E</text:p>
          </table:table-cell>
          <table:table-cell table:formula="of:=CHAR(IF(ROW()+COLUMN()+63&gt;90;ROW()+COLUMN()+63-26;ROW()+COLUMN()+63))" office:value-type="string" office:string-value="F" calcext:value-type="string">
            <text:p>F</text:p>
          </table:table-cell>
          <table:table-cell table:formula="of:=CHAR(IF(ROW()+COLUMN()+63&gt;90;ROW()+COLUMN()+63-26;ROW()+COLUMN()+63))" office:value-type="string" office:string-value="G" calcext:value-type="string">
            <text:p>G</text:p>
          </table:table-cell>
          <table:table-cell table:formula="of:=CHAR(IF(ROW()+COLUMN()+63&gt;90;ROW()+COLUMN()+63-26;ROW()+COLUMN()+63))" office:value-type="string" office:string-value="H" calcext:value-type="string">
            <text:p>H</text:p>
          </table:table-cell>
          <table:table-cell table:formula="of:=CHAR(IF(ROW()+COLUMN()+63&gt;90;ROW()+COLUMN()+63-26;ROW()+COLUMN()+63))" office:value-type="string" office:string-value="I" calcext:value-type="string">
            <text:p>I</text:p>
          </table:table-cell>
          <table:table-cell table:formula="of:=CHAR(IF(ROW()+COLUMN()+63&gt;90;ROW()+COLUMN()+63-26;ROW()+COLUMN()+63))" office:value-type="string" office:string-value="J" calcext:value-type="string">
            <text:p>J</text:p>
          </table:table-cell>
          <table:table-cell table:formula="of:=CHAR(IF(ROW()+COLUMN()+63&gt;90;ROW()+COLUMN()+63-26;ROW()+COLUMN()+63))" office:value-type="string" office:string-value="K" calcext:value-type="string">
            <text:p>K</text:p>
          </table:table-cell>
          <table:table-cell table:formula="of:=CHAR(IF(ROW()+COLUMN()+63&gt;90;ROW()+COLUMN()+63-26;ROW()+COLUMN()+63))" office:value-type="string" office:string-value="L" calcext:value-type="string">
            <text:p>L</text:p>
          </table:table-cell>
          <table:table-cell table:formula="of:=CHAR(IF(ROW()+COLUMN()+63&gt;90;ROW()+COLUMN()+63-26;ROW()+COLUMN()+63))" office:value-type="string" office:string-value="M" calcext:value-type="string">
            <text:p>M</text:p>
          </table:table-cell>
          <table:table-cell table:formula="of:=CHAR(IF(ROW()+COLUMN()+63&gt;90;ROW()+COLUMN()+63-26;ROW()+COLUMN()+63))" office:value-type="string" office:string-value="N" calcext:value-type="string">
            <text:p>N</text:p>
          </table:table-cell>
          <table:table-cell table:formula="of:=CHAR(IF(ROW()+COLUMN()+63&gt;90;ROW()+COLUMN()+63-26;ROW()+COLUMN()+63))" office:value-type="string" office:string-value="O" calcext:value-type="string">
            <text:p>O</text:p>
          </table:table-cell>
          <table:table-cell table:formula="of:=CHAR(IF(ROW()+COLUMN()+63&gt;90;ROW()+COLUMN()+63-26;ROW()+COLUMN()+63))" office:value-type="string" office:string-value="P" calcext:value-type="string">
            <text:p>P</text:p>
          </table:table-cell>
          <table:table-cell table:formula="of:=CHAR(IF(ROW()+COLUMN()+63&gt;90;ROW()+COLUMN()+63-26;ROW()+COLUMN()+63))" office:value-type="string" office:string-value="Q" calcext:value-type="string">
            <text:p>Q</text:p>
          </table:table-cell>
          <table:table-cell table:formula="of:=CHAR(IF(ROW()+COLUMN()+63&gt;90;ROW()+COLUMN()+63-26;ROW()+COLUMN()+63))" office:value-type="string" office:string-value="R" calcext:value-type="string">
            <text:p>R</text:p>
          </table:table-cell>
          <table:table-cell table:formula="of:=CHAR(IF(ROW()+COLUMN()+63&gt;90;ROW()+COLUMN()+63-26;ROW()+COLUMN()+63))" office:value-type="string" office:string-value="S" calcext:value-type="string">
            <text:p>S</text:p>
          </table:table-cell>
          <table:table-cell table:formula="of:=CHAR(IF(ROW()+COLUMN()+63&gt;90;ROW()+COLUMN()+63-26;ROW()+COLUMN()+63))" office:value-type="string" office:string-value="T" calcext:value-type="string">
            <text:p>T</text:p>
          </table:table-cell>
          <table:table-cell table:number-columns-repeated="29"/>
        </table:table-row>
        <table:table-row table:style-name="ro1">
          <table:table-cell table:formula="of:=CHAR(IF(ROW()+COLUMN()+63&gt;90;ROW()+COLUMN()+63-26;ROW()+COLUMN()+63))" office:value-type="string" office:string-value="V" calcext:value-type="string">
            <text:p>V</text:p>
          </table:table-cell>
          <table:table-cell table:formula="of:=CHAR(IF(ROW()+COLUMN()+63&gt;90;ROW()+COLUMN()+63-26;ROW()+COLUMN()+63))" office:value-type="string" office:string-value="W" calcext:value-type="string">
            <text:p>W</text:p>
          </table:table-cell>
          <table:table-cell table:formula="of:=CHAR(IF(ROW()+COLUMN()+63&gt;90;ROW()+COLUMN()+63-26;ROW()+COLUMN()+63))" office:value-type="string" office:string-value="X" calcext:value-type="string">
            <text:p>X</text:p>
          </table:table-cell>
          <table:table-cell table:formula="of:=CHAR(IF(ROW()+COLUMN()+63&gt;90;ROW()+COLUMN()+63-26;ROW()+COLUMN()+63))" office:value-type="string" office:string-value="Y" calcext:value-type="string">
            <text:p>Y</text:p>
          </table:table-cell>
          <table:table-cell table:formula="of:=CHAR(IF(ROW()+COLUMN()+63&gt;90;ROW()+COLUMN()+63-26;ROW()+COLUMN()+63))" office:value-type="string" office:string-value="Z" calcext:value-type="string">
            <text:p>Z</text:p>
          </table:table-cell>
          <table:table-cell table:formula="of:=CHAR(IF(ROW()+COLUMN()+63&gt;90;ROW()+COLUMN()+63-26;ROW()+COLUMN()+63))" office:value-type="string" office:string-value="A" calcext:value-type="string">
            <text:p>A</text:p>
          </table:table-cell>
          <table:table-cell table:formula="of:=CHAR(IF(ROW()+COLUMN()+63&gt;90;ROW()+COLUMN()+63-26;ROW()+COLUMN()+63))" office:value-type="string" office:string-value="B" calcext:value-type="string">
            <text:p>B</text:p>
          </table:table-cell>
          <table:table-cell table:formula="of:=CHAR(IF(ROW()+COLUMN()+63&gt;90;ROW()+COLUMN()+63-26;ROW()+COLUMN()+63))" office:value-type="string" office:string-value="C" calcext:value-type="string">
            <text:p>C</text:p>
          </table:table-cell>
          <table:table-cell table:formula="of:=CHAR(IF(ROW()+COLUMN()+63&gt;90;ROW()+COLUMN()+63-26;ROW()+COLUMN()+63))" office:value-type="string" office:string-value="D" calcext:value-type="string">
            <text:p>D</text:p>
          </table:table-cell>
          <table:table-cell table:formula="of:=CHAR(IF(ROW()+COLUMN()+63&gt;90;ROW()+COLUMN()+63-26;ROW()+COLUMN()+63))" office:value-type="string" office:string-value="E" calcext:value-type="string">
            <text:p>E</text:p>
          </table:table-cell>
          <table:table-cell table:formula="of:=CHAR(IF(ROW()+COLUMN()+63&gt;90;ROW()+COLUMN()+63-26;ROW()+COLUMN()+63))" office:value-type="string" office:string-value="F" calcext:value-type="string">
            <text:p>F</text:p>
          </table:table-cell>
          <table:table-cell table:formula="of:=CHAR(IF(ROW()+COLUMN()+63&gt;90;ROW()+COLUMN()+63-26;ROW()+COLUMN()+63))" office:value-type="string" office:string-value="G" calcext:value-type="string">
            <text:p>G</text:p>
          </table:table-cell>
          <table:table-cell table:formula="of:=CHAR(IF(ROW()+COLUMN()+63&gt;90;ROW()+COLUMN()+63-26;ROW()+COLUMN()+63))" office:value-type="string" office:string-value="H" calcext:value-type="string">
            <text:p>H</text:p>
          </table:table-cell>
          <table:table-cell table:formula="of:=CHAR(IF(ROW()+COLUMN()+63&gt;90;ROW()+COLUMN()+63-26;ROW()+COLUMN()+63))" office:value-type="string" office:string-value="I" calcext:value-type="string">
            <text:p>I</text:p>
          </table:table-cell>
          <table:table-cell table:formula="of:=CHAR(IF(ROW()+COLUMN()+63&gt;90;ROW()+COLUMN()+63-26;ROW()+COLUMN()+63))" office:value-type="string" office:string-value="J" calcext:value-type="string">
            <text:p>J</text:p>
          </table:table-cell>
          <table:table-cell table:formula="of:=CHAR(IF(ROW()+COLUMN()+63&gt;90;ROW()+COLUMN()+63-26;ROW()+COLUMN()+63))" office:value-type="string" office:string-value="K" calcext:value-type="string">
            <text:p>K</text:p>
          </table:table-cell>
          <table:table-cell table:formula="of:=CHAR(IF(ROW()+COLUMN()+63&gt;90;ROW()+COLUMN()+63-26;ROW()+COLUMN()+63))" office:value-type="string" office:string-value="L" calcext:value-type="string">
            <text:p>L</text:p>
          </table:table-cell>
          <table:table-cell table:formula="of:=CHAR(IF(ROW()+COLUMN()+63&gt;90;ROW()+COLUMN()+63-26;ROW()+COLUMN()+63))" office:value-type="string" office:string-value="M" calcext:value-type="string">
            <text:p>M</text:p>
          </table:table-cell>
          <table:table-cell table:formula="of:=CHAR(IF(ROW()+COLUMN()+63&gt;90;ROW()+COLUMN()+63-26;ROW()+COLUMN()+63))" office:value-type="string" office:string-value="N" calcext:value-type="string">
            <text:p>N</text:p>
          </table:table-cell>
          <table:table-cell table:formula="of:=CHAR(IF(ROW()+COLUMN()+63&gt;90;ROW()+COLUMN()+63-26;ROW()+COLUMN()+63))" office:value-type="string" office:string-value="O" calcext:value-type="string">
            <text:p>O</text:p>
          </table:table-cell>
          <table:table-cell table:formula="of:=CHAR(IF(ROW()+COLUMN()+63&gt;90;ROW()+COLUMN()+63-26;ROW()+COLUMN()+63))" office:value-type="string" office:string-value="P" calcext:value-type="string">
            <text:p>P</text:p>
          </table:table-cell>
          <table:table-cell table:formula="of:=CHAR(IF(ROW()+COLUMN()+63&gt;90;ROW()+COLUMN()+63-26;ROW()+COLUMN()+63))" office:value-type="string" office:string-value="Q" calcext:value-type="string">
            <text:p>Q</text:p>
          </table:table-cell>
          <table:table-cell table:formula="of:=CHAR(IF(ROW()+COLUMN()+63&gt;90;ROW()+COLUMN()+63-26;ROW()+COLUMN()+63))" office:value-type="string" office:string-value="R" calcext:value-type="string">
            <text:p>R</text:p>
          </table:table-cell>
          <table:table-cell table:formula="of:=CHAR(IF(ROW()+COLUMN()+63&gt;90;ROW()+COLUMN()+63-26;ROW()+COLUMN()+63))" office:value-type="string" office:string-value="S" calcext:value-type="string">
            <text:p>S</text:p>
          </table:table-cell>
          <table:table-cell table:formula="of:=CHAR(IF(ROW()+COLUMN()+63&gt;90;ROW()+COLUMN()+63-26;ROW()+COLUMN()+63))" office:value-type="string" office:string-value="T" calcext:value-type="string">
            <text:p>T</text:p>
          </table:table-cell>
          <table:table-cell table:formula="of:=CHAR(IF(ROW()+COLUMN()+63&gt;90;ROW()+COLUMN()+63-26;ROW()+COLUMN()+63))" office:value-type="string" office:string-value="U" calcext:value-type="string">
            <text:p>U</text:p>
          </table:table-cell>
          <table:table-cell table:number-columns-repeated="29"/>
        </table:table-row>
        <table:table-row table:style-name="ro1">
          <table:table-cell table:formula="of:=CHAR(IF(ROW()+COLUMN()+63&gt;90;ROW()+COLUMN()+63-26;ROW()+COLUMN()+63))" office:value-type="string" office:string-value="W" calcext:value-type="string">
            <text:p>W</text:p>
          </table:table-cell>
          <table:table-cell table:formula="of:=CHAR(IF(ROW()+COLUMN()+63&gt;90;ROW()+COLUMN()+63-26;ROW()+COLUMN()+63))" office:value-type="string" office:string-value="X" calcext:value-type="string">
            <text:p>X</text:p>
          </table:table-cell>
          <table:table-cell table:formula="of:=CHAR(IF(ROW()+COLUMN()+63&gt;90;ROW()+COLUMN()+63-26;ROW()+COLUMN()+63))" office:value-type="string" office:string-value="Y" calcext:value-type="string">
            <text:p>Y</text:p>
          </table:table-cell>
          <table:table-cell table:formula="of:=CHAR(IF(ROW()+COLUMN()+63&gt;90;ROW()+COLUMN()+63-26;ROW()+COLUMN()+63))" office:value-type="string" office:string-value="Z" calcext:value-type="string">
            <text:p>Z</text:p>
          </table:table-cell>
          <table:table-cell table:formula="of:=CHAR(IF(ROW()+COLUMN()+63&gt;90;ROW()+COLUMN()+63-26;ROW()+COLUMN()+63))" office:value-type="string" office:string-value="A" calcext:value-type="string">
            <text:p>A</text:p>
          </table:table-cell>
          <table:table-cell table:formula="of:=CHAR(IF(ROW()+COLUMN()+63&gt;90;ROW()+COLUMN()+63-26;ROW()+COLUMN()+63))" office:value-type="string" office:string-value="B" calcext:value-type="string">
            <text:p>B</text:p>
          </table:table-cell>
          <table:table-cell table:formula="of:=CHAR(IF(ROW()+COLUMN()+63&gt;90;ROW()+COLUMN()+63-26;ROW()+COLUMN()+63))" office:value-type="string" office:string-value="C" calcext:value-type="string">
            <text:p>C</text:p>
          </table:table-cell>
          <table:table-cell table:formula="of:=CHAR(IF(ROW()+COLUMN()+63&gt;90;ROW()+COLUMN()+63-26;ROW()+COLUMN()+63))" office:value-type="string" office:string-value="D" calcext:value-type="string">
            <text:p>D</text:p>
          </table:table-cell>
          <table:table-cell table:formula="of:=CHAR(IF(ROW()+COLUMN()+63&gt;90;ROW()+COLUMN()+63-26;ROW()+COLUMN()+63))" office:value-type="string" office:string-value="E" calcext:value-type="string">
            <text:p>E</text:p>
          </table:table-cell>
          <table:table-cell table:formula="of:=CHAR(IF(ROW()+COLUMN()+63&gt;90;ROW()+COLUMN()+63-26;ROW()+COLUMN()+63))" office:value-type="string" office:string-value="F" calcext:value-type="string">
            <text:p>F</text:p>
          </table:table-cell>
          <table:table-cell table:formula="of:=CHAR(IF(ROW()+COLUMN()+63&gt;90;ROW()+COLUMN()+63-26;ROW()+COLUMN()+63))" office:value-type="string" office:string-value="G" calcext:value-type="string">
            <text:p>G</text:p>
          </table:table-cell>
          <table:table-cell table:formula="of:=CHAR(IF(ROW()+COLUMN()+63&gt;90;ROW()+COLUMN()+63-26;ROW()+COLUMN()+63))" office:value-type="string" office:string-value="H" calcext:value-type="string">
            <text:p>H</text:p>
          </table:table-cell>
          <table:table-cell table:formula="of:=CHAR(IF(ROW()+COLUMN()+63&gt;90;ROW()+COLUMN()+63-26;ROW()+COLUMN()+63))" office:value-type="string" office:string-value="I" calcext:value-type="string">
            <text:p>I</text:p>
          </table:table-cell>
          <table:table-cell table:formula="of:=CHAR(IF(ROW()+COLUMN()+63&gt;90;ROW()+COLUMN()+63-26;ROW()+COLUMN()+63))" office:value-type="string" office:string-value="J" calcext:value-type="string">
            <text:p>J</text:p>
          </table:table-cell>
          <table:table-cell table:formula="of:=CHAR(IF(ROW()+COLUMN()+63&gt;90;ROW()+COLUMN()+63-26;ROW()+COLUMN()+63))" office:value-type="string" office:string-value="K" calcext:value-type="string">
            <text:p>K</text:p>
          </table:table-cell>
          <table:table-cell table:formula="of:=CHAR(IF(ROW()+COLUMN()+63&gt;90;ROW()+COLUMN()+63-26;ROW()+COLUMN()+63))" office:value-type="string" office:string-value="L" calcext:value-type="string">
            <text:p>L</text:p>
          </table:table-cell>
          <table:table-cell table:formula="of:=CHAR(IF(ROW()+COLUMN()+63&gt;90;ROW()+COLUMN()+63-26;ROW()+COLUMN()+63))" office:value-type="string" office:string-value="M" calcext:value-type="string">
            <text:p>M</text:p>
          </table:table-cell>
          <table:table-cell table:formula="of:=CHAR(IF(ROW()+COLUMN()+63&gt;90;ROW()+COLUMN()+63-26;ROW()+COLUMN()+63))" office:value-type="string" office:string-value="N" calcext:value-type="string">
            <text:p>N</text:p>
          </table:table-cell>
          <table:table-cell table:formula="of:=CHAR(IF(ROW()+COLUMN()+63&gt;90;ROW()+COLUMN()+63-26;ROW()+COLUMN()+63))" office:value-type="string" office:string-value="O" calcext:value-type="string">
            <text:p>O</text:p>
          </table:table-cell>
          <table:table-cell table:formula="of:=CHAR(IF(ROW()+COLUMN()+63&gt;90;ROW()+COLUMN()+63-26;ROW()+COLUMN()+63))" office:value-type="string" office:string-value="P" calcext:value-type="string">
            <text:p>P</text:p>
          </table:table-cell>
          <table:table-cell table:formula="of:=CHAR(IF(ROW()+COLUMN()+63&gt;90;ROW()+COLUMN()+63-26;ROW()+COLUMN()+63))" office:value-type="string" office:string-value="Q" calcext:value-type="string">
            <text:p>Q</text:p>
          </table:table-cell>
          <table:table-cell table:formula="of:=CHAR(IF(ROW()+COLUMN()+63&gt;90;ROW()+COLUMN()+63-26;ROW()+COLUMN()+63))" office:value-type="string" office:string-value="R" calcext:value-type="string">
            <text:p>R</text:p>
          </table:table-cell>
          <table:table-cell table:formula="of:=CHAR(IF(ROW()+COLUMN()+63&gt;90;ROW()+COLUMN()+63-26;ROW()+COLUMN()+63))" office:value-type="string" office:string-value="S" calcext:value-type="string">
            <text:p>S</text:p>
          </table:table-cell>
          <table:table-cell table:formula="of:=CHAR(IF(ROW()+COLUMN()+63&gt;90;ROW()+COLUMN()+63-26;ROW()+COLUMN()+63))" office:value-type="string" office:string-value="T" calcext:value-type="string">
            <text:p>T</text:p>
          </table:table-cell>
          <table:table-cell table:formula="of:=CHAR(IF(ROW()+COLUMN()+63&gt;90;ROW()+COLUMN()+63-26;ROW()+COLUMN()+63))" office:value-type="string" office:string-value="U" calcext:value-type="string">
            <text:p>U</text:p>
          </table:table-cell>
          <table:table-cell table:formula="of:=CHAR(IF(ROW()+COLUMN()+63&gt;90;ROW()+COLUMN()+63-26;ROW()+COLUMN()+63))" office:value-type="string" office:string-value="V" calcext:value-type="string">
            <text:p>V</text:p>
          </table:table-cell>
          <table:table-cell table:number-columns-repeated="29"/>
        </table:table-row>
        <table:table-row table:style-name="ro1">
          <table:table-cell table:formula="of:=CHAR(IF(ROW()+COLUMN()+63&gt;90;ROW()+COLUMN()+63-26;ROW()+COLUMN()+63))" office:value-type="string" office:string-value="X" calcext:value-type="string">
            <text:p>X</text:p>
          </table:table-cell>
          <table:table-cell table:formula="of:=CHAR(IF(ROW()+COLUMN()+63&gt;90;ROW()+COLUMN()+63-26;ROW()+COLUMN()+63))" office:value-type="string" office:string-value="Y" calcext:value-type="string">
            <text:p>Y</text:p>
          </table:table-cell>
          <table:table-cell table:formula="of:=CHAR(IF(ROW()+COLUMN()+63&gt;90;ROW()+COLUMN()+63-26;ROW()+COLUMN()+63))" office:value-type="string" office:string-value="Z" calcext:value-type="string">
            <text:p>Z</text:p>
          </table:table-cell>
          <table:table-cell table:formula="of:=CHAR(IF(ROW()+COLUMN()+63&gt;90;ROW()+COLUMN()+63-26;ROW()+COLUMN()+63))" office:value-type="string" office:string-value="A" calcext:value-type="string">
            <text:p>A</text:p>
          </table:table-cell>
          <table:table-cell table:formula="of:=CHAR(IF(ROW()+COLUMN()+63&gt;90;ROW()+COLUMN()+63-26;ROW()+COLUMN()+63))" office:value-type="string" office:string-value="B" calcext:value-type="string">
            <text:p>B</text:p>
          </table:table-cell>
          <table:table-cell table:formula="of:=CHAR(IF(ROW()+COLUMN()+63&gt;90;ROW()+COLUMN()+63-26;ROW()+COLUMN()+63))" office:value-type="string" office:string-value="C" calcext:value-type="string">
            <text:p>C</text:p>
          </table:table-cell>
          <table:table-cell table:formula="of:=CHAR(IF(ROW()+COLUMN()+63&gt;90;ROW()+COLUMN()+63-26;ROW()+COLUMN()+63))" office:value-type="string" office:string-value="D" calcext:value-type="string">
            <text:p>D</text:p>
          </table:table-cell>
          <table:table-cell table:formula="of:=CHAR(IF(ROW()+COLUMN()+63&gt;90;ROW()+COLUMN()+63-26;ROW()+COLUMN()+63))" office:value-type="string" office:string-value="E" calcext:value-type="string">
            <text:p>E</text:p>
          </table:table-cell>
          <table:table-cell table:formula="of:=CHAR(IF(ROW()+COLUMN()+63&gt;90;ROW()+COLUMN()+63-26;ROW()+COLUMN()+63))" office:value-type="string" office:string-value="F" calcext:value-type="string">
            <text:p>F</text:p>
          </table:table-cell>
          <table:table-cell table:formula="of:=CHAR(IF(ROW()+COLUMN()+63&gt;90;ROW()+COLUMN()+63-26;ROW()+COLUMN()+63))" office:value-type="string" office:string-value="G" calcext:value-type="string">
            <text:p>G</text:p>
          </table:table-cell>
          <table:table-cell table:formula="of:=CHAR(IF(ROW()+COLUMN()+63&gt;90;ROW()+COLUMN()+63-26;ROW()+COLUMN()+63))" office:value-type="string" office:string-value="H" calcext:value-type="string">
            <text:p>H</text:p>
          </table:table-cell>
          <table:table-cell table:formula="of:=CHAR(IF(ROW()+COLUMN()+63&gt;90;ROW()+COLUMN()+63-26;ROW()+COLUMN()+63))" office:value-type="string" office:string-value="I" calcext:value-type="string">
            <text:p>I</text:p>
          </table:table-cell>
          <table:table-cell table:formula="of:=CHAR(IF(ROW()+COLUMN()+63&gt;90;ROW()+COLUMN()+63-26;ROW()+COLUMN()+63))" office:value-type="string" office:string-value="J" calcext:value-type="string">
            <text:p>J</text:p>
          </table:table-cell>
          <table:table-cell table:formula="of:=CHAR(IF(ROW()+COLUMN()+63&gt;90;ROW()+COLUMN()+63-26;ROW()+COLUMN()+63))" office:value-type="string" office:string-value="K" calcext:value-type="string">
            <text:p>K</text:p>
          </table:table-cell>
          <table:table-cell table:formula="of:=CHAR(IF(ROW()+COLUMN()+63&gt;90;ROW()+COLUMN()+63-26;ROW()+COLUMN()+63))" office:value-type="string" office:string-value="L" calcext:value-type="string">
            <text:p>L</text:p>
          </table:table-cell>
          <table:table-cell table:formula="of:=CHAR(IF(ROW()+COLUMN()+63&gt;90;ROW()+COLUMN()+63-26;ROW()+COLUMN()+63))" office:value-type="string" office:string-value="M" calcext:value-type="string">
            <text:p>M</text:p>
          </table:table-cell>
          <table:table-cell table:formula="of:=CHAR(IF(ROW()+COLUMN()+63&gt;90;ROW()+COLUMN()+63-26;ROW()+COLUMN()+63))" office:value-type="string" office:string-value="N" calcext:value-type="string">
            <text:p>N</text:p>
          </table:table-cell>
          <table:table-cell table:formula="of:=CHAR(IF(ROW()+COLUMN()+63&gt;90;ROW()+COLUMN()+63-26;ROW()+COLUMN()+63))" office:value-type="string" office:string-value="O" calcext:value-type="string">
            <text:p>O</text:p>
          </table:table-cell>
          <table:table-cell table:formula="of:=CHAR(IF(ROW()+COLUMN()+63&gt;90;ROW()+COLUMN()+63-26;ROW()+COLUMN()+63))" office:value-type="string" office:string-value="P" calcext:value-type="string">
            <text:p>P</text:p>
          </table:table-cell>
          <table:table-cell table:formula="of:=CHAR(IF(ROW()+COLUMN()+63&gt;90;ROW()+COLUMN()+63-26;ROW()+COLUMN()+63))" office:value-type="string" office:string-value="Q" calcext:value-type="string">
            <text:p>Q</text:p>
          </table:table-cell>
          <table:table-cell table:formula="of:=CHAR(IF(ROW()+COLUMN()+63&gt;90;ROW()+COLUMN()+63-26;ROW()+COLUMN()+63))" office:value-type="string" office:string-value="R" calcext:value-type="string">
            <text:p>R</text:p>
          </table:table-cell>
          <table:table-cell table:formula="of:=CHAR(IF(ROW()+COLUMN()+63&gt;90;ROW()+COLUMN()+63-26;ROW()+COLUMN()+63))" office:value-type="string" office:string-value="S" calcext:value-type="string">
            <text:p>S</text:p>
          </table:table-cell>
          <table:table-cell table:formula="of:=CHAR(IF(ROW()+COLUMN()+63&gt;90;ROW()+COLUMN()+63-26;ROW()+COLUMN()+63))" office:value-type="string" office:string-value="T" calcext:value-type="string">
            <text:p>T</text:p>
          </table:table-cell>
          <table:table-cell table:formula="of:=CHAR(IF(ROW()+COLUMN()+63&gt;90;ROW()+COLUMN()+63-26;ROW()+COLUMN()+63))" office:value-type="string" office:string-value="U" calcext:value-type="string">
            <text:p>U</text:p>
          </table:table-cell>
          <table:table-cell table:formula="of:=CHAR(IF(ROW()+COLUMN()+63&gt;90;ROW()+COLUMN()+63-26;ROW()+COLUMN()+63))" office:value-type="string" office:string-value="V" calcext:value-type="string">
            <text:p>V</text:p>
          </table:table-cell>
          <table:table-cell table:formula="of:=CHAR(IF(ROW()+COLUMN()+63&gt;90;ROW()+COLUMN()+63-26;ROW()+COLUMN()+63))" office:value-type="string" office:string-value="W" calcext:value-type="string">
            <text:p>W</text:p>
          </table:table-cell>
          <table:table-cell table:number-columns-repeated="29"/>
        </table:table-row>
        <table:table-row table:style-name="ro1">
          <table:table-cell table:formula="of:=CHAR(IF(ROW()+COLUMN()+63&gt;90;ROW()+COLUMN()+63-26;ROW()+COLUMN()+63))" office:value-type="string" office:string-value="Y" calcext:value-type="string">
            <text:p>Y</text:p>
          </table:table-cell>
          <table:table-cell table:formula="of:=CHAR(IF(ROW()+COLUMN()+63&gt;90;ROW()+COLUMN()+63-26;ROW()+COLUMN()+63))" office:value-type="string" office:string-value="Z" calcext:value-type="string">
            <text:p>Z</text:p>
          </table:table-cell>
          <table:table-cell table:formula="of:=CHAR(IF(ROW()+COLUMN()+63&gt;90;ROW()+COLUMN()+63-26;ROW()+COLUMN()+63))" office:value-type="string" office:string-value="A" calcext:value-type="string">
            <text:p>A</text:p>
          </table:table-cell>
          <table:table-cell table:formula="of:=CHAR(IF(ROW()+COLUMN()+63&gt;90;ROW()+COLUMN()+63-26;ROW()+COLUMN()+63))" office:value-type="string" office:string-value="B" calcext:value-type="string">
            <text:p>B</text:p>
          </table:table-cell>
          <table:table-cell table:formula="of:=CHAR(IF(ROW()+COLUMN()+63&gt;90;ROW()+COLUMN()+63-26;ROW()+COLUMN()+63))" office:value-type="string" office:string-value="C" calcext:value-type="string">
            <text:p>C</text:p>
          </table:table-cell>
          <table:table-cell table:formula="of:=CHAR(IF(ROW()+COLUMN()+63&gt;90;ROW()+COLUMN()+63-26;ROW()+COLUMN()+63))" office:value-type="string" office:string-value="D" calcext:value-type="string">
            <text:p>D</text:p>
          </table:table-cell>
          <table:table-cell table:formula="of:=CHAR(IF(ROW()+COLUMN()+63&gt;90;ROW()+COLUMN()+63-26;ROW()+COLUMN()+63))" office:value-type="string" office:string-value="E" calcext:value-type="string">
            <text:p>E</text:p>
          </table:table-cell>
          <table:table-cell table:formula="of:=CHAR(IF(ROW()+COLUMN()+63&gt;90;ROW()+COLUMN()+63-26;ROW()+COLUMN()+63))" office:value-type="string" office:string-value="F" calcext:value-type="string">
            <text:p>F</text:p>
          </table:table-cell>
          <table:table-cell table:formula="of:=CHAR(IF(ROW()+COLUMN()+63&gt;90;ROW()+COLUMN()+63-26;ROW()+COLUMN()+63))" office:value-type="string" office:string-value="G" calcext:value-type="string">
            <text:p>G</text:p>
          </table:table-cell>
          <table:table-cell table:formula="of:=CHAR(IF(ROW()+COLUMN()+63&gt;90;ROW()+COLUMN()+63-26;ROW()+COLUMN()+63))" office:value-type="string" office:string-value="H" calcext:value-type="string">
            <text:p>H</text:p>
          </table:table-cell>
          <table:table-cell table:formula="of:=CHAR(IF(ROW()+COLUMN()+63&gt;90;ROW()+COLUMN()+63-26;ROW()+COLUMN()+63))" office:value-type="string" office:string-value="I" calcext:value-type="string">
            <text:p>I</text:p>
          </table:table-cell>
          <table:table-cell table:formula="of:=CHAR(IF(ROW()+COLUMN()+63&gt;90;ROW()+COLUMN()+63-26;ROW()+COLUMN()+63))" office:value-type="string" office:string-value="J" calcext:value-type="string">
            <text:p>J</text:p>
          </table:table-cell>
          <table:table-cell table:formula="of:=CHAR(IF(ROW()+COLUMN()+63&gt;90;ROW()+COLUMN()+63-26;ROW()+COLUMN()+63))" office:value-type="string" office:string-value="K" calcext:value-type="string">
            <text:p>K</text:p>
          </table:table-cell>
          <table:table-cell table:formula="of:=CHAR(IF(ROW()+COLUMN()+63&gt;90;ROW()+COLUMN()+63-26;ROW()+COLUMN()+63))" office:value-type="string" office:string-value="L" calcext:value-type="string">
            <text:p>L</text:p>
          </table:table-cell>
          <table:table-cell table:formula="of:=CHAR(IF(ROW()+COLUMN()+63&gt;90;ROW()+COLUMN()+63-26;ROW()+COLUMN()+63))" office:value-type="string" office:string-value="M" calcext:value-type="string">
            <text:p>M</text:p>
          </table:table-cell>
          <table:table-cell table:formula="of:=CHAR(IF(ROW()+COLUMN()+63&gt;90;ROW()+COLUMN()+63-26;ROW()+COLUMN()+63))" office:value-type="string" office:string-value="N" calcext:value-type="string">
            <text:p>N</text:p>
          </table:table-cell>
          <table:table-cell table:formula="of:=CHAR(IF(ROW()+COLUMN()+63&gt;90;ROW()+COLUMN()+63-26;ROW()+COLUMN()+63))" office:value-type="string" office:string-value="O" calcext:value-type="string">
            <text:p>O</text:p>
          </table:table-cell>
          <table:table-cell table:formula="of:=CHAR(IF(ROW()+COLUMN()+63&gt;90;ROW()+COLUMN()+63-26;ROW()+COLUMN()+63))" office:value-type="string" office:string-value="P" calcext:value-type="string">
            <text:p>P</text:p>
          </table:table-cell>
          <table:table-cell table:formula="of:=CHAR(IF(ROW()+COLUMN()+63&gt;90;ROW()+COLUMN()+63-26;ROW()+COLUMN()+63))" office:value-type="string" office:string-value="Q" calcext:value-type="string">
            <text:p>Q</text:p>
          </table:table-cell>
          <table:table-cell table:formula="of:=CHAR(IF(ROW()+COLUMN()+63&gt;90;ROW()+COLUMN()+63-26;ROW()+COLUMN()+63))" office:value-type="string" office:string-value="R" calcext:value-type="string">
            <text:p>R</text:p>
          </table:table-cell>
          <table:table-cell table:formula="of:=CHAR(IF(ROW()+COLUMN()+63&gt;90;ROW()+COLUMN()+63-26;ROW()+COLUMN()+63))" office:value-type="string" office:string-value="S" calcext:value-type="string">
            <text:p>S</text:p>
          </table:table-cell>
          <table:table-cell table:formula="of:=CHAR(IF(ROW()+COLUMN()+63&gt;90;ROW()+COLUMN()+63-26;ROW()+COLUMN()+63))" office:value-type="string" office:string-value="T" calcext:value-type="string">
            <text:p>T</text:p>
          </table:table-cell>
          <table:table-cell table:formula="of:=CHAR(IF(ROW()+COLUMN()+63&gt;90;ROW()+COLUMN()+63-26;ROW()+COLUMN()+63))" office:value-type="string" office:string-value="U" calcext:value-type="string">
            <text:p>U</text:p>
          </table:table-cell>
          <table:table-cell table:formula="of:=CHAR(IF(ROW()+COLUMN()+63&gt;90;ROW()+COLUMN()+63-26;ROW()+COLUMN()+63))" office:value-type="string" office:string-value="V" calcext:value-type="string">
            <text:p>V</text:p>
          </table:table-cell>
          <table:table-cell table:formula="of:=CHAR(IF(ROW()+COLUMN()+63&gt;90;ROW()+COLUMN()+63-26;ROW()+COLUMN()+63))" office:value-type="string" office:string-value="W" calcext:value-type="string">
            <text:p>W</text:p>
          </table:table-cell>
          <table:table-cell table:formula="of:=CHAR(IF(ROW()+COLUMN()+63&gt;90;ROW()+COLUMN()+63-26;ROW()+COLUMN()+63))" office:value-type="string" office:string-value="X" calcext:value-type="string">
            <text:p>X</text:p>
          </table:table-cell>
          <table:table-cell table:number-columns-repeated="29"/>
        </table:table-row>
        <table:table-row table:style-name="ro1">
          <table:table-cell table:formula="of:=CHAR(IF(ROW()+COLUMN()+63&gt;90;ROW()+COLUMN()+63-26;ROW()+COLUMN()+63))" office:value-type="string" office:string-value="Z" calcext:value-type="string">
            <text:p>Z</text:p>
          </table:table-cell>
          <table:table-cell table:formula="of:=CHAR(IF(ROW()+COLUMN()+63&gt;90;ROW()+COLUMN()+63-26;ROW()+COLUMN()+63))" office:value-type="string" office:string-value="A" calcext:value-type="string">
            <text:p>A</text:p>
          </table:table-cell>
          <table:table-cell table:formula="of:=CHAR(IF(ROW()+COLUMN()+63&gt;90;ROW()+COLUMN()+63-26;ROW()+COLUMN()+63))" office:value-type="string" office:string-value="B" calcext:value-type="string">
            <text:p>B</text:p>
          </table:table-cell>
          <table:table-cell table:formula="of:=CHAR(IF(ROW()+COLUMN()+63&gt;90;ROW()+COLUMN()+63-26;ROW()+COLUMN()+63))" office:value-type="string" office:string-value="C" calcext:value-type="string">
            <text:p>C</text:p>
          </table:table-cell>
          <table:table-cell table:formula="of:=CHAR(IF(ROW()+COLUMN()+63&gt;90;ROW()+COLUMN()+63-26;ROW()+COLUMN()+63))" office:value-type="string" office:string-value="D" calcext:value-type="string">
            <text:p>D</text:p>
          </table:table-cell>
          <table:table-cell table:formula="of:=CHAR(IF(ROW()+COLUMN()+63&gt;90;ROW()+COLUMN()+63-26;ROW()+COLUMN()+63))" office:value-type="string" office:string-value="E" calcext:value-type="string">
            <text:p>E</text:p>
          </table:table-cell>
          <table:table-cell table:formula="of:=CHAR(IF(ROW()+COLUMN()+63&gt;90;ROW()+COLUMN()+63-26;ROW()+COLUMN()+63))" office:value-type="string" office:string-value="F" calcext:value-type="string">
            <text:p>F</text:p>
          </table:table-cell>
          <table:table-cell table:formula="of:=CHAR(IF(ROW()+COLUMN()+63&gt;90;ROW()+COLUMN()+63-26;ROW()+COLUMN()+63))" office:value-type="string" office:string-value="G" calcext:value-type="string">
            <text:p>G</text:p>
          </table:table-cell>
          <table:table-cell table:formula="of:=CHAR(IF(ROW()+COLUMN()+63&gt;90;ROW()+COLUMN()+63-26;ROW()+COLUMN()+63))" office:value-type="string" office:string-value="H" calcext:value-type="string">
            <text:p>H</text:p>
          </table:table-cell>
          <table:table-cell table:formula="of:=CHAR(IF(ROW()+COLUMN()+63&gt;90;ROW()+COLUMN()+63-26;ROW()+COLUMN()+63))" office:value-type="string" office:string-value="I" calcext:value-type="string">
            <text:p>I</text:p>
          </table:table-cell>
          <table:table-cell table:formula="of:=CHAR(IF(ROW()+COLUMN()+63&gt;90;ROW()+COLUMN()+63-26;ROW()+COLUMN()+63))" office:value-type="string" office:string-value="J" calcext:value-type="string">
            <text:p>J</text:p>
          </table:table-cell>
          <table:table-cell table:formula="of:=CHAR(IF(ROW()+COLUMN()+63&gt;90;ROW()+COLUMN()+63-26;ROW()+COLUMN()+63))" office:value-type="string" office:string-value="K" calcext:value-type="string">
            <text:p>K</text:p>
          </table:table-cell>
          <table:table-cell table:formula="of:=CHAR(IF(ROW()+COLUMN()+63&gt;90;ROW()+COLUMN()+63-26;ROW()+COLUMN()+63))" office:value-type="string" office:string-value="L" calcext:value-type="string">
            <text:p>L</text:p>
          </table:table-cell>
          <table:table-cell table:formula="of:=CHAR(IF(ROW()+COLUMN()+63&gt;90;ROW()+COLUMN()+63-26;ROW()+COLUMN()+63))" office:value-type="string" office:string-value="M" calcext:value-type="string">
            <text:p>M</text:p>
          </table:table-cell>
          <table:table-cell table:formula="of:=CHAR(IF(ROW()+COLUMN()+63&gt;90;ROW()+COLUMN()+63-26;ROW()+COLUMN()+63))" office:value-type="string" office:string-value="N" calcext:value-type="string">
            <text:p>N</text:p>
          </table:table-cell>
          <table:table-cell table:formula="of:=CHAR(IF(ROW()+COLUMN()+63&gt;90;ROW()+COLUMN()+63-26;ROW()+COLUMN()+63))" office:value-type="string" office:string-value="O" calcext:value-type="string">
            <text:p>O</text:p>
          </table:table-cell>
          <table:table-cell table:formula="of:=CHAR(IF(ROW()+COLUMN()+63&gt;90;ROW()+COLUMN()+63-26;ROW()+COLUMN()+63))" office:value-type="string" office:string-value="P" calcext:value-type="string">
            <text:p>P</text:p>
          </table:table-cell>
          <table:table-cell table:formula="of:=CHAR(IF(ROW()+COLUMN()+63&gt;90;ROW()+COLUMN()+63-26;ROW()+COLUMN()+63))" office:value-type="string" office:string-value="Q" calcext:value-type="string">
            <text:p>Q</text:p>
          </table:table-cell>
          <table:table-cell table:formula="of:=CHAR(IF(ROW()+COLUMN()+63&gt;90;ROW()+COLUMN()+63-26;ROW()+COLUMN()+63))" office:value-type="string" office:string-value="R" calcext:value-type="string">
            <text:p>R</text:p>
          </table:table-cell>
          <table:table-cell table:formula="of:=CHAR(IF(ROW()+COLUMN()+63&gt;90;ROW()+COLUMN()+63-26;ROW()+COLUMN()+63))" office:value-type="string" office:string-value="S" calcext:value-type="string">
            <text:p>S</text:p>
          </table:table-cell>
          <table:table-cell table:formula="of:=CHAR(IF(ROW()+COLUMN()+63&gt;90;ROW()+COLUMN()+63-26;ROW()+COLUMN()+63))" office:value-type="string" office:string-value="T" calcext:value-type="string">
            <text:p>T</text:p>
          </table:table-cell>
          <table:table-cell table:formula="of:=CHAR(IF(ROW()+COLUMN()+63&gt;90;ROW()+COLUMN()+63-26;ROW()+COLUMN()+63))" office:value-type="string" office:string-value="U" calcext:value-type="string">
            <text:p>U</text:p>
          </table:table-cell>
          <table:table-cell table:formula="of:=CHAR(IF(ROW()+COLUMN()+63&gt;90;ROW()+COLUMN()+63-26;ROW()+COLUMN()+63))" office:value-type="string" office:string-value="V" calcext:value-type="string">
            <text:p>V</text:p>
          </table:table-cell>
          <table:table-cell table:formula="of:=CHAR(IF(ROW()+COLUMN()+63&gt;90;ROW()+COLUMN()+63-26;ROW()+COLUMN()+63))" office:value-type="string" office:string-value="W" calcext:value-type="string">
            <text:p>W</text:p>
          </table:table-cell>
          <table:table-cell table:formula="of:=CHAR(IF(ROW()+COLUMN()+63&gt;90;ROW()+COLUMN()+63-26;ROW()+COLUMN()+63))" office:value-type="string" office:string-value="X" calcext:value-type="string">
            <text:p>X</text:p>
          </table:table-cell>
          <table:table-cell table:formula="of:=CHAR(IF(ROW()+COLUMN()+63&gt;90;ROW()+COLUMN()+63-26;ROW()+COLUMN()+63))" office:value-type="string" office:string-value="Y" calcext:value-type="string">
            <text:p>Y</text:p>
          </table:table-cell>
          <table:table-cell table:number-columns-repeated="29"/>
        </table:table-row>
        <table:table-row table:style-name="ro1" table:number-rows-repeated="2">
          <table:table-cell table:number-columns-repeated="55"/>
        </table:table-row>
        <table:table-row table:style-name="ro1">
          <table:table-cell table:number-columns-repeated="5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7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7T10:18:43.696404719</meta:creation-date>
    <dc:date>2019-02-27T10:35:19.411305896</dc:date>
    <meta:editing-duration>PT2M45S</meta:editing-duration>
    <meta:editing-cycles>1</meta:editing-cycles>
    <meta:document-statistic meta:table-count="1" meta:cell-count="746" meta:object-count="0"/>
    <meta:generator>LibreOffice/6.0.7.3$Linux_X86_64 LibreOffice_project/00m0$Build-3</meta:generator>
  </office:meta>
</office:document-meta>
</file>